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lgun Gothic" svg:font-family="'Malgun Gothic'" style:font-family-generic="system" style:font-pitch="variable"/>
    <style:font-face style:name="Mangal" svg:font-family="Mangal"/>
    <style:font-face style:name="Mangal1" svg:font-family="Mangal" style:font-family-generic="system" style:font-pitch="variable"/>
  </office:font-face-decls>
  <office:automatic-styles>
    <style:style style:name="T1" style:family="text">
      <style:text-properties officeooo:rsid="001b3faf"/>
    </style:style>
    <style:style style:name="T2" style:family="text">
      <style:text-properties officeooo:rsid="001cbf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<text:span text:style-name="T1">*</text:span></text:p>
      <text:p text:style-name="Standard"/>
      <text:p text:style-name="Standard">/* ==========================================================================</text:p>
      <text:p text:style-name="Standard"><text:s text:c="3"/>#FONTS</text:p>
      <text:p text:style-name="Standard"><text:s text:c="3"/>============================================================[EFTJ04.20] */</text:p>
      <text:p text:style-name="Standard"/>
      <text:p text:style-name="Standard">@font-face {</text:p>
      <text:p text:style-name="Standard"><text:s text:c="2"/>font-family: Uncial Antiqua;</text:p>
      <text:p text:style-name="Standard"><text:s text:c="2"/>font-style: normal;</text:p>
      <text:p text:style-name="Standard"><text:s text:c="2"/>font-weight: 400;</text:p>
      <text:p text:style-name="Standard"><text:s text:c="2"/>font-display: swap;</text:p>
      <text:p text:style-name="Standard"><text:s text:c="2"/>src: url(https://fonts.gstatic.com/s/uncialantiqua/v7/N0bM2S5WOex4OUbESzoESK-i-MfWQZQ.woff2);</text:p>
      <text:p text:style-name="Standard"><text:s text:c="2"/>unicode-range: U+0000-00FF, U+0131, U+0152-0153, U+02BB-02BC, U+02C6, U+02DA, U+02DC, U+2000-206F, U+2074, U+20AC, U+2122, U+2191, U+2193, U+2212, U+2215, U+FEFF, U+FFFD;</text:p>
      <text:p text:style-name="Standard">}</text:p>
      <text:p text:style-name="Standard"/>
      <text:p text:style-name="Standard">@font-face {</text:p>
      <text:p text:style-name="Standard"><text:s text:c="2"/>font-family: Cinzel Decorative;</text:p>
      <text:p text:style-name="Standard"><text:s text:c="2"/>font-style: normal;</text:p>
      <text:p text:style-name="Standard"><text:s text:c="2"/>font-weight: 400;</text:p>
      <text:p text:style-name="Standard"><text:s text:c="2"/>font-display: swap;</text:p>
      <text:p text:style-name="Standard"><text:s text:c="2"/>src: url(https://fonts.gstatic.com/s/cinzeldecorative/v8/daaCSScvJGqLYhG8nNt8KPPswUAPni7TTMw.woff2);</text:p>
      <text:p text:style-name="Standard"><text:s text:c="2"/>unicode-range: U+0000-00FF, U+0131, U+0152-0153, U+02BB-02BC, U+02C6, U+02DA, U+02DC, U+2000-206F, U+2074, U+20AC, U+2122, U+2191, U+2193, U+2212, U+2215, U+FEFF, U+FFFD;</text:p>
      <text:p text:style-name="Standard">}</text:p>
      <text:p text:style-name="Standard"/>
      <text:p text:style-name="Standard">@font-face {</text:p>
      <text:p text:style-name="Standard"><text:s text:c="2"/>font-family: Cinzel Decorative;</text:p>
      <text:p text:style-name="Standard"><text:s text:c="2"/>font-style: normal;</text:p>
      <text:p text:style-name="Standard"><text:s text:c="2"/>font-weight: 700;</text:p>
      <text:p text:style-name="Standard"><text:s text:c="2"/>font-display: swap;</text:p>
      <text:p text:style-name="Standard"><text:s text:c="2"/>src: url(https://fonts.gstatic.com/s/cinzeldecorative/v8/daaHSScvJGqLYhG8nNt8KPPswUAPniZoadlESTE.woff2);</text:p>
      <text:p text:style-name="Standard"><text:s text:c="2"/>unicode-range: U+0000-00FF, U+0131, U+0152-0153, U+02BB-02BC, U+02C6, U+02DA, U+02DC, U+2000-206F, U+2074, U+20AC, U+2122, U+2191, U+2193, U+2212, U+2215, U+FEFF, U+FFFD;</text:p>
      <text:p text:style-name="Standard">}</text:p>
      <text:p text:style-name="Standard"/>
      <text:p text:style-name="Standard">@font-face {</text:p>
      <text:p text:style-name="Standard"><text:s text:c="2"/>font-family: Averia Serif Libre;</text:p>
      <text:p text:style-name="Standard"><text:s text:c="2"/>font-style: italic;</text:p>
      <text:p text:style-name="Standard"><text:soft-page-break/><text:s text:c="2"/>font-weight: 700;</text:p>
      <text:p text:style-name="Standard"><text:s text:c="2"/>font-display: swap;</text:p>
      <text:p text:style-name="Standard"><text:s text:c="2"/>src: url(https://fonts.gstatic.com/s/averiaseriflibre/v9/neIbzD2ms4wxr6GvjeD0X88SHPyX2xYOpzM2xJ0pXrY.woff2);</text:p>
      <text:p text:style-name="Standard">}</text:p>
      <text:p text:style-name="Standard"/>
      <text:p text:style-name="Standard">@font-face {</text:p>
      <text:p text:style-name="Standard"><text:s text:c="2"/>font-family: Averia Serif Libre;</text:p>
      <text:p text:style-name="Standard"><text:s text:c="2"/>font-style: normal;</text:p>
      <text:p text:style-name="Standard"><text:s text:c="2"/>font-weight: 700;</text:p>
      <text:p text:style-name="Standard"><text:s text:c="2"/>font-display: swap;</text:p>
      <text:p text:style-name="Standard"><text:s text:c="2"/>src: url(https://fonts.gstatic.com/s/averiaseriflibre/v9/neIVzD2ms4wxr6GvjeD0X88SHPyX2xYGGS6axq0r.woff2);</text:p>
      <text:p text:style-name="Standard"><text:s text:c="2"/>unicode-range: U+0000-00FF, U+0131, U+0152-0153, U+02BB-02BC, U+02C6, U+02DA, U+02DC, U+2000-206F, U+2074, U+20AC, U+2122, U+2191, U+2193, U+2212, U+2215, U+FEFF, U+FFFD;</text:p>
      <text:p text:style-name="Standard">}</text:p>
      <text:p text:style-name="Standard"/>
      <text:p text:style-name="Standard">@font-face {</text:p>
      <text:p text:style-name="Standard"><text:s text:c="2"/>font-family: Seaweed Script;</text:p>
      <text:p text:style-name="Standard"><text:s text:c="2"/>font-style: normal;</text:p>
      <text:p text:style-name="Standard"><text:s text:c="2"/>font-weight: 400;</text:p>
      <text:p text:style-name="Standard"><text:s text:c="2"/>font-display: swap;</text:p>
      <text:p text:style-name="Standard"><text:s text:c="2"/>src: url(https://fonts.gstatic.com/s/seaweed/v7/bx6cNx6Tne2pxOATYE8C_Rsoe3WO8qY.woff2);</text:p>
      <text:p text:style-name="Standard"><text:s text:c="2"/>unicode-range: U+0000-00FF, U+0131, U+0152-0153, U+02BB-02BC, U+02C6, U+02DA, U+02DC, U+2000-206F, U+2074, U+20AC, U+2122, U+2191, U+2193, U+2212, U+2215, U+FEFF, U+FFFD;</text:p>
      <text:p text:style-name="Standard">}</text:p>
      <text:p text:style-name="Standard"/>
      <text:p text:style-name="Standard">@font-face {</text:p>
      <text:p text:style-name="Standard"><text:s text:c="2"/>font-family: Lora;</text:p>
      <text:p text:style-name="Standard"><text:s text:c="2"/>font-style: italic;</text:p>
      <text:p text:style-name="Standard"><text:s text:c="2"/>font-weight: 400;</text:p>
      <text:p text:style-name="Standard"><text:s text:c="2"/>font-display: swap;</text:p>
      <text:p text:style-name="Standard"><text:s text:c="2"/>src: url(https://fonts.gstatic.com/s/lora/v15/0QI8MX1D_JOuMw_hLdO6T2wV9KnW-MoFoq92nA.woff2);</text:p>
      <text:p text:style-name="Standard"><text:s text:c="2"/>unicode-range: U+0000-00FF, U+0131, U+0152-0153, U+02BB-02BC, U+02C6, U+02DA, U+02DC, U+2000-206F, U+2074, U+20AC, U+2122, U+2191, U+2193, U+2212, U+2215, U+FEFF, U+FFFD;</text:p>
      <text:p text:style-name="Standard">}</text:p>
      <text:p text:style-name="Standard"/>
      <text:p text:style-name="Standard">@font-face {</text:p>
      <text:p text:style-name="Standard"><text:s text:c="2"/>font-family: Lora;</text:p>
      <text:p text:style-name="Standard"><text:s text:c="2"/>font-style: italic;</text:p>
      <text:p text:style-name="Standard"><text:s text:c="2"/>font-weight: 700;</text:p>
      <text:p text:style-name="Standard"><text:s text:c="2"/>font-display: swap;</text:p>
      <text:p text:style-name="Standard"><text:soft-page-break/><text:s text:c="2"/>src: url(https://fonts.gstatic.com/s/lora/v15/0QI8MX1D_JOuMw_hLdO6T2wV9KnW-C0Coq92nA.woff2);</text:p>
      <text:p text:style-name="Standard"><text:s text:c="2"/>unicode-range: U+0000-00FF, U+0131, U+0152-0153, U+02BB-02BC, U+02C6, U+02DA, U+02DC, U+2000-206F, U+2074, U+20AC, U+2122, U+2191, U+2193, U+2212, U+2215, U+FEFF, U+FFFD;</text:p>
      <text:p text:style-name="Standard">}</text:p>
      <text:p text:style-name="Standard"/>
      <text:p text:style-name="Standard">@font-face {</text:p>
      <text:p text:style-name="Standard"><text:s text:c="2"/>font-family: Lora;</text:p>
      <text:p text:style-name="Standard"><text:s text:c="2"/>font-style: normal;</text:p>
      <text:p text:style-name="Standard"><text:s text:c="2"/>font-weight: 400;</text:p>
      <text:p text:style-name="Standard"><text:s text:c="2"/>font-display: swap;</text:p>
      <text:p text:style-name="Standard"><text:s text:c="2"/>src: url(https://fonts.gstatic.com/s/lora/v15/0QI6MX1D_JOuGQbT0gvTJPa787weuxJBkq0.woff2);</text:p>
      <text:p text:style-name="Standard"><text:s text:c="2"/>unicode-range: U+0000-00FF, U+0131, U+0152-0153, U+02BB-02BC, U+02C6, U+02DA, U+02DC, U+2000-206F, U+2074, U+20AC, U+2122, U+2191, U+2193, U+2212, U+2215, U+FEFF, U+FFFD;</text:p>
      <text:p text:style-name="Standard">}</text:p>
      <text:p text:style-name="Standard"/>
      <text:p text:style-name="Standard">@font-face {</text:p>
      <text:p text:style-name="Standard"><text:s text:c="2"/>font-family: Lora;</text:p>
      <text:p text:style-name="Standard"><text:s text:c="2"/>font-style: normal;</text:p>
      <text:p text:style-name="Standard"><text:s text:c="2"/>font-weight: 700;</text:p>
      <text:p text:style-name="Standard"><text:s text:c="2"/>font-display: swap;</text:p>
      <text:p text:style-name="Standard"><text:s text:c="2"/>src: url(https://fonts.gstatic.com/s/lora/v15/0QI6MX1D_JOuGQbT0gvTJPa787z5vBJBkq0.woff2);</text:p>
      <text:p text:style-name="Standard"><text:s text:c="2"/>unicode-range: U+0000-00FF, U+0131, U+0152-0153, U+02BB-02BC, U+02C6, U+02DA, U+02DC, U+2000-206F, U+2074, U+20AC, U+2122, U+2191, U+2193, U+2212, U+2215, U+FEFF, U+FFFD;</text:p>
      <text:p text:style-name="Standard">}</text:p>
      <text:p text:style-name="Standard"/>
      <text:p text:style-name="Standard">/* ==========================================================================</text:p>
      <text:p text:style-name="Standard"><text:s text:c="3"/>#VARIABLES</text:p>
      <text:p text:style-name="Standard"><text:s text:c="3"/>============================================================[EFTJ04.20] */</text:p>
      <text:p text:style-name="Standard"/>
      <text:p text:style-name="Standard">.user-css, </text:p>
      <text:p text:style-name="Standard">.user-css-extended, </text:p>
      <text:p text:style-name="Standard">.user-css-presentation,</text:p>
      <text:p text:style-name="Standard">.user-css-map-sidebar,</text:p>
      <text:p text:style-name="Standard">.page, </text:p>
      <text:p text:style-name="Standard">.map-context-user, </text:p>
      <text:p text:style-name="Standard">.user-css-map,</text:p>
      <text:p text:style-name="Standard">.tooltipster-content{</text:p>
      <text:p text:style-name="Standard"><text:s text:c="4"/></text:p>
      <text:p text:style-name="Standard"><text:s text:c="4"/>/* Fonts */</text:p>
      <text:p text:style-name="Standard"><text:s text:c="4"/>--f1: Uncial Antiqua;</text:p>
      <text:p text:style-name="Standard"><text:s text:c="4"/>--f2: Cinzel Decorative;</text:p>
      <text:p text:style-name="Standard"><text:s text:c="4"/>--f3: Averia Serif Libre;</text:p>
      <text:p text:style-name="Standard"><text:s text:c="4"/>--f4: Seaweed Script;</text:p>
      <text:p text:style-name="Standard"><text:soft-page-break/><text:s text:c="4"/>--f5: Lora;</text:p>
      <text:p text:style-name="Standard"/>
      <text:p text:style-name="Standard"><text:s text:c="4"/>/* Colours */</text:p>
      <text:p text:style-name="Standard"><text:s text:c="4"/>--ef-black: #000000;</text:p>
      <text:p text:style-name="Standard"><text:s text:c="4"/>--ef-dark-d: #3D312B;</text:p>
      <text:p text:style-name="Standard"><text:s text:c="4"/>--ef-dark: #594136;</text:p>
      <text:p text:style-name="Standard"><text:s text:c="4"/>--ef-dark-l: #705E56;</text:p>
      <text:p text:style-name="Standard"><text:s text:c="4"/>--ef-primary-l: #65CAFF;</text:p>
      <text:p text:style-name="Standard"><text:s text:c="4"/>--ef-primary: #37ABD7;</text:p>
      <text:p text:style-name="Standard"><text:s text:c="4"/>--ef-primary-d: #127DA4;</text:p>
      <text:p text:style-name="Standard"><text:s text:c="4"/>--ef-success-d: #006D60;</text:p>
      <text:p text:style-name="Standard"><text:s text:c="4"/>--ef-success: #00A97E;</text:p>
      <text:p text:style-name="Standard"><text:s text:c="4"/>--ef-success-l: #07D782;</text:p>
      <text:p text:style-name="Standard"><text:s text:c="4"/>--ef-warning-l: #FFEB66;</text:p>
      <text:p text:style-name="Standard"><text:s text:c="4"/>--ef-warning: #FFCF35;</text:p>
      <text:p text:style-name="Standard"><text:s text:c="4"/>--ef-warning-d: #FF9826;</text:p>
      <text:p text:style-name="Standard"><text:s text:c="4"/>--ef-danger-l: #FF6429;</text:p>
      <text:p text:style-name="Standard"><text:s text:c="4"/>--ef-danger: #E84D1E;</text:p>
      <text:p text:style-name="Standard"><text:s text:c="4"/>--ef-danger-d: #BB411C;</text:p>
      <text:p text:style-name="Standard"><text:s text:c="4"/>--ef-secondary-d: #594136;</text:p>
      <text:p text:style-name="Standard"><text:s text:c="4"/>--ef-secondary: #735445;</text:p>
      <text:p text:style-name="Standard"><text:s text:c="4"/>--ef-secondary-l: #8c6754;</text:p>
      <text:p text:style-name="Standard"><text:s text:c="4"/>--ef-light-d: #cca166;</text:p>
      <text:p text:style-name="Standard"><text:s text:c="4"/>--ef-light: #E5CD97;</text:p>
      <text:p text:style-name="Standard"><text:s text:c="4"/>--ef-light-l: #f4e0a5;</text:p>
      <text:p text:style-name="Standard"><text:s text:c="4"/>--ef-white: #FFFFFF;</text:p>
      <text:p text:style-name="Standard"><text:s text:c="4"/>--ef-info-l: #CBC5F8;</text:p>
      <text:p text:style-name="Standard"><text:s text:c="4"/>--ef-info: #9189CC;</text:p>
      <text:p text:style-name="Standard"><text:s text:c="4"/>--ef-info-d: #655D9D;</text:p>
      <text:p text:style-name="Standard"/>
      <text:p text:style-name="Standard">}</text:p>
      <text:p text:style-name="Standard"/>
      <text:p text:style-name="Standard">/* ==========================================================================</text:p>
      <text:p text:style-name="Standard"><text:s text:c="3"/>#B<text:span text:style-name="T2">0</text:span>DY</text:p>
      <text:p text:style-name="Standard"><text:s text:c="3"/>============================================================[EFTJ04.20] */</text:p>
      <text:p text:style-name="Standard"/>
      <text:p text:style-name="Standard">.user-css-presentation {</text:p>
      <text:p text:style-name="Standard"><text:s text:c="2"/>background: var(--ef-dark-d);</text:p>
      <text:p text:style-name="Standard"><text:s text:c="2"/>background-image: url(https://wa-cdn.nyc3.cdn.digitaloceanspaces.com/assets/themes/forest/images/background.jpg);</text:p>
      <text:p text:style-name="Standard"><text:s text:c="2"/>background-position: top;</text:p>
      <text:p text:style-name="Standard"><text:s text:c="2"/>background-size: cover;</text:p>
      <text:p text:style-name="Standard"><text:s text:c="2"/>background-repeat: no-repeat;</text:p>
      <text:p text:style-name="Standard"><text:s text:c="2"/>background-attachment: fixed;</text:p>
      <text:p text:style-name="Standard">}</text:p>
      <text:p text:style-name="Standard"/>
      <text:p text:style-name="Standard">.user-css-presentation .page {</text:p>
      <text:p text:style-name="Standard"><text:soft-page-break/><text:s text:c="4"/>background: var(--ef-light);</text:p>
      <text:p text:style-name="Standard"><text:s text:c="4"/>box-shadow: 1px 1px 10px 5px rgba(0, 0, 0, 0.4),</text:p>
      <text:p text:style-name="Standard"><text:s text:c="8"/>inset 0px 0px 50px 20px rgba(0, 0, 0, 0.2),</text:p>
      <text:p text:style-name="Standard"><text:s text:c="8"/>inset 0px 0px 0px 2px var(--ef-secondary-l);</text:p>
      <text:p text:style-name="Standard"><text:s text:c="4"/>font-size: 16px;</text:p>
      <text:p text:style-name="Standard"><text:s text:c="4"/>line-height: 1.5;</text:p>
      <text:p text:style-name="Standard"><text:s text:c="4"/>background-image: url(https://wa-cdn.nyc3.cdn.digitaloceanspaces.com/assets/themes/forest/images/page-background.png);</text:p>
      <text:p text:style-name="Standard"/>
      <text:p text:style-name="Standard"><text:s text:c="4"/>border-style: solid;</text:p>
      <text:p text:style-name="Standard"><text:s text:c="4"/>border-width: 20px 20px 20px 20px;</text:p>
      <text:p text:style-name="Standard"><text:s text:c="4"/>-moz-border-image: url(https://wa-cdn.nyc3.cdn.digitaloceanspaces.com/assets/themes/forest/images/book.png) 30 30 30 30 repeat repeat;</text:p>
      <text:p text:style-name="Standard"><text:s text:c="4"/>-webkit-border-image: url(https://wa-cdn.nyc3.cdn.digitaloceanspaces.com/assets/themes/forest/images/book.png) 30 30 30 30 repeat repeat;</text:p>
      <text:p text:style-name="Standard"><text:s text:c="4"/>-o-border-image: url(https://wa-cdn.nyc3.cdn.digitaloceanspaces.com/assets/themes/forest/images/book.png) 30 30 30 30 repeat repeat;</text:p>
      <text:p text:style-name="Standard"><text:s text:c="4"/>border-image: url(https://wa-cdn.nyc3.cdn.digitaloceanspaces.com/assets/themes/forest/images/book.png) 30 30 30 30 repeat repeat;</text:p>
      <text:p text:style-name="Standard"><text:s text:c="4"/>outline: 3px solid var(--ef-dark-d);</text:p>
      <text:p text:style-name="Standard">}</text:p>
      <text:p text:style-name="Standard"/>
      <text:p text:style-name="Standard">.user-css-presentation .tab-content .col-md-8,</text:p>
      <text:p text:style-name="Standard">.user-css-presentation .article-content-left{</text:p>
      <text:p text:style-name="Standard"><text:s text:c="3"/>padding: 15px 35px;</text:p>
      <text:p text:style-name="Standard"><text:s text:c="4"/>margin-bottom: 15px;</text:p>
      <text:p text:style-name="Standard">}</text:p>
      <text:p text:style-name="Standard"/>
      <text:p text:style-name="Standard">.user-css-presentation .tab-content .col-md-8 p,</text:p>
      <text:p text:style-name="Standard">.user-css-presentation .article-content-left p{</text:p>
      <text:p text:style-name="Standard"><text:s text:c="4"/>color: var(--ef-dark);</text:p>
      <text:p text:style-name="Standard">}</text:p>
      <text:p text:style-name="Standard"/>
      <text:p text:style-name="Standard">.user-css-extended .page {</text:p>
      <text:p text:style-name="Standard"><text:s text:c="4"/>box-shadow: 1px 1px 30px -15px var(--ef-black);</text:p>
      <text:p text:style-name="Standard">}</text:p>
      <text:p text:style-name="Standard"/>
      <text:p text:style-name="Standard">.user-css .article-content {</text:p>
      <text:p text:style-name="Standard"><text:s text:c="4"/>padding: 30px;</text:p>
      <text:p text:style-name="Standard"><text:s text:c="4"/>margin-top: 20px;</text:p>
      <text:p text:style-name="Standard"><text:s text:c="4"/>color: red;</text:p>
      <text:p text:style-name="Standard">}</text:p>
      <text:p text:style-name="Standard"/>
      <text:p text:style-name="Standard">/* ==========================================================================</text:p>
      <text:p text:style-name="Standard"><text:s text:c="3"/>#HEADINGS</text:p>
      <text:p text:style-name="Standard"><text:s text:c="3"/>============================================================[EFTJ04.20] */</text:p>
      <text:p text:style-name="Standard"/>
      <text:p text:style-name="Standard"><text:soft-page-break/>.user-css h1,</text:p>
      <text:p text:style-name="Standard">.user-css-extended h1,</text:p>
      <text:p text:style-name="Standard">.user-css-map-sidebar h1,</text:p>
      <text:p text:style-name="Standard">.user-css-presentation .tooltipster-content h1{</text:p>
      <text:p text:style-name="Standard"><text:s text:c="4"/>font-family: var(--f1);</text:p>
      <text:p text:style-name="Standard"><text:s text:c="4"/>font-size: 48px;</text:p>
      <text:p text:style-name="Standard"><text:s text:c="4"/>padding-bottom: 5px;</text:p>
      <text:p text:style-name="Standard"><text:s text:c="4"/>color: var(--ef-secondary);</text:p>
      <text:p text:style-name="Standard">}</text:p>
      <text:p text:style-name="Standard"/>
      <text:p text:style-name="Standard">.user-css h2,</text:p>
      <text:p text:style-name="Standard">.user-css-extended h2,</text:p>
      <text:p text:style-name="Standard">.user-css-map-sidebar h2,</text:p>
      <text:p text:style-name="Standard">.user-css-presentation .tooltipster-content h2{</text:p>
      <text:p text:style-name="Standard"><text:s text:c="4"/>font-family: var(--f1);</text:p>
      <text:p text:style-name="Standard"><text:s text:c="4"/>font-size: 38px;</text:p>
      <text:p text:style-name="Standard"><text:s text:c="4"/>border-bottom: none;</text:p>
      <text:p text:style-name="Standard"><text:s text:c="4"/>color: var(--ef-success-d);</text:p>
      <text:p text:style-name="Standard">}</text:p>
      <text:p text:style-name="Standard"/>
      <text:p text:style-name="Standard"/>
      <text:p text:style-name="Standard">.user-css h3,</text:p>
      <text:p text:style-name="Standard">.user-css-extended h3,</text:p>
      <text:p text:style-name="Standard">.user-css-map-sidebar h3,</text:p>
      <text:p text:style-name="Standard">.user-css-presentation .tooltipster-content h3{</text:p>
      <text:p text:style-name="Standard"><text:s text:c="4"/>font-family: var(--f2);</text:p>
      <text:p text:style-name="Standard"><text:s text:c="4"/>text-transform: capitalize;</text:p>
      <text:p text:style-name="Standard"><text:s text:c="4"/>font-size: 28px;</text:p>
      <text:p text:style-name="Standard"><text:s text:c="4"/>letter-spacing: 1.5px;</text:p>
      <text:p text:style-name="Standard"><text:s text:c="4"/>margin-bottom: 5px;</text:p>
      <text:p text:style-name="Standard"><text:s text:c="4"/>color: var(--ef-secondary-d);</text:p>
      <text:p text:style-name="Standard">}</text:p>
      <text:p text:style-name="Standard"/>
      <text:p text:style-name="Standard">.user-css h4,</text:p>
      <text:p text:style-name="Standard">.user-css-extended h4,</text:p>
      <text:p text:style-name="Standard">.user-css-map-sidebar h4,</text:p>
      <text:p text:style-name="Standard">.user-css-presentation .tooltipster-content h4{</text:p>
      <text:p text:style-name="Standard"><text:s text:c="4"/>font-family: var(--f3);</text:p>
      <text:p text:style-name="Standard"><text:s text:c="4"/>font-size: 26px;</text:p>
      <text:p text:style-name="Standard"><text:s text:c="4"/>margin-bottom: 5px;</text:p>
      <text:p text:style-name="Standard"><text:s text:c="4"/>color: var(--ef-success-d);</text:p>
      <text:p text:style-name="Standard"><text:s text:c="4"/>text-transform: uppercase;</text:p>
      <text:p text:style-name="Standard">}</text:p>
      <text:p text:style-name="Standard"/>
      <text:p text:style-name="Standard">.user-css h5,</text:p>
      <text:p text:style-name="Standard">.user-css-extended h5,</text:p>
      <text:p text:style-name="Standard">.user-css-map-sidebar h5,</text:p>
      <text:p text:style-name="Standard">.user-css-presentation .tooltipster-content h5{</text:p>
      <text:p text:style-name="Standard"><text:s text:c="4"/>font-family: var(--f3);</text:p>
      <text:p text:style-name="Standard"><text:soft-page-break/><text:s text:c="4"/>text-transform: capitalize;</text:p>
      <text:p text:style-name="Standard"><text:s text:c="4"/>font-size: 22px;</text:p>
      <text:p text:style-name="Standard"><text:s text:c="4"/>padding-bottom: 5px;</text:p>
      <text:p text:style-name="Standard"><text:s text:c="4"/>color: var(--ef-secondary);</text:p>
      <text:p text:style-name="Standard">}</text:p>
      <text:p text:style-name="Standard"/>
      <text:p text:style-name="Standard">.user-css-presentation .article-content,</text:p>
      <text:p text:style-name="Standard">.user-css p {</text:p>
      <text:p text:style-name="Standard"><text:s text:c="4"/>font-family: var(--f5);</text:p>
      <text:p text:style-name="Standard"><text:s text:c="4"/>font-size: 16px;</text:p>
      <text:p text:style-name="Standard"><text:s text:c="4"/>line-height: 1.5;</text:p>
      <text:p text:style-name="Standard"><text:s text:c="4"/>padding: 5px;</text:p>
      <text:p text:style-name="Standard"><text:s text:c="4"/>color: var(--ef-dark-d);</text:p>
      <text:p text:style-name="Standard">}</text:p>
      <text:p text:style-name="Standard"/>
      <text:p text:style-name="Standard">.user-css b {</text:p>
      <text:p text:style-name="Standard"><text:s text:c="4"/>font-weight: 700;</text:p>
      <text:p text:style-name="Standard"><text:s text:c="4"/>color: var(--ef-black);</text:p>
      <text:p text:style-name="Standard">}</text:p>
      <text:p text:style-name="Standard"/>
      <text:p text:style-name="Standard">.user-css small {</text:p>
      <text:p text:style-name="Standard"><text:s text:c="4"/>font-family: var(--f3);</text:p>
      <text:p text:style-name="Standard"><text:s text:c="4"/>font-variant: small-caps;</text:p>
      <text:p text:style-name="Standard"><text:s text:c="4"/>text-transform: capitalize;</text:p>
      <text:p text:style-name="Standard"><text:s text:c="4"/>font-size: 12px;</text:p>
      <text:p text:style-name="Standard"><text:s text:c="4"/>color: var(--ef-dark-l);</text:p>
      <text:p text:style-name="Standard"><text:s text:c="4"/>letter-spacing: 1px;</text:p>
      <text:p text:style-name="Standard">}</text:p>
      <text:p text:style-name="Standard"/>
      <text:p text:style-name="Standard">.user-css .dropcap {</text:p>
      <text:p text:style-name="Standard"><text:s text:c="4"/>font-family: var(--f3);</text:p>
      <text:p text:style-name="Standard"><text:s text:c="4"/>color: var(--ef-success);</text:p>
      <text:p text:style-name="Standard">}</text:p>
      <text:p text:style-name="Standard"/>
      <text:p text:style-name="Standard">/* ==========================================================================</text:p>
      <text:p text:style-name="Standard"><text:s text:c="3"/>#WORLD VIGNETTE</text:p>
      <text:p text:style-name="Standard"><text:s text:c="3"/>============================================================[EFTJ04.20] */</text:p>
      <text:p text:style-name="Standard"/>
      <text:p text:style-name="Standard">.user-css .world-title { <text:s text:c="5"/></text:p>
      <text:p text:style-name="Standard"><text:s text:c="4"/>font-family: var(--f1);</text:p>
      <text:p text:style-name="Standard"><text:s text:c="4"/>text-transform: uppercase;</text:p>
      <text:p text:style-name="Standard"><text:s text:c="4"/>padding-top: 25px;</text:p>
      <text:p text:style-name="Standard"><text:s text:c="4"/>padding-bottom: 25px;</text:p>
      <text:p text:style-name="Standard"><text:s text:c="4"/>font-size: 50px;</text:p>
      <text:p text:style-name="Standard"><text:s text:c="4"/>letter-spacing: 0.5px; </text:p>
      <text:p text:style-name="Standard"><text:s text:c="4"/>color: var(--ef-success-d);</text:p>
      <text:p text:style-name="Standard"><text:s text:c="4"/>border-top: 1px dashed;</text:p>
      <text:p text:style-name="Standard"><text:soft-page-break/><text:s text:c="4"/>border-bottom: 1px dashed;</text:p>
      <text:p text:style-name="Standard"><text:s text:c="4"/>margin: 40px 0px;</text:p>
      <text:p text:style-name="Standard"><text:s text:c="4"/>box-shadow: 0px 5px 15px -13px var(--ef-secondary-l);</text:p>
      <text:p text:style-name="Standard"><text:s text:c="4"/>text-shadow: 0px 0px 30px var(--ef-light-l),</text:p>
      <text:p text:style-name="Standard"><text:s text:c="17"/>0px 0px 40px var(--ef-white);</text:p>
      <text:p text:style-name="Standard">}</text:p>
      <text:p text:style-name="Standard"/>
      <text:p text:style-name="Standard">.user-css .world-currentDate{</text:p>
      <text:p text:style-name="Standard"><text:s text:c="4"/>width: 50%;</text:p>
      <text:p text:style-name="Standard"><text:s text:c="4"/>margin: 20px auto 5px auto;</text:p>
      <text:p text:style-name="Standard"><text:s text:c="4"/>font-size: 24px;</text:p>
      <text:p text:style-name="Standard"><text:s text:c="4"/>padding: 2px;</text:p>
      <text:p text:style-name="Standard"><text:s text:c="4"/>color: var(--ef-secondary-l);</text:p>
      <text:p text:style-name="Standard"><text:s text:c="4"/>border-color: var(--ef-danger);</text:p>
      <text:p text:style-name="Standard"><text:s text:c="4"/>font-family: var(--f3);</text:p>
      <text:p text:style-name="Standard"><text:s text:c="4"/>font-style: italic;</text:p>
      <text:p text:style-name="Standard">}</text:p>
      <text:p text:style-name="Standard"/>
      <text:p text:style-name="Standard">.user-css .world-authors .author-item {</text:p>
      <text:p text:style-name="Standard"><text:s text:c="4"/>padding: 0px;</text:p>
      <text:p text:style-name="Standard">}</text:p>
      <text:p text:style-name="Standard"/>
      <text:p text:style-name="Standard">.user-css .world-authors p {</text:p>
      <text:p text:style-name="Standard"><text:s text:c="4"/>padding-top: 10px;</text:p>
      <text:p text:style-name="Standard"><text:s text:c="4"/>font-size: 13px;</text:p>
      <text:p text:style-name="Standard"><text:s text:c="4"/>font-family: var(--f5);</text:p>
      <text:p text:style-name="Standard"><text:s text:c="4"/>padding-bottom: 0px;</text:p>
      <text:p text:style-name="Standard"><text:s text:c="4"/>color: var(--ef-secondary);</text:p>
      <text:p text:style-name="Standard">}</text:p>
      <text:p text:style-name="Standard"/>
      <text:p text:style-name="Standard">.user-css .world-author a {</text:p>
      <text:p text:style-name="Standard"><text:s text:c="4"/>padding: 0px;</text:p>
      <text:p text:style-name="Standard"><text:s text:c="4"/>font-size: 18px;</text:p>
      <text:p text:style-name="Standard"><text:s text:c="4"/>font-family: var(--f3); <text:s/></text:p>
      <text:p text:style-name="Standard"><text:s text:c="4"/>font-style: normal;</text:p>
      <text:p text:style-name="Standard"><text:s text:c="4"/>letter-spacing: 1px;</text:p>
      <text:p text:style-name="Standard"><text:s text:c="4"/>color: var(--ef-danger-d);</text:p>
      <text:p text:style-name="Standard">}</text:p>
      <text:p text:style-name="Standard"/>
      <text:p text:style-name="Standard">.user-css .heading .subheading {</text:p>
      <text:p text:style-name="Standard"><text:s text:c="4"/>font-size: 16px;</text:p>
      <text:p text:style-name="Standard"><text:s text:c="4"/>font-family: var(--f5);</text:p>
      <text:p text:style-name="Standard"><text:s text:c="4"/>color: var(--ef-secondary-d);</text:p>
      <text:p text:style-name="Standard"><text:s text:c="4"/>line-height: 1.6;</text:p>
      <text:p text:style-name="Standard"><text:s text:c="4"/>margin-left: 15px;</text:p>
      <text:p text:style-name="Standard"><text:s text:c="4"/>margin-right: 15px;</text:p>
      <text:p text:style-name="Standard"><text:s text:c="4"/>padding-top: 25px;</text:p>
      <text:p text:style-name="Standard"><text:s text:c="4"/>padding-bottom: 20px;</text:p>
      <text:p text:style-name="Standard">}</text:p>
      <text:p text:style-name="Standard"><text:soft-page-break/></text:p>
      <text:p text:style-name="Standard">/* ==========================================================================</text:p>
      <text:p text:style-name="Standard"><text:s text:c="3"/>#TABLE OF CONTENTS</text:p>
      <text:p text:style-name="Standard"><text:s text:c="3"/>============================================================[EFTJ04.20] */</text:p>
      <text:p text:style-name="Standard"/>
      <text:p text:style-name="Standard">.user-css .table-of-contents h2,</text:p>
      <text:p text:style-name="Standard">.user-css .world-featured-articles h2,</text:p>
      <text:p text:style-name="Standard">.user-css .world-recent-articles h2,</text:p>
      <text:p text:style-name="Standard">.user-css .world-maps-list h2,</text:p>
      <text:p text:style-name="Standard">.user-css div#world-maps h2,</text:p>
      <text:p text:style-name="Standard">.user-css .world-social-media h2,</text:p>
      <text:p text:style-name="Standard">.user-css .world-campaigns-title{</text:p>
      <text:p text:style-name="Standard"><text:s text:c="4"/>color: var(--ef-success-d)!important;</text:p>
      <text:p text:style-name="Standard"><text:s text:c="4"/>padding: 5px 0px 4px 0px;</text:p>
      <text:p text:style-name="Standard"><text:s text:c="4"/>border-bottom: 3px solid var(--ef-light-d);</text:p>
      <text:p text:style-name="Standard"><text:s text:c="4"/>border-bottom-left-radius: 8px;</text:p>
      <text:p text:style-name="Standard"><text:s text:c="4"/>border-bottom-right-radius: 8px;</text:p>
      <text:p text:style-name="Standard"><text:s text:c="4"/>font-size: 22px;</text:p>
      <text:p text:style-name="Standard"><text:s text:c="4"/>letter-spacing: 0.64px;</text:p>
      <text:p text:style-name="Standard"><text:s text:c="4"/>font-family: var(--f1);</text:p>
      <text:p text:style-name="Standard"><text:s text:c="4"/>font-weight: 900;</text:p>
      <text:p text:style-name="Standard"><text:s text:c="4"/>text-align: center;</text:p>
      <text:p text:style-name="Standard"><text:s text:c="4"/>font-style: normal;</text:p>
      <text:p text:style-name="Standard"><text:s text:c="4"/>margin-bottom: 20px;</text:p>
      <text:p text:style-name="Standard">}</text:p>
      <text:p text:style-name="Standard"/>
      <text:p text:style-name="Standard">.user-css .campaign-panel h5,</text:p>
      <text:p text:style-name="Standard">.user-css .campaign-panel small,</text:p>
      <text:p text:style-name="Standard">.user-css .campaign-panel p {</text:p>
      <text:p text:style-name="Standard"><text:s text:c="4"/>color: var(--ef-light-l);</text:p>
      <text:p text:style-name="Standard">}</text:p>
      <text:p text:style-name="Standard"/>
      <text:p text:style-name="Standard">.user-css .table-of-contents a {</text:p>
      <text:p text:style-name="Standard"><text:s text:c="4"/>color: var(--ef-success-d);</text:p>
      <text:p text:style-name="Standard"><text:s text:c="4"/>font-family: var(--f5);</text:p>
      <text:p text:style-name="Standard"><text:s text:c="4"/>font-weight: bold;</text:p>
      <text:p text:style-name="Standard">}</text:p>
      <text:p text:style-name="Standard"/>
      <text:p text:style-name="Standard">.user-css .open-category-page .fas {</text:p>
      <text:p text:style-name="Standard"><text:s text:c="4"/>font-size: 14px;</text:p>
      <text:p text:style-name="Standard">}</text:p>
      <text:p text:style-name="Standard"/>
      <text:p text:style-name="Standard">.user-css .world-content {</text:p>
      <text:p text:style-name="Standard"><text:s text:c="4"/>padding: 0px 15px 0px 15px;</text:p>
      <text:p text:style-name="Standard"><text:s text:c="4"/>box-shadow: none!important;</text:p>
      <text:p text:style-name="Standard">}</text:p>
      <text:p text:style-name="Standard"/>
      <text:p text:style-name="Standard"><text:soft-page-break/>.user-css .world-featured-articles h2 {</text:p>
      <text:p text:style-name="Standard"><text:s text:c="4"/>margin-bottom: 20px;</text:p>
      <text:p text:style-name="Standard">}</text:p>
      <text:p text:style-name="Standard"/>
      <text:p text:style-name="Standard">.user-css .table-of-contents h5,</text:p>
      <text:p text:style-name="Standard">.user-css .table-of-contents h5 a {</text:p>
      <text:p text:style-name="Standard"><text:s text:c="4"/>font-size: 18px;</text:p>
      <text:p text:style-name="Standard"><text:s text:c="4"/>letter-spacing: 1px;</text:p>
      <text:p text:style-name="Standard"><text:s text:c="4"/>font-family: var(--f3);</text:p>
      <text:p text:style-name="Standard"><text:s text:c="4"/>font-style: normal;</text:p>
      <text:p text:style-name="Standard">}</text:p>
      <text:p text:style-name="Standard"/>
      <text:p text:style-name="Standard">.user-css .table-of-contents h5 a:hover {</text:p>
      <text:p text:style-name="Standard"><text:s text:c="4"/>color: var(--ef-success)!important;</text:p>
      <text:p text:style-name="Standard">}</text:p>
      <text:p text:style-name="Standard"/>
      <text:p text:style-name="Standard">.user-css ul.category-list li a:last-child {</text:p>
      <text:p text:style-name="Standard"><text:s text:c="4"/>color: var(--ef-secondary-l);</text:p>
      <text:p text:style-name="Standard"><text:s text:c="4"/>line-height: 2;</text:p>
      <text:p text:style-name="Standard">}</text:p>
      <text:p text:style-name="Standard"/>
      <text:p text:style-name="Standard">.user-css ul.category-list li a:last-child:hover {</text:p>
      <text:p text:style-name="Standard"><text:s text:c="4"/>color: var(--ef-success);</text:p>
      <text:p text:style-name="Standard">}</text:p>
      <text:p text:style-name="Standard"/>
      <text:p text:style-name="Standard"/>
      <text:p text:style-name="Standard">.user-css .followers-counter .header-title {</text:p>
      <text:p text:style-name="Standard"><text:s text:c="4"/>font-family: var(--f5)!important;</text:p>
      <text:p text:style-name="Standard"><text:s text:c="4"/>color: var(--ef-secondary)!important;</text:p>
      <text:p text:style-name="Standard"><text:s text:c="4"/>font-size: 14px;</text:p>
      <text:p text:style-name="Standard"><text:s text:c="4"/>padding-bottom: 0px;</text:p>
      <text:p text:style-name="Standard"><text:s text:c="4"/>font-weight: normal;</text:p>
      <text:p text:style-name="Standard"><text:s text:c="4"/>text-transform: revert;</text:p>
      <text:p text:style-name="Standard"><text:s text:c="4"/>text-shadow: none;</text:p>
      <text:p text:style-name="Standard">}</text:p>
      <text:p text:style-name="Standard"/>
      <text:p text:style-name="Standard">.user-css .followers-counter .header-title a {</text:p>
      <text:p text:style-name="Standard"><text:s text:c="4"/>color: var(--ef-success);</text:p>
      <text:p text:style-name="Standard">}</text:p>
      <text:p text:style-name="Standard"/>
      <text:p text:style-name="Standard">.user-css .followers-counter.m-b-20 {</text:p>
      <text:p text:style-name="Standard"><text:s text:c="4"/>margin-bottom: 0px!important;</text:p>
      <text:p text:style-name="Standard">}</text:p>
      <text:p text:style-name="Standard"/>
      <text:p text:style-name="Standard">.user-css .category-list li:first-of-type{</text:p>
      <text:p text:style-name="Standard"><text:s text:c="4"/>padding-top: 2px!important;</text:p>
      <text:p text:style-name="Standard">}</text:p>
      <text:p text:style-name="Standard"/>
      <text:p text:style-name="Standard">.user-css .category-list li {</text:p>
      <text:p text:style-name="Standard"><text:soft-page-break/><text:s text:c="4"/>padding: 0px;</text:p>
      <text:p text:style-name="Standard">}</text:p>
      <text:p text:style-name="Standard"/>
      <text:p text:style-name="Standard">.user-css .category-list .fa-folder::before {</text:p>
      <text:p text:style-name="Standard"><text:s text:c="4"/>color: var(--ef-success);</text:p>
      <text:p text:style-name="Standard">}</text:p>
      <text:p text:style-name="Standard"/>
      <text:p text:style-name="Standard">.user-css .category-list .fa-file::before {</text:p>
      <text:p text:style-name="Standard"><text:s text:c="4"/>color: var(--ef-success-d);</text:p>
      <text:p text:style-name="Standard">}</text:p>
      <text:p text:style-name="Standard"/>
      <text:p text:style-name="Standard">.user-css .category-list .fa-hourglass::before {</text:p>
      <text:p text:style-name="Standard"><text:s text:c="4"/>color: var(--ef-success-d);</text:p>
      <text:p text:style-name="Standard">}</text:p>
      <text:p text:style-name="Standard"/>
      <text:p text:style-name="Standard">.user-css div#world-category-content {</text:p>
      <text:p text:style-name="Standard"/>
      <text:p text:style-name="Standard">}</text:p>
      <text:p text:style-name="Standard"/>
      <text:p text:style-name="Standard">.user-css .category-list h6 {</text:p>
      <text:p text:style-name="Standard"><text:s text:c="4"/>font-family: var(--f5);</text:p>
      <text:p text:style-name="Standard"><text:s text:c="4"/>font-size: 15px;</text:p>
      <text:p text:style-name="Standard"><text:s text:c="4"/>padding-bottom: 5px;</text:p>
      <text:p text:style-name="Standard"><text:s text:c="4"/>text-transform: capitalize;</text:p>
      <text:p text:style-name="Standard">}</text:p>
      <text:p text:style-name="Standard"/>
      <text:p text:style-name="Standard"/>
      <text:p text:style-name="Standard">/* ==========================================================================</text:p>
      <text:p text:style-name="Standard"><text:s text:c="3"/>#MAP BOX</text:p>
      <text:p text:style-name="Standard"><text:s text:c="3"/>============================================================[EFTJ04.20] */</text:p>
      <text:p text:style-name="Standard"/>
      <text:p text:style-name="Standard">.user-css .map-box:first-of-type{</text:p>
      <text:p text:style-name="Standard"><text:s text:c="4"/>padding-top: 3px;</text:p>
      <text:p text:style-name="Standard">}</text:p>
      <text:p text:style-name="Standard"/>
      <text:p text:style-name="Standard">.user-css .map-box {</text:p>
      <text:p text:style-name="Standard"><text:s text:c="4"/>color: var(--ef-secondary)!important;</text:p>
      <text:p text:style-name="Standard"><text:s text:c="4"/>background: transparent;</text:p>
      <text:p text:style-name="Standard">}</text:p>
      <text:p text:style-name="Standard"/>
      <text:p text:style-name="Standard"/>
      <text:p text:style-name="Standard">.user-css .map-box div p{</text:p>
      <text:p text:style-name="Standard"><text:s text:c="4"/>margin-top: 5px;</text:p>
      <text:p text:style-name="Standard"><text:s text:c="4"/>margin-bottom: -25px;</text:p>
      <text:p text:style-name="Standard"><text:s text:c="4"/>font-family: var(--f5);</text:p>
      <text:p text:style-name="Standard"><text:s text:c="4"/>text-transform: none;</text:p>
      <text:p text:style-name="Standard"><text:s text:c="4"/>font-variant: none;</text:p>
      <text:p text:style-name="Standard"><text:soft-page-break/><text:s text:c="4"/>text-align: left;</text:p>
      <text:p text:style-name="Standard"><text:s text:c="4"/>line-height: 1.6;</text:p>
      <text:p text:style-name="Standard"><text:s text:c="4"/>font-size: 14px;</text:p>
      <text:p text:style-name="Standard"><text:s text:c="4"/>color: var(--ef-secondary);</text:p>
      <text:p text:style-name="Standard"><text:s text:c="4"/>padding: 0px;</text:p>
      <text:p text:style-name="Standard">}</text:p>
      <text:p text:style-name="Standard"/>
      <text:p text:style-name="Standard">.user-css .map-box div {</text:p>
      <text:p text:style-name="Standard"><text:s text:c="4"/>margin: 0px;</text:p>
      <text:p text:style-name="Standard"><text:s text:c="4"/>font-size: 18px;</text:p>
      <text:p text:style-name="Standard"><text:s text:c="4"/>text-align: left;</text:p>
      <text:p text:style-name="Standard"><text:s text:c="4"/>padding: 15px 5px 10px 0px;</text:p>
      <text:p text:style-name="Standard"><text:s text:c="4"/>border-bottom: none;</text:p>
      <text:p text:style-name="Standard">}</text:p>
      <text:p text:style-name="Standard"/>
      <text:p text:style-name="Standard">.user-css .map-box small {</text:p>
      <text:p text:style-name="Standard"><text:s text:c="4"/>letter-spacing: 0;</text:p>
      <text:p text:style-name="Standard"><text:s text:c="4"/>padding-left: 0px;</text:p>
      <text:p text:style-name="Standard">}</text:p>
      <text:p text:style-name="Standard"/>
      <text:p text:style-name="Standard">.user-css .map-box strong {</text:p>
      <text:p text:style-name="Standard"><text:s text:c="4"/>font-family: var(--f3);</text:p>
      <text:p text:style-name="Standard"><text:s text:c="4"/>font-style: normal;</text:p>
      <text:p text:style-name="Standard"><text:s text:c="4"/>font-size: 16px;</text:p>
      <text:p text:style-name="Standard"><text:s text:c="4"/>text-transform: capitalize;</text:p>
      <text:p text:style-name="Standard"><text:s text:c="4"/>font-variant: normal;</text:p>
      <text:p text:style-name="Standard"><text:s text:c="4"/>color: var(--ef-dark-d);</text:p>
      <text:p text:style-name="Standard"><text:s text:c="4"/>letter-spacing: 0px;</text:p>
      <text:p text:style-name="Standard"><text:s text:c="4"/>border-bottom: 1px solid;</text:p>
      <text:p text:style-name="Standard">}</text:p>
      <text:p text:style-name="Standard"/>
      <text:p text:style-name="Standard"/>
      <text:p text:style-name="Standard">.user-css .map-box a .img-responsive {</text:p>
      <text:p text:style-name="Standard"><text:s text:c="4"/>max-height: 175px;</text:p>
      <text:p text:style-name="Standard"><text:s text:c="4"/>overflow: hidden;</text:p>
      <text:p text:style-name="Standard"><text:s text:c="4"/>object-fit: cover!important;</text:p>
      <text:p text:style-name="Standard"><text:s text:c="4"/>object-position: center;</text:p>
      <text:p text:style-name="Standard"><text:s text:c="4"/>border-radius: 0px;</text:p>
      <text:p text:style-name="Standard">}</text:p>
      <text:p text:style-name="Standard"/>
      <text:p text:style-name="Standard"/>
      <text:p text:style-name="Standard"/>
      <text:p text:style-name="Standard">/* ==========================================================================</text:p>
      <text:p text:style-name="Standard"><text:s text:c="3"/>#FOLLOWERS</text:p>
      <text:p text:style-name="Standard"><text:s text:c="3"/>============================================================[EFTJ04.20] */</text:p>
      <text:p text:style-name="Standard"/>
      <text:p text:style-name="Standard">.user-css .follower-box {</text:p>
      <text:p text:style-name="Standard"><text:soft-page-break/><text:s text:c="4"/>background: var(--ef-dark);</text:p>
      <text:p text:style-name="Standard"><text:s text:c="4"/>color: var(--ef-white);</text:p>
      <text:p text:style-name="Standard"><text:s text:c="4"/>border-radius: 0px;</text:p>
      <text:p text:style-name="Standard">}</text:p>
      <text:p text:style-name="Standard"/>
      <text:p text:style-name="Standard">.user-css .follower-box .card-box-profile-details p{</text:p>
      <text:p text:style-name="Standard"><text:s text:c="4"/>color: var(--ef-light-l);</text:p>
      <text:p text:style-name="Standard">}</text:p>
      <text:p text:style-name="Standard"/>
      <text:p text:style-name="Standard">.user-css .follower-box .img-avatar {</text:p>
      <text:p text:style-name="Standard"><text:s text:c="4"/>border-radius: 0px;</text:p>
      <text:p text:style-name="Standard"><text:s text:c="4"/>background: var(--ef-dark);</text:p>
      <text:p text:style-name="Standard">}</text:p>
      <text:p text:style-name="Standard"/>
      <text:p text:style-name="Standard">.user-css .follower-box .card-box-profile-details h4 a {</text:p>
      <text:p text:style-name="Standard"><text:s text:c="4"/>color: var(--ef-primary-l)!important;</text:p>
      <text:p text:style-name="Standard"><text:s text:c="4"/>font-family: var(--f1);</text:p>
      <text:p text:style-name="Standard"><text:s text:c="4"/>font-size: 20px;</text:p>
      <text:p text:style-name="Standard">}</text:p>
      <text:p text:style-name="Standard"/>
      <text:p text:style-name="Standard">.user-css .follower-box .card-box-profile-details h4 small {</text:p>
      <text:p text:style-name="Standard"><text:s text:c="4"/>color: var(--ef-light-l);</text:p>
      <text:p text:style-name="Standard"><text:s text:c="4"/>font-size: 14px;</text:p>
      <text:p text:style-name="Standard"><text:s text:c="4"/>font-family: var(--f3);</text:p>
      <text:p text:style-name="Standard"><text:s text:c="4"/>font-variant: normal;</text:p>
      <text:p text:style-name="Standard"><text:s text:c="4"/>text-transform: none;</text:p>
      <text:p text:style-name="Standard">}</text:p>
      <text:p text:style-name="Standard"/>
      <text:p text:style-name="Standard">/* ==========================================================================</text:p>
      <text:p text:style-name="Standard"><text:s text:c="3"/>#TEXT</text:p>
      <text:p text:style-name="Standard"><text:s text:c="3"/>============================================================[EFTJ04.20] */</text:p>
      <text:p text:style-name="Standard"/>
      <text:p text:style-name="Standard">.article-title h1 {</text:p>
      <text:p text:style-name="Standard"><text:s text:c="4"/>font-family: var(--f1);</text:p>
      <text:p text:style-name="Standard"><text:s text:c="4"/>text-transform: uppercase;</text:p>
      <text:p text:style-name="Standard"><text:s text:c="4"/>padding-top: 25px;</text:p>
      <text:p text:style-name="Standard"><text:s text:c="4"/>padding-bottom: 25px;</text:p>
      <text:p text:style-name="Standard"><text:s text:c="4"/>font-size: 45px;</text:p>
      <text:p text:style-name="Standard"><text:s text:c="4"/>letter-spacing: 0.5px; </text:p>
      <text:p text:style-name="Standard"><text:s text:c="4"/>color: var(--ef-success-d);</text:p>
      <text:p text:style-name="Standard"><text:s text:c="4"/>border-top: 1px dashed;</text:p>
      <text:p text:style-name="Standard"><text:s text:c="4"/>border-bottom: 1px dashed;</text:p>
      <text:p text:style-name="Standard"><text:s text:c="4"/>margin: 40px 0px;</text:p>
      <text:p text:style-name="Standard"><text:s text:c="4"/>box-shadow: 0px 5px 15px -13px var(--ef-secondary-l);</text:p>
      <text:p text:style-name="Standard"><text:s text:c="4"/>text-shadow: 0px 0px 30px var(--ef-light-l),</text:p>
      <text:p text:style-name="Standard"><text:s text:c="17"/>0px 0px 40px var(--ef-white);</text:p>
      <text:p text:style-name="Standard"><text:s text:c="4"/>text-align: center;</text:p>
      <text:p text:style-name="Standard"><text:soft-page-break/>}</text:p>
      <text:p text:style-name="Standard"/>
      <text:p text:style-name="Standard">.user-css .article-subheading {</text:p>
      <text:p text:style-name="Standard"><text:s text:c="4"/>padding: 10px 0px;</text:p>
      <text:p text:style-name="Standard"><text:s text:c="4"/>font-size: 16px;</text:p>
      <text:p text:style-name="Standard"><text:s text:c="4"/>text-transform: none;</text:p>
      <text:p text:style-name="Standard"><text:s text:c="4"/>color: var(--ef-secondary);</text:p>
      <text:p text:style-name="Standard"><text:s text:c="4"/>text-align: center;</text:p>
      <text:p text:style-name="Standard"><text:s text:c="4"/>letter-spacing: -0.5px;</text:p>
      <text:p text:style-name="Standard"><text:s text:c="4"/>font-family: var(--f5);</text:p>
      <text:p text:style-name="Standard">}</text:p>
      <text:p text:style-name="Standard"/>
      <text:p text:style-name="Standard">.user-css.page-article .tab-content {</text:p>
      <text:p text:style-name="Standard"><text:s text:c="4"/>border-top: 1px solid var(--ef-secondary-l);</text:p>
      <text:p text:style-name="Standard">}</text:p>
      <text:p text:style-name="Standard"/>
      <text:p text:style-name="Standard">.user-css .article-title-author {</text:p>
      <text:p text:style-name="Standard"><text:s text:c="4"/>font-family: var(--f5);</text:p>
      <text:p text:style-name="Standard"><text:s text:c="4"/>font-style: italic;</text:p>
      <text:p text:style-name="Standard"><text:s text:c="4"/>font-size: 14px;</text:p>
      <text:p text:style-name="Standard"><text:s text:c="4"/>color: var(--ef-secondary-l);</text:p>
      <text:p text:style-name="Standard"><text:s text:c="4"/>margin-top: -6px;</text:p>
      <text:p text:style-name="Standard"><text:s text:c="4"/>text-align: center;</text:p>
      <text:p text:style-name="Standard">}</text:p>
      <text:p text:style-name="Standard"/>
      <text:p text:style-name="Standard">/* Link Text */</text:p>
      <text:p text:style-name="Standard">.user-css a,</text:p>
      <text:p text:style-name="Standard">.user-css-extended a,</text:p>
      <text:p text:style-name="Standard">.tooltipster-content a {</text:p>
      <text:p text:style-name="Standard"><text:s text:c="5"/>color: var(--ef-success-d);</text:p>
      <text:p text:style-name="Standard">}</text:p>
      <text:p text:style-name="Standard"/>
      <text:p text:style-name="Standard">.user-css a:hover,</text:p>
      <text:p text:style-name="Standard">.user-css-extended a:hover,</text:p>
      <text:p text:style-name="Standard">.tooltipster-content a:hover{</text:p>
      <text:p text:style-name="Standard"><text:s text:c="9"/>color: var(--ef-success);</text:p>
      <text:p text:style-name="Standard"><text:s text:c="4"/>text-decoration: none;</text:p>
      <text:p text:style-name="Standard">}</text:p>
      <text:p text:style-name="Standard"/>
      <text:p text:style-name="Standard">/* ==========================================================================</text:p>
      <text:p text:style-name="Standard"><text:s text:c="3"/>#FORMATTING</text:p>
      <text:p text:style-name="Standard"><text:s text:c="3"/>============================================================[EFTJ04.20] */</text:p>
      <text:p text:style-name="Standard"/>
      <text:p text:style-name="Standard">.user-css .aloud,</text:p>
      <text:p text:style-name="Standard">.user-css-extended .aloud {</text:p>
      <text:p text:style-name="Standard"><text:tab/>background-color: var(--ef-light-l);</text:p>
      <text:p text:style-name="Standard"><text:s text:c="4"/>font-family: var(--f5);</text:p>
      <text:p text:style-name="Standard"><text:soft-page-break/><text:s text:c="4"/>font-style: normal!important;</text:p>
      <text:p text:style-name="Standard"><text:s text:c="4"/>font-size: 14px;</text:p>
      <text:p text:style-name="Standard"><text:s text:c="4"/>padding: 20px 30px;</text:p>
      <text:p text:style-name="Standard"><text:s text:c="4"/>margin: 0px;</text:p>
      <text:p text:style-name="Standard"><text:s text:c="4"/>border: 2px solid var(--ef-white);</text:p>
      <text:p text:style-name="Standard"><text:s text:c="4"/>font-style: italic;</text:p>
      <text:p text:style-name="Standard"><text:s text:c="4"/>font-size: 13px;</text:p>
      <text:p text:style-name="Standard"><text:s text:c="4"/>color: var(--ef-secondary);</text:p>
      <text:p text:style-name="Standard"><text:s text:c="4"/>border-radius: 0px;</text:p>
      <text:p text:style-name="Standard"><text:s text:c="4"/>line-height: 1.7;</text:p>
      <text:p text:style-name="Standard">}</text:p>
      <text:p text:style-name="Standard"/>
      <text:p text:style-name="Standard">.user-css .aloud h2,</text:p>
      <text:p text:style-name="Standard">.user-css .aloud h3,</text:p>
      <text:p text:style-name="Standard">.user-css .aloud h4 {</text:p>
      <text:p text:style-name="Standard"><text:s text:c="4"/>color: var(--ef-secondary-d)!important;</text:p>
      <text:p text:style-name="Standard">}</text:p>
      <text:p text:style-name="Standard"/>
      <text:p text:style-name="Standard">/* Tooltips */</text:p>
      <text:p text:style-name="Standard">.user-css .text-abbreviation {</text:p>
      <text:p text:style-name="Standard"><text:s text:c="2"/>text-decoration-line: none;</text:p>
      <text:p text:style-name="Standard"><text:s text:c="2"/>border-bottom-width: 2px;</text:p>
      <text:p text:style-name="Standard"><text:s text:c="2"/>border-bottom-style: dotted;</text:p>
      <text:p text:style-name="Standard"><text:s text:c="2"/>border-color: var(--ef-info-d);</text:p>
      <text:p text:style-name="Standard">}</text:p>
      <text:p text:style-name="Standard"/>
      <text:p text:style-name="Standard">.user-css .tooltip,</text:p>
      <text:p text:style-name="Standard">.user-css-extended .tooltip {</text:p>
      <text:p text:style-name="Standard"><text:s text:c="4"/>opacity: 1;</text:p>
      <text:p text:style-name="Standard">}</text:p>
      <text:p text:style-name="Standard"/>
      <text:p text:style-name="Standard">.user-css .tooltip.top .tooltip-arrow, </text:p>
      <text:p text:style-name="Standard">.user-css-extended .tooltip.top .tooltip-arrow {</text:p>
      <text:p text:style-name="Standard"><text:s text:c="4"/>border-top-color: var(--ef-success-d);</text:p>
      <text:p text:style-name="Standard"/>
      <text:p text:style-name="Standard">}</text:p>
      <text:p text:style-name="Standard"/>
      <text:p text:style-name="Standard">.user-css .tooltip.left .tooltip-arrow, </text:p>
      <text:p text:style-name="Standard">.user-css-extended .tooltip.left .tooltip-arrow {</text:p>
      <text:p text:style-name="Standard"><text:s text:c="4"/>border-left-color: var(--ef-success-d);</text:p>
      <text:p text:style-name="Standard"/>
      <text:p text:style-name="Standard">}</text:p>
      <text:p text:style-name="Standard"/>
      <text:p text:style-name="Standard">.user-css .tooltip.bottom .tooltip-arrow, </text:p>
      <text:p text:style-name="Standard">.user-css-extended .tooltip.bottom .tooltip-arrow {</text:p>
      <text:p text:style-name="Standard"><text:s text:c="4"/>border-bottom-color: var(--ef-success-d);</text:p>
      <text:p text:style-name="Standard"/>
      <text:p text:style-name="Standard">}</text:p>
      <text:p text:style-name="Standard"/>
      <text:p text:style-name="Standard"><text:soft-page-break/>.user-css .tooltip.right .tooltip-arrow, </text:p>
      <text:p text:style-name="Standard">.user-css-extended .tooltip.right .tooltip-arrow {</text:p>
      <text:p text:style-name="Standard"><text:s text:c="4"/>border-right-color: var(--ef-success-d);</text:p>
      <text:p text:style-name="Standard"/>
      <text:p text:style-name="Standard">}</text:p>
      <text:p text:style-name="Standard"/>
      <text:p text:style-name="Standard">.user-css .tooltip .tooltip-inner, </text:p>
      <text:p text:style-name="Standard">.user-css-extended .tooltip .tooltip-inner {</text:p>
      <text:p text:style-name="Standard"><text:s text:c="4"/>background: var(--ef-success-d);</text:p>
      <text:p text:style-name="Standard"><text:s text:c="4"/>border-color: var(--ef-success-d);</text:p>
      <text:p text:style-name="Standard"><text:s text:c="4"/>font-family: var(--f3);</text:p>
      <text:p text:style-name="Standard"><text:s text:c="4"/>color: var(--ef-white);</text:p>
      <text:p text:style-name="Standard"><text:s text:c="4"/>margin-bottom: -1px;</text:p>
      <text:p text:style-name="Standard">}</text:p>
      <text:p text:style-name="Standard"/>
      <text:p text:style-name="Standard">/*wiggly popup tooltip*/</text:p>
      <text:p text:style-name="Standard">.user-css-presentation .tooltipster-content{</text:p>
      <text:p text:style-name="Standard"><text:s text:c="4"/>background: var(--ef-light);</text:p>
      <text:p text:style-name="Standard"><text:s text:c="4"/>color: var(--ef-dark);</text:p>
      <text:p text:style-name="Standard"><text:s text:c="4"/>border: 1px solid transparent!important;</text:p>
      <text:p text:style-name="Standard"><text:s text:c="4"/>transition: none!important;</text:p>
      <text:p text:style-name="Standard">}</text:p>
      <text:p text:style-name="Standard"/>
      <text:p text:style-name="Standard">.user-css-extended .orgtree li a {</text:p>
      <text:p text:style-name="Standard"><text:s text:c="4"/>font-family: var(--f3);</text:p>
      <text:p text:style-name="Standard"><text:s text:c="4"/>font-size: 14px;</text:p>
      <text:p text:style-name="Standard"><text:s text:c="4"/>background: var(--ef-success-d);</text:p>
      <text:p text:style-name="Standard"><text:s text:c="4"/>color: var(--ef-white);</text:p>
      <text:p text:style-name="Standard"><text:s text:c="4"/>border: 2px solid var(--ef-success);</text:p>
      <text:p text:style-name="Standard">}</text:p>
      <text:p text:style-name="Standard"/>
      <text:p text:style-name="Standard">.user-css-extended .orgtree li a:hover {</text:p>
      <text:p text:style-name="Standard"><text:s text:c="4"/>background: var(--ef-success);</text:p>
      <text:p text:style-name="Standard"><text:s text:c="4"/>color: var(--ef-white);</text:p>
      <text:p text:style-name="Standard"><text:s text:c="4"/>border: 2px solid var(--ef-success-l);</text:p>
      <text:p text:style-name="Standard">}</text:p>
      <text:p text:style-name="Standard"/>
      <text:p text:style-name="Standard">.user-css blockquote,</text:p>
      <text:p text:style-name="Standard">.user-css-extended blockquote{</text:p>
      <text:p text:style-name="Standard"><text:s text:c="4"/>background: transparent;</text:p>
      <text:p text:style-name="Standard"><text:s text:c="4"/>border: none;</text:p>
      <text:p text:style-name="Standard"><text:s text:c="4"/>border-radius: 5px;</text:p>
      <text:p text:style-name="Standard"><text:s text:c="4"/>font-family: var(--f3);</text:p>
      <text:p text:style-name="Standard"><text:s text:c="4"/>font-style: italic!important;</text:p>
      <text:p text:style-name="Standard"><text:s text:c="4"/>font-size: 18px;</text:p>
      <text:p text:style-name="Standard"><text:s text:c="4"/>color: var(--ef-danger-d);</text:p>
      <text:p text:style-name="Standard"><text:s text:c="4"/>padding: 25px;</text:p>
      <text:p text:style-name="Standard"><text:s text:c="4"/>box-shadow: none;</text:p>
      <text:p text:style-name="Standard">}</text:p>
      <text:p text:style-name="Standard"><text:soft-page-break/></text:p>
      <text:p text:style-name="Standard">.user-css blockquote .author,</text:p>
      <text:p text:style-name="Standard">.user-css-extended blockquote .author {</text:p>
      <text:p text:style-name="Standard"><text:s text:c="4"/>font-family: var(--f2);</text:p>
      <text:p text:style-name="Standard"><text:s text:c="4"/>font-size: 18px;</text:p>
      <text:p text:style-name="Standard"><text:s text:c="4"/>color: var(--ef-dark-l);</text:p>
      <text:p text:style-name="Standard"><text:s text:c="4"/>padding-top: 10px;</text:p>
      <text:p text:style-name="Standard">}</text:p>
      <text:p text:style-name="Standard"/>
      <text:p text:style-name="Standard">.user-css blockquote .text-center {</text:p>
      <text:p text:style-name="Standard"><text:s text:c="4"/>text-align: center;</text:p>
      <text:p text:style-name="Standard">}</text:p>
      <text:p text:style-name="Standard"/>
      <text:p text:style-name="Standard">.user-css .statblock {</text:p>
      <text:p text:style-name="Standard"><text:s text:c="4"/>background: var(--ef-dark-d);</text:p>
      <text:p text:style-name="Standard"><text:s text:c="4"/>padding: 25px;</text:p>
      <text:p text:style-name="Standard"><text:s text:c="4"/>border-radius: 0px;</text:p>
      <text:p text:style-name="Standard"><text:s text:c="4"/>color: var(--ef-light-l);</text:p>
      <text:p text:style-name="Standard"><text:s text:c="4"/>border: none;</text:p>
      <text:p text:style-name="Standard"><text:s text:c="4"/>margin-bottom: 5px;</text:p>
      <text:p text:style-name="Standard"><text:s text:c="4"/>margin-top: 5px;</text:p>
      <text:p text:style-name="Standard"><text:s text:c="4"/>font-family: var(--f5);</text:p>
      <text:p text:style-name="Standard"><text:s text:c="4"/>font-style: normal;</text:p>
      <text:p text:style-name="Standard">}</text:p>
      <text:p text:style-name="Standard"/>
      <text:p text:style-name="Standard">.user-css .statblock h1,</text:p>
      <text:p text:style-name="Standard">.user-css .statblock h2,</text:p>
      <text:p text:style-name="Standard">.user-css .statblock h3,</text:p>
      <text:p text:style-name="Standard">.user-css .statblock h4,</text:p>
      <text:p text:style-name="Standard">.user-css .statblock em,</text:p>
      <text:p text:style-name="Standard">.user-css .statblock strong,</text:p>
      <text:p text:style-name="Standard">.user-css .statblock b,</text:p>
      <text:p text:style-name="Standard">.user-css .statblock small,</text:p>
      <text:p text:style-name="Standard">.user-css .statblock p {</text:p>
      <text:p text:style-name="Standard"><text:s text:c="4"/>color: var(--ef-white);</text:p>
      <text:p text:style-name="Standard">}</text:p>
      <text:p text:style-name="Standard"/>
      <text:p text:style-name="Standard">.user-css .statblock h1 {</text:p>
      <text:p text:style-name="Standard"><text:s text:c="4"/>font-family: var(--f1);</text:p>
      <text:p text:style-name="Standard"><text:s text:c="4"/>font-size: 34px;</text:p>
      <text:p text:style-name="Standard"><text:s text:c="4"/>margin-bottom: 5px;</text:p>
      <text:p text:style-name="Standard"><text:s text:c="4"/>color: var(--ef-warning);</text:p>
      <text:p text:style-name="Standard">}</text:p>
      <text:p text:style-name="Standard"/>
      <text:p text:style-name="Standard">.user-css .statblock h2 {</text:p>
      <text:p text:style-name="Standard"><text:s text:c="4"/>font-variant: small-caps;</text:p>
      <text:p text:style-name="Standard"><text:s text:c="4"/>text-transform: capitalize;</text:p>
      <text:p text:style-name="Standard"><text:s text:c="4"/>color: var(--ef-danger-l);</text:p>
      <text:p text:style-name="Standard"><text:s text:c="4"/>font-size: 32px;</text:p>
      <text:p text:style-name="Standard"><text:soft-page-break/>}</text:p>
      <text:p text:style-name="Standard"/>
      <text:p text:style-name="Standard">.user-css .statblock .subheading {</text:p>
      <text:p text:style-name="Standard"><text:s text:c="4"/>color: var(--ef-warning-d);</text:p>
      <text:p text:style-name="Standard"><text:s text:c="4"/>margin-bottom: 5px;</text:p>
      <text:p text:style-name="Standard">}</text:p>
      <text:p text:style-name="Standard"/>
      <text:p text:style-name="Standard">.user-css .statblock hr {</text:p>
      <text:p text:style-name="Standard"><text:s text:c="4"/>border: 1px solid var(--ef-secondary-d);</text:p>
      <text:p text:style-name="Standard">}</text:p>
      <text:p text:style-name="Standard"/>
      <text:p text:style-name="Standard">.user-css .statblock .label {</text:p>
      <text:p text:style-name="Standard"><text:s text:c="2"/>background: var(--ef-danger);</text:p>
      <text:p text:style-name="Standard"><text:s text:c="4"/>color: var(--ef-white);</text:p>
      <text:p text:style-name="Standard">}</text:p>
      <text:p text:style-name="Standard"/>
      <text:p text:style-name="Standard">.user-css .statblock .btn-primary {</text:p>
      <text:p text:style-name="Standard"><text:s text:c="4"/>background: var(--ef-danger)!important;</text:p>
      <text:p text:style-name="Standard"><text:s text:c="2"/>color: var(--ef-white);</text:p>
      <text:p text:style-name="Standard">}</text:p>
      <text:p text:style-name="Standard"/>
      <text:p text:style-name="Standard">.user-css .statblock .btn-primary:hover,</text:p>
      <text:p text:style-name="Standard">.user-css .statblock .label:hover {</text:p>
      <text:p text:style-name="Standard"><text:s text:c="4"/>background: var(--ef-danger-l)!important;</text:p>
      <text:p text:style-name="Standard">}</text:p>
      <text:p text:style-name="Standard"/>
      <text:p text:style-name="Standard">.user-css .statblock.template-generic_random_table-dimitris-1 h4{</text:p>
      <text:p text:style-name="Standard"><text:s text:c="4"/>color: var(--ef-white)!important;</text:p>
      <text:p text:style-name="Standard"><text:s text:c="4"/>text-align: center;</text:p>
      <text:p text:style-name="Standard"><text:s text:c="4"/>margin-bottom: 10px;</text:p>
      <text:p text:style-name="Standard">}</text:p>
      <text:p text:style-name="Standard"/>
      <text:p text:style-name="Standard">.user-css .random-table-result {</text:p>
      <text:p text:style-name="Standard"><text:s text:c="4"/>text-align: center;</text:p>
      <text:p text:style-name="Standard"><text:s text:c="4"/>font-size: 16px;</text:p>
      <text:p text:style-name="Standard"><text:s text:c="4"/>font-family: var(--f1);</text:p>
      <text:p text:style-name="Standard">}</text:p>
      <text:p text:style-name="Standard"/>
      <text:p text:style-name="Standard">.user-css .table .btn-primary,</text:p>
      <text:p text:style-name="Standard">.user-css-extended .table .btn-primary,</text:p>
      <text:p text:style-name="Standard">.user-css-rpgblock .table .btn-primary {</text:p>
      <text:p text:style-name="Standard"><text:s text:c="4"/>margin: 10px 0px 0px 0px;</text:p>
      <text:p text:style-name="Standard">}</text:p>
      <text:p text:style-name="Standard"/>
      <text:p text:style-name="Standard">.user-css .table,</text:p>
      <text:p text:style-name="Standard">.user-css .table-striped,</text:p>
      <text:p text:style-name="Standard">.user-css-extended .table {</text:p>
      <text:p text:style-name="Standard"><text:s text:c="4"/>background: none;</text:p>
      <text:p text:style-name="Standard"><text:s text:c="4"/>hyphens: none;</text:p>
      <text:p text:style-name="Standard"><text:soft-page-break/><text:s text:c="4"/>border: 2px solid var(--ef-light-d);</text:p>
      <text:p text:style-name="Standard">}</text:p>
      <text:p text:style-name="Standard"/>
      <text:p text:style-name="Standard"/>
      <text:p text:style-name="Standard">.user-css .table a {</text:p>
      <text:p text:style-name="Standard"><text:s text:c="4"/>color: var(--ef-info-l);</text:p>
      <text:p text:style-name="Standard">}</text:p>
      <text:p text:style-name="Standard"/>
      <text:p text:style-name="Standard">.user-css .table th,</text:p>
      <text:p text:style-name="Standard">.user-css .table td,</text:p>
      <text:p text:style-name="Standard">.user-css .table tr,</text:p>
      <text:p text:style-name="Standard">.user-css-rpgblock .table th,</text:p>
      <text:p text:style-name="Standard">.user-css-rpgblock .table td,</text:p>
      <text:p text:style-name="Standard">.user-css-rpgblock .table tr,</text:p>
      <text:p text:style-name="Standard">.user-css-extended .table th,</text:p>
      <text:p text:style-name="Standard">.user-css-extended .table td,</text:p>
      <text:p text:style-name="Standard">.user-css-extended .table tr{</text:p>
      <text:p text:style-name="Standard"><text:s text:c="5"/>/*width: min-content;*/</text:p>
      <text:p text:style-name="Standard"><text:s text:c="4"/>border-left: none!important;</text:p>
      <text:p text:style-name="Standard"><text:s text:c="4"/>border-top: none!important;</text:p>
      <text:p text:style-name="Standard"><text:s text:c="4"/>border-bottom: none!important;</text:p>
      <text:p text:style-name="Standard"><text:s text:c="4"/>border-right: none!important;</text:p>
      <text:p text:style-name="Standard"><text:s text:c="4"/>border-left-color: transparent!important;</text:p>
      <text:p text:style-name="Standard"><text:s text:c="4"/>border-top-color: transparent!important;</text:p>
      <text:p text:style-name="Standard"><text:s text:c="4"/>border-bottom-color: transparent!important;</text:p>
      <text:p text:style-name="Standard"><text:s text:c="4"/>border-right-color: transparent!important;</text:p>
      <text:p text:style-name="Standard"><text:s/></text:p>
      <text:p text:style-name="Standard">}</text:p>
      <text:p text:style-name="Standard"/>
      <text:p text:style-name="Standard">.user-css .table th,</text:p>
      <text:p text:style-name="Standard">.user-css-extended .table th,</text:p>
      <text:p text:style-name="Standard">.user-css-rpgblock .table th{</text:p>
      <text:p text:style-name="Standard"><text:s text:c="4"/>font-family: var(--f3);</text:p>
      <text:p text:style-name="Standard"><text:s text:c="4"/>font-style: normal;</text:p>
      <text:p text:style-name="Standard"><text:s text:c="4"/>font-weight: 400;</text:p>
      <text:p text:style-name="Standard"><text:s text:c="4"/>letter-spacing: 1px;</text:p>
      <text:p text:style-name="Standard"><text:s text:c="4"/>padding: 10px 15px 10px 15px!important;</text:p>
      <text:p text:style-name="Standard"><text:s text:c="4"/>hyphens: none;</text:p>
      <text:p text:style-name="Standard"><text:s text:c="4"/></text:p>
      <text:p text:style-name="Standard">}</text:p>
      <text:p text:style-name="Standard"/>
      <text:p text:style-name="Standard">.user-css-rpgblock .table-striped {</text:p>
      <text:p text:style-name="Standard"><text:s text:c="4"/>background: none;</text:p>
      <text:p text:style-name="Standard"><text:s text:c="8"/>hyphens: none;</text:p>
      <text:p text:style-name="Standard"><text:s text:c="4"/></text:p>
      <text:p text:style-name="Standard">}</text:p>
      <text:p text:style-name="Standard"/>
      <text:p text:style-name="Standard">.user-css .statblock tr:nth-of-type(1n),</text:p>
      <text:p text:style-name="Standard">.user-css-extended .statblock tr:nth-of-type(1n),</text:p>
      <text:p text:style-name="Standard"><text:soft-page-break/>.user-css-rpgblock .statblock tr:nth-of-type(1n),</text:p>
      <text:p text:style-name="Standard">.user-css-rpgblock tr:nth-of-type(1n) {</text:p>
      <text:p text:style-name="Standard"><text:s text:c="4"/>background: none;</text:p>
      <text:p text:style-name="Standard"><text:s text:c="8"/>hyphens: none;</text:p>
      <text:p text:style-name="Standard"/>
      <text:p text:style-name="Standard">}</text:p>
      <text:p text:style-name="Standard"/>
      <text:p text:style-name="Standard">.user-css .table td, .user-css .table th,</text:p>
      <text:p text:style-name="Standard">.user-css-extended .table td, .user-css-extended .table th,</text:p>
      <text:p text:style-name="Standard">.user-css-rpgblock .table td, .user-css-extended .table th{</text:p>
      <text:p text:style-name="Standard"><text:s text:c="2"/>border: 0px;</text:p>
      <text:p text:style-name="Standard"><text:s text:c="2"/>padding: 10px 15px 10px 15px;</text:p>
      <text:p text:style-name="Standard"><text:s text:c="2"/>text-align: left;</text:p>
      <text:p text:style-name="Standard"><text:s text:c="2"/>vertical-align: middle;</text:p>
      <text:p text:style-name="Standard"><text:s text:c="2"/>hyphens: none;</text:p>
      <text:p text:style-name="Standard">}</text:p>
      <text:p text:style-name="Standard"/>
      <text:p text:style-name="Standard">.user-css .statblock .table tr:nth-child(even),</text:p>
      <text:p text:style-name="Standard">.user-css .table tr:nth-child(even),</text:p>
      <text:p text:style-name="Standard">.user-css-extended .table tr:nth-child(even),</text:p>
      <text:p text:style-name="Standard">.user-css-rpgblock .table tr:nth-child(even),</text:p>
      <text:p text:style-name="Standard">.user-css-rpgblock tr:nth-child(even),</text:p>
      <text:p text:style-name="Standard">.user-css-rpgblock .table-striped tr:nth-child(even){</text:p>
      <text:p text:style-name="Standard"><text:s text:c="4"/>background: rgba(255, 255, 255, 0.4);</text:p>
      <text:p text:style-name="Standard"><text:s text:c="8"/>font-size: 16px!important;</text:p>
      <text:p text:style-name="Standard"><text:s text:c="4"/>color: var(--ef-dark)!important;</text:p>
      <text:p text:style-name="Standard"><text:s text:c="8"/>hyphens: none;</text:p>
      <text:p text:style-name="Standard"><text:s text:c="4"/></text:p>
      <text:p text:style-name="Standard">}</text:p>
      <text:p text:style-name="Standard"/>
      <text:p text:style-name="Standard">.user-css .statblock .table tr:nth-child(odd),</text:p>
      <text:p text:style-name="Standard">.user-css .table tr:nth-child(odd),</text:p>
      <text:p text:style-name="Standard">.user-css-extended .table tr:nth-child(odd),</text:p>
      <text:p text:style-name="Standard">.user-css-rpgblock .table tr:nth-child(odd),</text:p>
      <text:p text:style-name="Standard">.user-css-rpgblock tr:nth-child(odd)</text:p>
      <text:p text:style-name="Standard">.user-css-rpgblock .table-striped tr:nth-child(odd) {</text:p>
      <text:p text:style-name="Standard"><text:s text:c="4"/>background: rgba(255, 255, 255, 0.6);</text:p>
      <text:p text:style-name="Standard"><text:s text:c="8"/>font-size: 16px!important;</text:p>
      <text:p text:style-name="Standard"><text:s text:c="8"/>color: var(--ef-dark);</text:p>
      <text:p text:style-name="Standard">}</text:p>
      <text:p text:style-name="Standard"/>
      <text:p text:style-name="Standard">.user-css .statblock .table th,</text:p>
      <text:p text:style-name="Standard">.user-css .table th,</text:p>
      <text:p text:style-name="Standard">.user-css-extended .table th,</text:p>
      <text:p text:style-name="Standard">.user-css-rpgblock .table th{</text:p>
      <text:p text:style-name="Standard"><text:s text:c="2"/>padding-top: 12px;</text:p>
      <text:p text:style-name="Standard"><text:s text:c="2"/>padding-bottom: 12px;</text:p>
      <text:p text:style-name="Standard"><text:s text:c="2"/>text-align: left;</text:p>
      <text:p text:style-name="Standard"><text:s text:c="2"/>background-color: var(--ef-success-d);</text:p>
      <text:p text:style-name="Standard"><text:soft-page-break/><text:s text:c="2"/>border-top: 0px solid;</text:p>
      <text:p text:style-name="Standard"><text:s text:c="2"/>color: var(--ef-white)!important;</text:p>
      <text:p text:style-name="Standard"><text:s text:c="4"/>font-family: var(--f3);</text:p>
      <text:p text:style-name="Standard"><text:s text:c="4"/>font-weight: bold;</text:p>
      <text:p text:style-name="Standard"><text:s text:c="4"/>text-transform: uppercase;</text:p>
      <text:p text:style-name="Standard"><text:s text:c="4"/>font-size: 16px;</text:p>
      <text:p text:style-name="Standard">}</text:p>
      <text:p text:style-name="Standard"/>
      <text:p text:style-name="Standard">.user-css .statblock .table tr td,</text:p>
      <text:p text:style-name="Standard">.user-css .table tr td,</text:p>
      <text:p text:style-name="Standard">.user-css-extended .table tr td,</text:p>
      <text:p text:style-name="Standard">.user-css-rpgblock .table tr td {</text:p>
      <text:p text:style-name="Standard"><text:s text:c="4"/>color: var(--ef-dark);</text:p>
      <text:p text:style-name="Standard"><text:s text:c="4"/>background: none;</text:p>
      <text:p text:style-name="Standard">}</text:p>
      <text:p text:style-name="Standard"/>
      <text:p text:style-name="Standard">/* Secrets */</text:p>
      <text:p text:style-name="Standard">.user-css-secret {</text:p>
      <text:p text:style-name="Standard"><text:tab/>background-color: var(--ef-info-d);</text:p>
      <text:p text:style-name="Standard"><text:s text:c="4"/>border-radius: 0px;</text:p>
      <text:p text:style-name="Standard"><text:s text:c="4"/>font-family: var(--f5);</text:p>
      <text:p text:style-name="Standard"><text:s text:c="4"/>font-style: normal!important;</text:p>
      <text:p text:style-name="Standard"><text:s text:c="4"/>font-size: 14px;</text:p>
      <text:p text:style-name="Standard"><text:s text:c="4"/>letter-spacing: -0.5px;</text:p>
      <text:p text:style-name="Standard"><text:s text:c="4"/>padding: 20px 30px;</text:p>
      <text:p text:style-name="Standard"><text:s text:c="4"/>margin: 0px;</text:p>
      <text:p text:style-name="Standard"><text:s text:c="4"/>letter-spacing: 0.5px;</text:p>
      <text:p text:style-name="Standard"><text:s text:c="4"/>border: 3px solid var(--ef-info);</text:p>
      <text:p text:style-name="Standard"><text:s text:c="4"/>font-family: var(--f5);</text:p>
      <text:p text:style-name="Standard"><text:s text:c="4"/>font-style: italic;</text:p>
      <text:p text:style-name="Standard"><text:s text:c="4"/>font-size: 16px;</text:p>
      <text:p text:style-name="Standard"><text:s text:c="4"/>color: var(--ef-info-l);</text:p>
      <text:p text:style-name="Standard">}</text:p>
      <text:p text:style-name="Standard"/>
      <text:p text:style-name="Standard">.user-css-secret h1,</text:p>
      <text:p text:style-name="Standard">.user-css-secret h2,</text:p>
      <text:p text:style-name="Standard">.user-css-secret h3,</text:p>
      <text:p text:style-name="Standard">.user-css-secret h4,</text:p>
      <text:p text:style-name="Standard">.user-css-secret h5,</text:p>
      <text:p text:style-name="Standard">.user-css-secret b,</text:p>
      <text:p text:style-name="Standard">.user-css-secret small {</text:p>
      <text:p text:style-name="Standard"><text:s text:c="4"/>color: var(--ef-white);</text:p>
      <text:p text:style-name="Standard">}</text:p>
      <text:p text:style-name="Standard"/>
      <text:p text:style-name="Standard">.user-css-extended .panel-default h2,</text:p>
      <text:p text:style-name="Standard">.user-css-extended .panel-default h3,</text:p>
      <text:p text:style-name="Standard">.user-css-extended .panel-default {</text:p>
      <text:p text:style-name="Standard"><text:s text:c="4"/>background-color: var(--ef-dark);</text:p>
      <text:p text:style-name="Standard"><text:s text:c="4"/>color: var(--ef-light)!important;</text:p>
      <text:p text:style-name="Standard"><text:soft-page-break/><text:s text:c="4"/>border-bottom: none;</text:p>
      <text:p text:style-name="Standard">}</text:p>
      <text:p text:style-name="Standard"/>
      <text:p text:style-name="Standard">.user-css-extended .panel-default .panel-heading {</text:p>
      <text:p text:style-name="Standard"><text:s text:c="4"/>color: var(--ef-light);</text:p>
      <text:p text:style-name="Standard"><text:s text:c="4"/>background-color: var(--ef-dark);</text:p>
      <text:p text:style-name="Standard"><text:s text:c="4"/>border: 0px;</text:p>
      <text:p text:style-name="Standard"><text:s text:c="4"/>border-radius: 5px;</text:p>
      <text:p text:style-name="Standard">}</text:p>
      <text:p text:style-name="Standard"/>
      <text:p text:style-name="Standard">/* Spoilers */</text:p>
      <text:p text:style-name="Standard"/>
      <text:p text:style-name="Standard">.user-css .spoiler-content,</text:p>
      <text:p text:style-name="Standard">.user-css-extended .spoiler-content {</text:p>
      <text:p text:style-name="Standard"><text:s text:c="4"/>background: transparent;</text:p>
      <text:p text:style-name="Standard"><text:s text:c="4"/>border-radius: 5px;</text:p>
      <text:p text:style-name="Standard"><text:s text:c="4"/>border: 0 solid; </text:p>
      <text:p text:style-name="Standard"><text:s text:c="4"/>padding: 0px;</text:p>
      <text:p text:style-name="Standard">}</text:p>
      <text:p text:style-name="Standard"/>
      <text:p text:style-name="Standard">/* Horizontal Rule */</text:p>
      <text:p text:style-name="Standard"/>
      <text:p text:style-name="Standard">.user-css hr,</text:p>
      <text:p text:style-name="Standard">.user-css-extended hr {</text:p>
      <text:p text:style-name="Standard"><text:s text:c="4"/>border-top: 1px solid var(--ef-secondary-l);</text:p>
      <text:p text:style-name="Standard">}</text:p>
      <text:p text:style-name="Standard"/>
      <text:p text:style-name="Standard">/*Dice rolls*/</text:p>
      <text:p text:style-name="Standard">.user-css .label.label-roller {</text:p>
      <text:p text:style-name="Standard"><text:s text:c="4"/>background: var(--ef-danger);</text:p>
      <text:p text:style-name="Standard"><text:s text:c="4"/>border-radius: 10px;</text:p>
      <text:p text:style-name="Standard"><text:s text:c="4"/>font-weight: bold;</text:p>
      <text:p text:style-name="Standard">}</text:p>
      <text:p text:style-name="Standard"/>
      <text:p text:style-name="Standard">.notifyjs-corner {</text:p>
      <text:p text:style-name="Standard"><text:s text:c="4"/>position: fixed;</text:p>
      <text:p text:style-name="Standard"><text:s text:c="4"/>margin: 5px;</text:p>
      <text:p text:style-name="Standard"><text:s text:c="4"/>z-index: 3000;</text:p>
      <text:p text:style-name="Standard"><text:s text:c="4"/>right: 25px!important;</text:p>
      <text:p text:style-name="Standard"><text:s text:c="4"/>left: unset!important;</text:p>
      <text:p text:style-name="Standard"><text:s text:c="4"/>bottom: 100px!important;</text:p>
      <text:p text:style-name="Standard">}</text:p>
      <text:p text:style-name="Standard"/>
      <text:p text:style-name="Standard">.notifyjs-bootstrap-roller-alert {</text:p>
      <text:p text:style-name="Standard"><text:s text:c="4"/>background-color: var(--ef-primary-d)!important;</text:p>
      <text:p text:style-name="Standard"><text:s text:c="4"/>padding: 8px 15px!important;</text:p>
      <text:p text:style-name="Standard"><text:s text:c="4"/>color: var(--ef-white);</text:p>
      <text:p text:style-name="Standard"><text:s text:c="4"/>text-shadow: none!important;</text:p>
      <text:p text:style-name="Standard"><text:s text:c="4"/>margin-bottom: 5px!important;</text:p>
      <text:p text:style-name="Standard"><text:soft-page-break/><text:s text:c="4"/>border-radius: 0px!important;</text:p>
      <text:p text:style-name="Standard"><text:s text:c="4"/>box-shadow: 1px 1px 10px 0px var(--ef-black);</text:p>
      <text:p text:style-name="Standard">}</text:p>
      <text:p text:style-name="Standard"/>
      <text:p text:style-name="Standard">.notifyjs-bootstrap-base {</text:p>
      <text:p text:style-name="Standard"><text:s text:c="4"/>border: none!important;</text:p>
      <text:p text:style-name="Standard">}</text:p>
      <text:p text:style-name="Standard"/>
      <text:p text:style-name="Standard">/* ==========================================================================</text:p>
      <text:p text:style-name="Standard"><text:s text:c="3"/>#ARTICLES</text:p>
      <text:p text:style-name="Standard"><text:s text:c="3"/>============================================================[EFTJ04.20] */</text:p>
      <text:p text:style-name="Standard"/>
      <text:p text:style-name="Standard">/* Black On White */</text:p>
      <text:p text:style-name="Standard"/>
      <text:p text:style-name="Standard">.user-css.bow {</text:p>
      <text:p text:style-name="Standard"><text:s text:c="3"/>background: var(--ef-dark-d)!important;</text:p>
      <text:p text:style-name="Standard">} </text:p>
      <text:p text:style-name="Standard"/>
      <text:p text:style-name="Standard">.user-css.bow .article-title h1 {</text:p>
      <text:p text:style-name="Standard"><text:s text:c="4"/>color: white!important;</text:p>
      <text:p text:style-name="Standard"><text:s text:c="4"/>box-shadow: none!important;</text:p>
      <text:p text:style-name="Standard"><text:s text:c="4"/>text-shadow: none!important;</text:p>
      <text:p text:style-name="Standard"><text:s text:c="4"/>border: none!important;</text:p>
      <text:p text:style-name="Standard">}</text:p>
      <text:p text:style-name="Standard"/>
      <text:p text:style-name="Standard">.user-css.wob .article-title h1 {</text:p>
      <text:p text:style-name="Standard"><text:s text:c="4"/>color: black!important;</text:p>
      <text:p text:style-name="Standard"><text:s text:c="4"/>box-shadow: none!important;</text:p>
      <text:p text:style-name="Standard"><text:s text:c="4"/>text-shadow: none!important;</text:p>
      <text:p text:style-name="Standard"><text:s text:c="4"/>border: none!important;</text:p>
      <text:p text:style-name="Standard">}</text:p>
      <text:p text:style-name="Standard"/>
      <text:p text:style-name="Standard">.user-css.bow .article-content,</text:p>
      <text:p text:style-name="Standard">.user-css.bow .article-content p{</text:p>
      <text:p text:style-name="Standard"><text:s text:c="2"/>color: var(--ef-white)!important;</text:p>
      <text:p text:style-name="Standard">}</text:p>
      <text:p text:style-name="Standard"/>
      <text:p text:style-name="Standard">.user-css.bow .article-content a,</text:p>
      <text:p text:style-name="Standard">.user-css.bow .article-content h,</text:p>
      <text:p text:style-name="Standard">.user-css.bow .article-content h2,</text:p>
      <text:p text:style-name="Standard">.user-css.bow .article-content h3,</text:p>
      <text:p text:style-name="Standard">.user-css.bow .article-content h4 {</text:p>
      <text:p text:style-name="Standard"><text:s text:c="4"/>color: var(--ef-warning);</text:p>
      <text:p text:style-name="Standard">}</text:p>
      <text:p text:style-name="Standard"/>
      <text:p text:style-name="Standard">.user-css.wob,</text:p>
      <text:p text:style-name="Standard">.user-css.wob:before{</text:p>
      <text:p text:style-name="Standard"><text:soft-page-break/><text:s text:c="2"/>background: var(--ef-white)!important; <text:s text:c="3"/></text:p>
      <text:p text:style-name="Standard">} </text:p>
      <text:p text:style-name="Standard"/>
      <text:p text:style-name="Standard">.user-css.wob .article-content p{</text:p>
      <text:p text:style-name="Standard"><text:s text:c="6"/>color: var(--ef-dark);</text:p>
      <text:p text:style-name="Standard">}</text:p>
      <text:p text:style-name="Standard"/>
      <text:p text:style-name="Standard">.user-css.wob .article-content a,</text:p>
      <text:p text:style-name="Standard">.user-css.wob .article-content h,</text:p>
      <text:p text:style-name="Standard">.user-css.wob .article-content h2,</text:p>
      <text:p text:style-name="Standard">.user-css.wob .article-content h3,</text:p>
      <text:p text:style-name="Standard">.user-css.wob .article-content h4 {</text:p>
      <text:p text:style-name="Standard"><text:s text:c="4"/>color: var(--ef-dark);</text:p>
      <text:p text:style-name="Standard">}</text:p>
      <text:p text:style-name="Standard"/>
      <text:p text:style-name="Standard">.user-css-presentation .page-article.template-prose .cover div .b-o-w.btn.btn-xs{</text:p>
      <text:p text:style-name="Standard"><text:s text:c="4"/>background: var(--ef-light)!important;</text:p>
      <text:p text:style-name="Standard"><text:s text:c="4"/>color: var(--ef-dark)!important;</text:p>
      <text:p text:style-name="Standard">}</text:p>
      <text:p text:style-name="Standard"/>
      <text:p text:style-name="Standard">.user-css-presentation .page-article.template-prose .cover div .w-o-b.btn.btn-xs{</text:p>
      <text:p text:style-name="Standard"><text:s text:c="4"/>background: var(--ef-dark)!important;</text:p>
      <text:p text:style-name="Standard"><text:s text:c="4"/>color: var(--ef-light)!important;</text:p>
      <text:p text:style-name="Standard">}</text:p>
      <text:p text:style-name="Standard"/>
      <text:p text:style-name="Standard">.user-css-presentation .page-article.template-prose .cover div {</text:p>
      <text:p text:style-name="Standard"><text:s text:c="4"/>position: absolute;</text:p>
      <text:p text:style-name="Standard"><text:s text:c="4"/>bottom: 10px;</text:p>
      <text:p text:style-name="Standard"><text:s text:c="4"/>right: 15px;</text:p>
      <text:p text:style-name="Standard">}</text:p>
      <text:p text:style-name="Standard"/>
      <text:p text:style-name="Standard">/* Artist Credits */</text:p>
      <text:p text:style-name="Standard">.user-css .artist-credits {</text:p>
      <text:p text:style-name="Standard"><text:s text:c="4"/>padding-top: 5px;</text:p>
      <text:p text:style-name="Standard"><text:s text:c="4"/>text-align: center;</text:p>
      <text:p text:style-name="Standard"><text:s text:c="4"/>color: var(--ef-secondary-d);</text:p>
      <text:p text:style-name="Standard"><text:s text:c="4"/>font-size: 11px;</text:p>
      <text:p text:style-name="Standard"><text:s text:c="4"/>letter-spacing: 0.5px;</text:p>
      <text:p text:style-name="Standard">}</text:p>
      <text:p text:style-name="Standard"/>
      <text:p text:style-name="Standard">.user-css .artist-credits a {</text:p>
      <text:p text:style-name="Standard"><text:s text:c="4"/>padding-top: 5px;</text:p>
      <text:p text:style-name="Standard"><text:s text:c="4"/>text-align: center;</text:p>
      <text:p text:style-name="Standard"><text:s text:c="4"/>color: var(--ef-info-d);</text:p>
      <text:p text:style-name="Standard">}</text:p>
      <text:p text:style-name="Standard"/>
      <text:p text:style-name="Standard">.user-css .artist-credits a:hover {</text:p>
      <text:p text:style-name="Standard"><text:s text:c="4"/>padding-top: 5px;</text:p>
      <text:p text:style-name="Standard"><text:s text:c="4"/>text-align: center;</text:p>
      <text:p text:style-name="Standard"><text:soft-page-break/><text:s text:c="4"/>color: var(--ef-info);</text:p>
      <text:p text:style-name="Standard">}</text:p>
      <text:p text:style-name="Standard"/>
      <text:p text:style-name="Standard"/>
      <text:p text:style-name="Standard">/* ==========================================================================</text:p>
      <text:p text:style-name="Standard"><text:s text:c="3"/>#ARTICLE TEMPLATES</text:p>
      <text:p text:style-name="Standard"><text:s text:c="3"/>============================================================[EFTJ04.20] */</text:p>
      <text:p text:style-name="Standard"/>
      <text:p text:style-name="Standard">/* Building */</text:p>
      <text:p text:style-name="Standard">.user-css .panel .panel-danger {</text:p>
      <text:p text:style-name="Standard"><text:s text:c="4"/>background: var(--ef-danger)!important;</text:p>
      <text:p text:style-name="Standard"><text:s text:c="2"/>border-radius: 20px;</text:p>
      <text:p text:style-name="Standard"><text:s text:c="2"/>border: 0px solid ;</text:p>
      <text:p text:style-name="Standard"><text:s text:c="2"/>padding: 1px;</text:p>
      <text:p text:style-name="Standard">}</text:p>
      <text:p text:style-name="Standard"/>
      <text:p text:style-name="Standard">.user-css .panel .panel-danger div {</text:p>
      <text:p text:style-name="Standard"><text:s text:c="4"/>background: var(--ef-danger);</text:p>
      <text:p text:style-name="Standard"><text:s text:c="2"/>border-radius: 20px;</text:p>
      <text:p text:style-name="Standard"><text:s text:c="2"/>border-top: 0px solid ;</text:p>
      <text:p text:style-name="Standard"><text:s text:c="2"/>border-bottom: 0px solid ;</text:p>
      <text:p text:style-name="Standard"><text:s text:c="2"/>outline: 0px solid;</text:p>
      <text:p text:style-name="Standard"><text:s text:c="6"/>color: var(--ef-white);</text:p>
      <text:p text:style-name="Standard">}</text:p>
      <text:p text:style-name="Standard"/>
      <text:p text:style-name="Standard">.user-css .panel .panel-danger div .text-danger {</text:p>
      <text:p text:style-name="Standard"><text:s text:c="2"/>color: var(--ef-light)!important;</text:p>
      <text:p text:style-name="Standard">}</text:p>
      <text:p text:style-name="Standard"/>
      <text:p text:style-name="Standard">.user-css .text-danger{</text:p>
      <text:p text:style-name="Standard"><text:s text:c="4"/>color: var(--ef-danger-d)!important;</text:p>
      <text:p text:style-name="Standard">}</text:p>
      <text:p text:style-name="Standard"/>
      <text:p text:style-name="Standard">.user-css .text-warning{</text:p>
      <text:p text:style-name="Standard"><text:s text:c="4"/>color: var(--ef-warning-d)!important;</text:p>
      <text:p text:style-name="Standard">}</text:p>
      <text:p text:style-name="Standard"/>
      <text:p text:style-name="Standard">.user-css .text-success{</text:p>
      <text:p text:style-name="Standard"><text:s text:c="4"/>color: var(--ef-success)!important;</text:p>
      <text:p text:style-name="Standard">}</text:p>
      <text:p text:style-name="Standard"/>
      <text:p text:style-name="Standard">/* Character */</text:p>
      <text:p text:style-name="Standard">.user-css .panel-default.character-relationship-panel {</text:p>
      <text:p text:style-name="Standard"><text:s text:c="2"/>width: 95%;</text:p>
      <text:p text:style-name="Standard"><text:s text:c="2"/>margin-top: 10px;</text:p>
      <text:p text:style-name="Standard"><text:s text:c="4"/>box-shadow: none!important;</text:p>
      <text:p text:style-name="Standard"><text:s text:c="2"/>border: none!important;</text:p>
      <text:p text:style-name="Standard"><text:soft-page-break/><text:s text:c="4"/>background: var(--ef-light-l);</text:p>
      <text:p text:style-name="Standard"><text:s text:c="4"/>color: var(--ef-dark);</text:p>
      <text:p text:style-name="Standard">}</text:p>
      <text:p text:style-name="Standard"/>
      <text:p text:style-name="Standard">.user-css .character-relationship-panel h4 {</text:p>
      <text:p text:style-name="Standard"><text:s text:c="2"/>font-family: var(--f1);</text:p>
      <text:p text:style-name="Standard"><text:s text:c="2"/>text-transform: none;</text:p>
      <text:p text:style-name="Standard"><text:s text:c="4"/>font-size: 20px;</text:p>
      <text:p text:style-name="Standard"><text:s text:c="4"/>transform: none;</text:p>
      <text:p text:style-name="Standard">}</text:p>
      <text:p text:style-name="Standard"/>
      <text:p text:style-name="Standard">.user-css .character-relationship-panel h5 {</text:p>
      <text:p text:style-name="Standard"><text:s text:c="4"/>color: var(--ef-dark)!important;</text:p>
      <text:p text:style-name="Standard">}</text:p>
      <text:p text:style-name="Standard"/>
      <text:p text:style-name="Standard">.user-css .character-relationship-panel h4 .fa-link { </text:p>
      <text:p text:style-name="Standard"><text:s text:c="2"/>font-size: 14px;</text:p>
      <text:p text:style-name="Standard"><text:s text:c="2"/>color: var(--ef-secondary-l);</text:p>
      <text:p text:style-name="Standard"><text:s text:c="2"/>padding-left: 5px;</text:p>
      <text:p text:style-name="Standard">}</text:p>
      <text:p text:style-name="Standard"/>
      <text:p text:style-name="Standard">.user-css .character-relationship-panel .text-info {</text:p>
      <text:p text:style-name="Standard"><text:s text:c="2"/>font-family: var(--f3);</text:p>
      <text:p text:style-name="Standard"><text:s text:c="2"/>font-weight: bold;</text:p>
      <text:p text:style-name="Standard">}</text:p>
      <text:p text:style-name="Standard"/>
      <text:p text:style-name="Standard">.user-css .character-relationship-panel .text-success p {</text:p>
      <text:p text:style-name="Standard"><text:s text:c="2"/>color: var(--ef-success-d);</text:p>
      <text:p text:style-name="Standard">}</text:p>
      <text:p text:style-name="Standard"/>
      <text:p text:style-name="Standard">.user-css .character-relationship-panel .text-warning p {</text:p>
      <text:p text:style-name="Standard"><text:s text:c="2"/>color: var(--ef-warning-d);</text:p>
      <text:p text:style-name="Standard">}</text:p>
      <text:p text:style-name="Standard"/>
      <text:p text:style-name="Standard">.user-css .character-relationship-panel .text-danger p {</text:p>
      <text:p text:style-name="Standard"><text:s text:c="2"/>color: var(--ef-danger-d);</text:p>
      <text:p text:style-name="Standard">}</text:p>
      <text:p text:style-name="Standard"/>
      <text:p text:style-name="Standard">.user-css .character-relationship-panel .m-t-10 {</text:p>
      <text:p text:style-name="Standard"><text:s text:c="2"/>color: var(--ef-light-l);</text:p>
      <text:p text:style-name="Standard">}</text:p>
      <text:p text:style-name="Standard"/>
      <text:p text:style-name="Standard">.user-css .character-relationship-panel .fa-exchange {</text:p>
      <text:p text:style-name="Standard"><text:s text:c="2"/>color: var(--ef-secondary);</text:p>
      <text:p text:style-name="Standard">}</text:p>
      <text:p text:style-name="Standard"/>
      <text:p text:style-name="Standard"/>
      <text:p text:style-name="Standard">/* Document */</text:p>
      <text:p text:style-name="Standard">.user-css .modal-content {</text:p>
      <text:p text:style-name="Standard"><text:soft-page-break/><text:s text:c="4"/>background: var(--ef-light)!important;</text:p>
      <text:p text:style-name="Standard"><text:s text:c="4"/>font-family: var(--f5);</text:p>
      <text:p text:style-name="Standard">}</text:p>
      <text:p text:style-name="Standard"/>
      <text:p text:style-name="Standard">.user-css .modal-content .btn-default {</text:p>
      <text:p text:style-name="Standard"><text:s text:c="4"/>background: var(--ef-danger-d);</text:p>
      <text:p text:style-name="Standard"><text:s text:c="4"/>color: var(--ef-white)!important;</text:p>
      <text:p text:style-name="Standard">}</text:p>
      <text:p text:style-name="Standard"/>
      <text:p text:style-name="Standard"/>
      <text:p text:style-name="Standard">/* Material */</text:p>
      <text:p text:style-name="Standard">.user-css .chemical-element {</text:p>
      <text:p text:style-name="Standard"><text:s text:c="4"/>background: none;</text:p>
      <text:p text:style-name="Standard"><text:s text:c="4"/>border: none;</text:p>
      <text:p text:style-name="Standard">}</text:p>
      <text:p text:style-name="Standard"/>
      <text:p text:style-name="Standard">.user-css .chemical-element h1 {</text:p>
      <text:p text:style-name="Standard"><text:s text:c="4"/>font-family: var(--f1);</text:p>
      <text:p text:style-name="Standard"><text:s text:c="4"/>font-size: 64px;</text:p>
      <text:p text:style-name="Standard"><text:s text:c="4"/>font-weight: bold;</text:p>
      <text:p text:style-name="Standard"><text:s text:c="4"/>color: var(--ef-secondary-l)!important;</text:p>
      <text:p text:style-name="Standard">}</text:p>
      <text:p text:style-name="Standard"/>
      <text:p text:style-name="Standard">.user-css .chemical-element small,</text:p>
      <text:p text:style-name="Standard">.user-css .chemical-element sup {</text:p>
      <text:p text:style-name="Standard"><text:s text:c="4"/>color: var(--ef-secondary-l);</text:p>
      <text:p text:style-name="Standard"><text:s text:c="4"/>font-size: 18px;</text:p>
      <text:p text:style-name="Standard">}</text:p>
      <text:p text:style-name="Standard"/>
      <text:p text:style-name="Standard">/* Military Conflict */</text:p>
      <text:p text:style-name="Standard"/>
      <text:p text:style-name="Standard"/>
      <text:p text:style-name="Standard">.user-css.template-militaryConflict .col-md-7 {</text:p>
      <text:p text:style-name="Standard"><text:s text:c="4"/>width: 65%;</text:p>
      <text:p text:style-name="Standard">}</text:p>
      <text:p text:style-name="Standard">.user-css.template-militaryConflict .col-md-5 {</text:p>
      <text:p text:style-name="Standard"><text:s text:c="4"/>width: 35%;</text:p>
      <text:p text:style-name="Standard"><text:s text:c="4"/>padding-left: 33px;</text:p>
      <text:p text:style-name="Standard">}</text:p>
      <text:p text:style-name="Standard"/>
      <text:p text:style-name="Standard">.user-css .panel-default.belligerent h4 {</text:p>
      <text:p text:style-name="Standard"><text:s text:c="2"/>text-transform: var(--upper);</text:p>
      <text:p text:style-name="Standard"><text:s text:c="2"/>font-size: 22px;</text:p>
      <text:p text:style-name="Standard"><text:s text:c="2"/>padding-top: 10px;</text:p>
      <text:p text:style-name="Standard"><text:s text:c="2"/>margin-bottom: 10px;</text:p>
      <text:p text:style-name="Standard">}</text:p>
      <text:p text:style-name="Standard"/>
      <text:p text:style-name="Standard">.user-css .panel-default.belligerent .col-md-6 {</text:p>
      <text:p text:style-name="Standard"><text:s text:c="2"/>text-align: center;</text:p>
      <text:p text:style-name="Standard"><text:soft-page-break/>}</text:p>
      <text:p text:style-name="Standard"/>
      <text:p text:style-name="Standard">.user-css .belligerent h4,</text:p>
      <text:p text:style-name="Standard">.user-css .belligerent h5 {</text:p>
      <text:p text:style-name="Standard"><text:s text:c="4"/>color: var(--ef-secondary-l)!important;</text:p>
      <text:p text:style-name="Standard"><text:s text:c="4"/>font-family: var(--f5);</text:p>
      <text:p text:style-name="Standard"><text:s text:c="4"/>transform: none;</text:p>
      <text:p text:style-name="Standard">}</text:p>
      <text:p text:style-name="Standard"/>
      <text:p text:style-name="Standard">/* Organization */</text:p>
      <text:p text:style-name="Standard">.user-css .organization-motto h4 {</text:p>
      <text:p text:style-name="Standard"><text:s text:c="2"/>font-family: var(--f5);</text:p>
      <text:p text:style-name="Standard"><text:s text:c="4"/>color: var(--ef-info-d)!important;</text:p>
      <text:p text:style-name="Standard"><text:s text:c="4"/>font-size: 20px;</text:p>
      <text:p text:style-name="Standard"><text:s text:c="4"/>font-style: normal;</text:p>
      <text:p text:style-name="Standard"><text:s text:c="4"/>text-transform: none;</text:p>
      <text:p text:style-name="Standard"><text:s text:c="2"/>margin-bottom: 10px;</text:p>
      <text:p text:style-name="Standard">}</text:p>
      <text:p text:style-name="Standard"/>
      <text:p text:style-name="Standard">.user-css .relation h5 {</text:p>
      <text:p text:style-name="Standard"><text:s text:c="4"/>font-family: var(--f3);</text:p>
      <text:p text:style-name="Standard"><text:s text:c="4"/>font-size: 14px;</text:p>
      <text:p text:style-name="Standard"><text:s text:c="4"/>letter-spacing: 0px!important;</text:p>
      <text:p text:style-name="Standard">}</text:p>
      <text:p text:style-name="Standard"/>
      <text:p text:style-name="Standard">.user-css .relation .text-muted {</text:p>
      <text:p text:style-name="Standard"><text:s text:c="4"/>color: var(--ef-slate);</text:p>
      <text:p text:style-name="Standard">}</text:p>
      <text:p text:style-name="Standard"/>
      <text:p text:style-name="Standard">.user-css .relation .relationScore {</text:p>
      <text:p text:style-name="Standard"><text:s text:c="4"/>border: none;</text:p>
      <text:p text:style-name="Standard"><text:s text:c="4"/>background: none;</text:p>
      <text:p text:style-name="Standard">}</text:p>
      <text:p text:style-name="Standard"/>
      <text:p text:style-name="Standard">.user-css .relationScore.text-success {</text:p>
      <text:p text:style-name="Standard"><text:s text:c="2"/>color: var(--ef-success-d);</text:p>
      <text:p text:style-name="Standard">}</text:p>
      <text:p text:style-name="Standard"/>
      <text:p text:style-name="Standard">.user-css .relationScore.text-warning {</text:p>
      <text:p text:style-name="Standard"><text:s text:c="2"/>color: var(--ef-warning-d);</text:p>
      <text:p text:style-name="Standard">}</text:p>
      <text:p text:style-name="Standard"/>
      <text:p text:style-name="Standard">.user-css .relationScore.text-danger {</text:p>
      <text:p text:style-name="Standard"><text:s text:c="2"/>color: var(--ef-danger-d);</text:p>
      <text:p text:style-name="Standard">}</text:p>
      <text:p text:style-name="Standard"/>
      <text:p text:style-name="Standard">/* Species */</text:p>
      <text:p text:style-name="Standard">.user-css .extinction-display{</text:p>
      <text:p text:style-name="Standard"><text:s text:c="4"/>margin-bottom: 20px;</text:p>
      <text:p text:style-name="Standard"><text:soft-page-break/><text:s text:c="4"/>width: 100%;</text:p>
      <text:p text:style-name="Standard">}</text:p>
      <text:p text:style-name="Standard"/>
      <text:p text:style-name="Standard">.user-css .extinction-display .display-block {</text:p>
      <text:p text:style-name="Standard"><text:s text:c="2"/>background: var(--ef-danger);</text:p>
      <text:p text:style-name="Standard"><text:s text:c="4"/>font-size: 18px;</text:p>
      <text:p text:style-name="Standard"><text:s text:c="4"/>line-height: 0px;</text:p>
      <text:p text:style-name="Standard"><text:s text:c="4"/>font-family: var(--f2);</text:p>
      <text:p text:style-name="Standard"><text:s text:c="4"/>border-radius: 20px;</text:p>
      <text:p text:style-name="Standard">}</text:p>
      <text:p text:style-name="Standard"/>
      <text:p text:style-name="Standard">/* ==========================================================================</text:p>
      <text:p text:style-name="Standard"><text:s text:c="3"/>#SIDEBAR</text:p>
      <text:p text:style-name="Standard"><text:s text:c="3"/>============================================================[EFTJ04.20] */</text:p>
      <text:p text:style-name="Standard">.user-css .panel-default {</text:p>
      <text:p text:style-name="Standard"><text:s text:c="4"/>background: var(--ef-light-l);</text:p>
      <text:p text:style-name="Standard"><text:s text:c="4"/>border: 2px solid var(--ef-white);</text:p>
      <text:p text:style-name="Standard"><text:s text:c="4"/>color: var(--ef-secondary-l);</text:p>
      <text:p text:style-name="Standard"><text:s text:c="4"/>border-radius: 0px;</text:p>
      <text:p text:style-name="Standard"><text:s text:c="4"/>padding: 10px;</text:p>
      <text:p text:style-name="Standard"><text:s text:c="4"/>font-size: 14px;</text:p>
      <text:p text:style-name="Standard"><text:s text:c="4"/>box-shadow: none;</text:p>
      <text:p text:style-name="Standard">}</text:p>
      <text:p text:style-name="Standard"/>
      <text:p text:style-name="Standard">.user-css .panel h2,</text:p>
      <text:p text:style-name="Standard">.user-css-extended .panel h2,</text:p>
      <text:p text:style-name="Standard">.user-css .panel h3,</text:p>
      <text:p text:style-name="Standard">.user-css-extended .panel h3,</text:p>
      <text:p text:style-name="Standard">.user-css .panel h4,</text:p>
      <text:p text:style-name="Standard">.user-css-extended .panel h4,</text:p>
      <text:p text:style-name="Standard">.user-css .panel h5,</text:p>
      <text:p text:style-name="Standard">.user-css-extended .panel h5,</text:p>
      <text:p text:style-name="Standard">.user-css .panel b,</text:p>
      <text:p text:style-name="Standard">.user-css-extended .panel b{</text:p>
      <text:p text:style-name="Standard"><text:s text:c="3"/>color: var(--ef-secondary-d);</text:p>
      <text:p text:style-name="Standard"><text:s text:c="3"/>margin-bottom: 10px;</text:p>
      <text:p text:style-name="Standard"><text:s text:c="4"/>filter: none;</text:p>
      <text:p text:style-name="Standard"><text:s text:c="4"/>-webkit-text-stroke: transparent;</text:p>
      <text:p text:style-name="Standard">} </text:p>
      <text:p text:style-name="Standard"/>
      <text:p text:style-name="Standard"/>
      <text:p text:style-name="Standard">/* ==========================================================================</text:p>
      <text:p text:style-name="Standard"><text:s text:c="3"/>#ARTICLE PANEL</text:p>
      <text:p text:style-name="Standard"><text:s text:c="3"/>============================================================[EFTJ04.20] */</text:p>
      <text:p text:style-name="Standard"/>
      <text:p text:style-name="Standard"><text:soft-page-break/>.user-css .article-panel,</text:p>
      <text:p text:style-name="Standard">.user-css-extended .article-panel {</text:p>
      <text:p text:style-name="Standard"><text:s text:c="4"/>padding: 10px;</text:p>
      <text:p text:style-name="Standard"><text:s text:c="4"/>border: 3px solid transparent;</text:p>
      <text:p text:style-name="Standard"><text:s text:c="4"/>margin-bottom: 15px; <text:s text:c="2"/></text:p>
      <text:p text:style-name="Standard"><text:s text:c="4"/>background: var(--ef-dark-d);</text:p>
      <text:p text:style-name="Standard">}</text:p>
      <text:p text:style-name="Standard"/>
      <text:p text:style-name="Standard">.user-css .article-panel .details,</text:p>
      <text:p text:style-name="Standard">.user-css-extended .article-panel .details {</text:p>
      <text:p text:style-name="Standard"><text:s text:c="4"/>margin: -10px;</text:p>
      <text:p text:style-name="Standard">}</text:p>
      <text:p text:style-name="Standard"/>
      <text:p text:style-name="Standard">.user-css .article-panel .heading,</text:p>
      <text:p text:style-name="Standard">.user-css-extended .article-panel .heading {</text:p>
      <text:p text:style-name="Standard"><text:s text:c="4"/>background: var(--ef-secondary-d);</text:p>
      <text:p text:style-name="Standard"><text:s text:c="4"/>width: 100%;</text:p>
      <text:p text:style-name="Standard"><text:s text:c="4"/>padding: 8px;</text:p>
      <text:p text:style-name="Standard"><text:s text:c="4"/>margin-bottom: 10px;</text:p>
      <text:p text:style-name="Standard"><text:s text:c="4"/>font-family: var(--f3);</text:p>
      <text:p text:style-name="Standard"><text:s text:c="4"/>font-weight: bold;</text:p>
      <text:p text:style-name="Standard"><text:s text:c="4"/>text-transform: uppercase;</text:p>
      <text:p text:style-name="Standard"><text:s text:c="4"/>font-style: normal;</text:p>
      <text:p text:style-name="Standard"><text:s text:c="4"/>font-size: 18px;</text:p>
      <text:p text:style-name="Standard"><text:s text:c="4"/>color: var(--ef-light-l);</text:p>
      <text:p text:style-name="Standard"><text:s text:c="4"/>text-align: center;</text:p>
      <text:p text:style-name="Standard">}</text:p>
      <text:p text:style-name="Standard"/>
      <text:p text:style-name="Standard">.user-css .article-panel .subheading,</text:p>
      <text:p text:style-name="Standard">.user-css-extended .article-panel .subheading{</text:p>
      <text:p text:style-name="Standard"/>
      <text:p text:style-name="Standard">}</text:p>
      <text:p text:style-name="Standard"/>
      <text:p text:style-name="Standard">.user-css .article-panel .excerpt,</text:p>
      <text:p text:style-name="Standard">.user-css-extended .article-panel .excerpt{</text:p>
      <text:p text:style-name="Standard"><text:s text:c="4"/>font-family: var(--f5);</text:p>
      <text:p text:style-name="Standard"><text:s text:c="4"/>color: var(--ef-light-d)!important;</text:p>
      <text:p text:style-name="Standard"><text:s text:c="4"/>font-size: 14px;</text:p>
      <text:p text:style-name="Standard"><text:s text:c="4"/>padding: 5px 20px;</text:p>
      <text:p text:style-name="Standard"><text:s text:c="4"/>margin: 0px 5px 10px 5px;</text:p>
      <text:p text:style-name="Standard"><text:s text:c="4"/>z-index: 2;</text:p>
      <text:p text:style-name="Standard"><text:s text:c="4"/>position: relative;</text:p>
      <text:p text:style-name="Standard">}</text:p>
      <text:p text:style-name="Standard"/>
      <text:p text:style-name="Standard"/>
      <text:p text:style-name="Standard">/* ==========================================================================</text:p>
      <text:p text:style-name="Standard"><text:s text:c="3"/>#NAVIGATION</text:p>
      <text:p text:style-name="Standard"><text:soft-page-break/><text:s text:c="3"/>============================================================[EFTJ04.20] */</text:p>
      <text:p text:style-name="Standard"/>
      <text:p text:style-name="Standard"/>
      <text:p text:style-name="Standard">/* Nav Tabs */</text:p>
      <text:p text:style-name="Standard">.user-css .nav-tabs {</text:p>
      <text:p text:style-name="Standard"><text:s text:c="4"/>margin-bottom: -8px!important;</text:p>
      <text:p text:style-name="Standard"><text:s text:c="4"/>margin-right: 9px!important;</text:p>
      <text:p text:style-name="Standard">}</text:p>
      <text:p text:style-name="Standard"/>
      <text:p text:style-name="Standard">.user-css .character-menu {</text:p>
      <text:p text:style-name="Standard"><text:s text:c="4"/>margin-bottom: 0px!important;</text:p>
      <text:p text:style-name="Standard"><text:s text:c="4"/>margin-top: 0px!important;</text:p>
      <text:p text:style-name="Standard"><text:s text:c="4"/>margin-right: 1px!important;</text:p>
      <text:p text:style-name="Standard"><text:s text:c="4"/>display: absolute;</text:p>
      <text:p text:style-name="Standard"><text:s text:c="4"/>bottom: 0;</text:p>
      <text:p text:style-name="Standard"><text:s text:c="4"/>right: 2px;</text:p>
      <text:p text:style-name="Standard"><text:s text:c="4"/>font-size: 12px;</text:p>
      <text:p text:style-name="Standard">}</text:p>
      <text:p text:style-name="Standard"/>
      <text:p text:style-name="Standard">.user-css .character-menu.nav-tabs a {</text:p>
      <text:p text:style-name="Standard"><text:s text:c="4"/>font-size: 12px;</text:p>
      <text:p text:style-name="Standard">}</text:p>
      <text:p text:style-name="Standard"/>
      <text:p text:style-name="Standard">.user-css .character-menu.nav-tabs li.active a {</text:p>
      <text:p text:style-name="Standard"><text:s text:c="4"/>font-size: 12px;</text:p>
      <text:p text:style-name="Standard">}</text:p>
      <text:p text:style-name="Standard"/>
      <text:p text:style-name="Standard">.user-css .character-menu.nav-tabs:hover a {</text:p>
      <text:p text:style-name="Standard"><text:s text:c="4"/>font-size: 12px;</text:p>
      <text:p text:style-name="Standard">}</text:p>
      <text:p text:style-name="Standard"/>
      <text:p text:style-name="Standard">.user-css .nav-tabs a {</text:p>
      <text:p text:style-name="Standard"><text:s text:c="2"/>margin: 0px -3px 0px 0px!important;</text:p>
      <text:p text:style-name="Standard"><text:s text:c="2"/>height: 30px!important;</text:p>
      <text:p text:style-name="Standard"><text:s text:c="2"/>line-height: 30px;</text:p>
      <text:p text:style-name="Standard">}</text:p>
      <text:p text:style-name="Standard"/>
      <text:p text:style-name="Standard">.user-css .nav-tabs,</text:p>
      <text:p text:style-name="Standard">.user-css-extended .nav-tabs {</text:p>
      <text:p text:style-name="Standard"><text:s text:c="4"/>margin-bottom: -1px;</text:p>
      <text:p text:style-name="Standard"><text:s text:c="4"/>margin-right: -2px;</text:p>
      <text:p text:style-name="Standard"><text:s text:c="4"/>border-bottom: 0 solid #ddd;</text:p>
      <text:p text:style-name="Standard"><text:s text:c="4"/>border-radius: 0;</text:p>
      <text:p text:style-name="Standard">}</text:p>
      <text:p text:style-name="Standard">.user-css .extended-tabs,</text:p>
      <text:p text:style-name="Standard">.user-css-extended .extended-tabs {</text:p>
      <text:p text:style-name="Standard"><text:s text:c="4"/>position: relative;</text:p>
      <text:p text:style-name="Standard"><text:s text:c="4"/>left: -19px;</text:p>
      <text:p text:style-name="Standard"><text:s text:c="4"/>top: -34px;</text:p>
      <text:p text:style-name="Standard"><text:soft-page-break/>}</text:p>
      <text:p text:style-name="Standard"/>
      <text:p text:style-name="Standard">.user-css .nav-tabs li.active a,</text:p>
      <text:p text:style-name="Standard">.user-css-extended .nav-tabs li.active a{</text:p>
      <text:p text:style-name="Standard"><text:s text:c="4"/>font-family: var(--f1);</text:p>
      <text:p text:style-name="Standard"><text:s text:c="4"/>font-size: 16px;</text:p>
      <text:p text:style-name="Standard"><text:s text:c="4"/>padding-left: 15px;</text:p>
      <text:p text:style-name="Standard"><text:s text:c="4"/>padding-right: 15px;</text:p>
      <text:p text:style-name="Standard"><text:s text:c="4"/>text-transform: uppercase;</text:p>
      <text:p text:style-name="Standard"><text:s text:c="4"/>border: 1px solid var(--ef-dark-d);</text:p>
      <text:p text:style-name="Standard"><text:s text:c="4"/>border-radius: 0;</text:p>
      <text:p text:style-name="Standard"><text:s text:c="4"/>margin-right: -2px;</text:p>
      <text:p text:style-name="Standard"><text:s text:c="4"/>margin-left: 0;</text:p>
      <text:p text:style-name="Standard"><text:s text:c="4"/>box-shadow: none;</text:p>
      <text:p text:style-name="Standard"><text:s text:c="4"/>color: var(--ef-white);</text:p>
      <text:p text:style-name="Standard"><text:s text:c="4"/>background: var(--ef-success-d);</text:p>
      <text:p text:style-name="Standard">}</text:p>
      <text:p text:style-name="Standard"/>
      <text:p text:style-name="Standard">.user-css .nav-tabs li a,</text:p>
      <text:p text:style-name="Standard">.user-css-extended .nav-tabs li a {</text:p>
      <text:p text:style-name="Standard"><text:s text:c="4"/>font-family: var(--f1);</text:p>
      <text:p text:style-name="Standard"><text:s text:c="4"/>font-size: 16px;</text:p>
      <text:p text:style-name="Standard"><text:s text:c="4"/>padding-left: 15px;</text:p>
      <text:p text:style-name="Standard"><text:s text:c="4"/>padding-right: 15px;</text:p>
      <text:p text:style-name="Standard"><text:s text:c="4"/>text-transform: uppercase;</text:p>
      <text:p text:style-name="Standard"><text:s text:c="4"/>border: 1px solid var(--ef-dark-d);</text:p>
      <text:p text:style-name="Standard"><text:s text:c="4"/>border-radius: 0;</text:p>
      <text:p text:style-name="Standard"><text:s text:c="4"/>margin-right: -2px;</text:p>
      <text:p text:style-name="Standard"><text:s text:c="4"/>margin-left: 0;</text:p>
      <text:p text:style-name="Standard"><text:s text:c="4"/>box-shadow: none;</text:p>
      <text:p text:style-name="Standard"><text:s text:c="4"/>color: var(--ef-light-d);</text:p>
      <text:p text:style-name="Standard"><text:s text:c="4"/>background: var(--ef-dark);</text:p>
      <text:p text:style-name="Standard">}</text:p>
      <text:p text:style-name="Standard"/>
      <text:p text:style-name="Standard">.user-css .nav-tabs li a:hover,</text:p>
      <text:p text:style-name="Standard">.user-css-extended .nav-tabs li a:hover {</text:p>
      <text:p text:style-name="Standard"><text:s text:c="4"/>font-family: var(--f1);</text:p>
      <text:p text:style-name="Standard"><text:s text:c="4"/>font-size: 16px;</text:p>
      <text:p text:style-name="Standard"><text:s text:c="4"/>padding-left: 15px;</text:p>
      <text:p text:style-name="Standard"><text:s text:c="4"/>padding-right: 15px;</text:p>
      <text:p text:style-name="Standard"><text:s text:c="4"/>text-transform: uppercase;</text:p>
      <text:p text:style-name="Standard"><text:s text:c="4"/>border: 1px solid var(--ef-success-d);</text:p>
      <text:p text:style-name="Standard"><text:s text:c="4"/>border-radius: 0;</text:p>
      <text:p text:style-name="Standard"><text:s text:c="4"/>margin-right: -2px;</text:p>
      <text:p text:style-name="Standard"><text:s text:c="4"/>margin-left: 0;</text:p>
      <text:p text:style-name="Standard"><text:s text:c="4"/>box-shadow: none;</text:p>
      <text:p text:style-name="Standard"><text:s text:c="4"/>color: var(--ef-white);</text:p>
      <text:p text:style-name="Standard"><text:s text:c="4"/>background: var(--ef-success);</text:p>
      <text:p text:style-name="Standard"><text:s text:c="4"/>text-shadow: none;</text:p>
      <text:p text:style-name="Standard"><text:soft-page-break/></text:p>
      <text:p text:style-name="Standard">}</text:p>
      <text:p text:style-name="Standard"/>
      <text:p text:style-name="Standard">/* Back To World */</text:p>
      <text:p text:style-name="Standard"/>
      <text:p text:style-name="Standard">.user-css .backtoworld a {</text:p>
      <text:p text:style-name="Standard"><text:s text:c="4"/>position: absolute;</text:p>
      <text:p text:style-name="Standard"><text:s text:c="4"/>top: -31px;</text:p>
      <text:p text:style-name="Standard"><text:s text:c="4"/>width: 40%;</text:p>
      <text:p text:style-name="Standard"><text:s text:c="4"/>margin-left: 0px;</text:p>
      <text:p text:style-name="Standard"><text:s text:c="4"/>padding: 5px 0px 5px 50px;</text:p>
      <text:p text:style-name="Standard"><text:s text:c="4"/>font-family: var(--f3);</text:p>
      <text:p text:style-name="Standard"><text:s text:c="4"/>font-style: normal!important;</text:p>
      <text:p text:style-name="Standard"><text:s text:c="4"/>font-size: 14px;</text:p>
      <text:p text:style-name="Standard"><text:s text:c="4"/>letter-spacing: 1px;</text:p>
      <text:p text:style-name="Standard"><text:s text:c="4"/>background: var(--ef-dark);</text:p>
      <text:p text:style-name="Standard"><text:s text:c="4"/>color: var(--ef-light-l);</text:p>
      <text:p text:style-name="Standard"><text:s text:c="4"/>border: 0px;</text:p>
      <text:p text:style-name="Standard"><text:s text:c="4"/>font-size: 14px;</text:p>
      <text:p text:style-name="Standard"><text:s text:c="4"/>box-shadow: none;</text:p>
      <text:p text:style-name="Standard">}</text:p>
      <text:p text:style-name="Standard"/>
      <text:p text:style-name="Standard">.user-css .backtoworld a:before {</text:p>
      <text:p text:style-name="Standard"><text:s text:c="4"/>content: url(.);</text:p>
      <text:p text:style-name="Standard"><text:s text:c="4"/>background: var(--ef-light-d);</text:p>
      <text:p text:style-name="Standard"><text:s text:c="4"/>width: 20px;</text:p>
      <text:p text:style-name="Standard"><text:s text:c="4"/>height: 15px;</text:p>
      <text:p text:style-name="Standard"><text:s text:c="4"/>position: absolute;</text:p>
      <text:p text:style-name="Standard"><text:s text:c="4"/>left: 15px;</text:p>
      <text:p text:style-name="Standard"><text:s text:c="4"/>top: 8px;</text:p>
      <text:p text:style-name="Standard"><text:s text:c="4"/>clip-path: polygon(100% 0%, 75% 50%, 100% 100%, 25% 100%, 0% 50%, 25% 0%);</text:p>
      <text:p text:style-name="Standard">}</text:p>
      <text:p text:style-name="Standard"/>
      <text:p text:style-name="Standard">.user-css .backtoworld a:active {</text:p>
      <text:p text:style-name="Standard"><text:s text:c="4"/>color: var(--ef-white);</text:p>
      <text:p text:style-name="Standard">}</text:p>
      <text:p text:style-name="Standard"/>
      <text:p text:style-name="Standard">.user-css .backtoworld a:hover {</text:p>
      <text:p text:style-name="Standard"><text:s text:c="4"/>color: var(--ef-white);</text:p>
      <text:p text:style-name="Standard"><text:s text:c="8"/>background: var(--ef-success-d);</text:p>
      <text:p text:style-name="Standard"><text:s text:c="8"/>box-shadow: none;</text:p>
      <text:p text:style-name="Standard">}</text:p>
      <text:p text:style-name="Standard"/>
      <text:p text:style-name="Standard">.user-css .backtoworld:hover a:before {</text:p>
      <text:p text:style-name="Standard"><text:s text:c="4"/>background: var(--ef-warning);</text:p>
      <text:p text:style-name="Standard"><text:s text:c="4"/>transition: background 0.5s;</text:p>
      <text:p text:style-name="Standard">}</text:p>
      <text:p text:style-name="Standard"/>
      <text:p text:style-name="Standard">/* Nav Strip */</text:p>
      <text:p text:style-name="Standard"><text:soft-page-break/>.user-css .nav-strip {</text:p>
      <text:p text:style-name="Standard"><text:s text:c="4"/>padding: 8px;</text:p>
      <text:p text:style-name="Standard"><text:s text:c="4"/>background-color: transparent;</text:p>
      <text:p text:style-name="Standard"><text:s text:c="4"/>font-family: var(--f3);</text:p>
      <text:p text:style-name="Standard"><text:s text:c="4"/>font-style: normal!important;</text:p>
      <text:p text:style-name="Standard"><text:s text:c="4"/>font-size: 16px;</text:p>
      <text:p text:style-name="Standard"><text:s text:c="4"/>letter-spacing: 0.5px;</text:p>
      <text:p text:style-name="Standard"><text:s text:c="4"/>color: var(--ef-success-d);</text:p>
      <text:p text:style-name="Standard"><text:s text:c="4"/>box-shadow: none;</text:p>
      <text:p text:style-name="Standard">} </text:p>
      <text:p text:style-name="Standard"/>
      <text:p text:style-name="Standard"/>
      <text:p text:style-name="Standard">.user-css .nav-strip a {</text:p>
      <text:p text:style-name="Standard"><text:s text:c="4"/>color: var(--ef-success-d);</text:p>
      <text:p text:style-name="Standard">}</text:p>
      <text:p text:style-name="Standard"/>
      <text:p text:style-name="Standard">.user-css .nav-strip a:hover {</text:p>
      <text:p text:style-name="Standard"><text:s text:c="4"/>color: var(--ef-success);</text:p>
      <text:p text:style-name="Standard">}</text:p>
      <text:p text:style-name="Standard"/>
      <text:p text:style-name="Standard">/* Next Previous Article */</text:p>
      <text:p text:style-name="Standard"/>
      <text:p text:style-name="Standard">.user-css .article-horizontal-navigation {</text:p>
      <text:p text:style-name="Standard"><text:s text:c="4"/>font-family: var(--f1);</text:p>
      <text:p text:style-name="Standard"><text:s text:c="4"/>font-size: 20px;</text:p>
      <text:p text:style-name="Standard"><text:s text:c="4"/>letter-spacing: 1px;</text:p>
      <text:p text:style-name="Standard">}</text:p>
      <text:p text:style-name="Standard"/>
      <text:p text:style-name="Standard">.user-css .article-horizontal-navigation .fa {</text:p>
      <text:p text:style-name="Standard"><text:s text:c="4"/>margin: 0px 10px;</text:p>
      <text:p text:style-name="Standard">}</text:p>
      <text:p text:style-name="Standard"/>
      <text:p text:style-name="Standard">.user-css .article-social-media strong {</text:p>
      <text:p text:style-name="Standard"><text:s text:c="4"/>font-family: var(--f5);</text:p>
      <text:p text:style-name="Standard"><text:s text:c="4"/>color: var(--ef-secondary);</text:p>
      <text:p text:style-name="Standard">}</text:p>
      <text:p text:style-name="Standard"/>
      <text:p text:style-name="Standard"/>
      <text:p text:style-name="Standard">/* ==========================================================================</text:p>
      <text:p text:style-name="Standard"><text:s text:c="3"/>#SEARCH</text:p>
      <text:p text:style-name="Standard"><text:s text:c="3"/>============================================================[EFTJ04.20] */</text:p>
      <text:p text:style-name="Standard"/>
      <text:p text:style-name="Standard">.user-css .form-inline.search-form {</text:p>
      <text:p text:style-name="Standard"><text:s text:c="4"/>top: 0px;</text:p>
      <text:p text:style-name="Standard"><text:s text:c="4"/>left: 0%;</text:p>
      <text:p text:style-name="Standard">}</text:p>
      <text:p text:style-name="Standard"/>
      <text:p text:style-name="Standard"><text:soft-page-break/>.user-css .search-form .form-group {</text:p>
      <text:p text:style-name="Standard"><text:s text:c="4"/>position: relative;</text:p>
      <text:p text:style-name="Standard">}</text:p>
      <text:p text:style-name="Standard"/>
      <text:p text:style-name="Standard">.user-css .search-form button {</text:p>
      <text:p text:style-name="Standard"><text:s text:c="4"/>position: absolute;</text:p>
      <text:p text:style-name="Standard"><text:s text:c="4"/>margin-top: 4px;</text:p>
      <text:p text:style-name="Standard"><text:s text:c="4"/>margin-right: 4px;</text:p>
      <text:p text:style-name="Standard"><text:s text:c="4"/>right: 0px;</text:p>
      <text:p text:style-name="Standard"><text:s text:c="4"/>color: var(--ef-secondary)!important;</text:p>
      <text:p text:style-name="Standard">}</text:p>
      <text:p text:style-name="Standard"/>
      <text:p text:style-name="Standard">.user-css .search-form:hover button {</text:p>
      <text:p text:style-name="Standard"><text:s text:c="4"/>color: var(--ef-success)!important;</text:p>
      <text:p text:style-name="Standard"><text:s text:c="4"/>transition: color 0.5s;</text:p>
      <text:p text:style-name="Standard">}</text:p>
      <text:p text:style-name="Standard"/>
      <text:p text:style-name="Standard">.user-css .search-form .typeahead-input {</text:p>
      <text:p text:style-name="Standard"><text:tab/>width: 340px;</text:p>
      <text:p text:style-name="Standard"><text:tab/>height: 20px;</text:p>
      <text:p text:style-name="Standard"><text:tab/>padding: 16px 0px 15px 10px;</text:p>
      <text:p text:style-name="Standard"><text:tab/>font-family: var(--f3);</text:p>
      <text:p text:style-name="Standard"><text:tab/>font-size: 14px;</text:p>
      <text:p text:style-name="Standard"><text:tab/>text-transform: uppercase;</text:p>
      <text:p text:style-name="Standard"><text:s text:c="4"/>color: var(--ef-light-l);</text:p>
      <text:p text:style-name="Standard"><text:tab/>background-color: var(--ef-black);</text:p>
      <text:p text:style-name="Standard"><text:s text:c="4"/>border: 2px solid var(--ef-dark);</text:p>
      <text:p text:style-name="Standard"><text:tab/>background-image: none;</text:p>
      <text:p text:style-name="Standard"><text:tab/>border-radius: 0px;</text:p>
      <text:p text:style-name="Standard"><text:s text:c="4"/>box-shadow: none!important;</text:p>
      <text:p text:style-name="Standard">}</text:p>
      <text:p text:style-name="Standard"/>
      <text:p text:style-name="Standard">.user-css .dropdown-menu {</text:p>
      <text:p text:style-name="Standard"><text:s text:c="4"/>min-width: 340px;</text:p>
      <text:p text:style-name="Standard">}</text:p>
      <text:p text:style-name="Standard"/>
      <text:p text:style-name="Standard">.user-css .typeahead.dropdown-menu li.active .dropdown-item {</text:p>
      <text:p text:style-name="Standard"><text:tab/>background-color: var(--ef-black);</text:p>
      <text:p text:style-name="Standard"><text:s text:c="4"/>border: var(--ef-dark);</text:p>
      <text:p text:style-name="Standard">}</text:p>
      <text:p text:style-name="Standard"/>
      <text:p text:style-name="Standard">.user-css .typeahead.dropdown-menu li {</text:p>
      <text:p text:style-name="Standard"><text:s text:c="4"/>background: var(--ef-dark-d);</text:p>
      <text:p text:style-name="Standard">}</text:p>
      <text:p text:style-name="Standard"/>
      <text:p text:style-name="Standard">.user-css .typeahead.dropdown-menu li a {</text:p>
      <text:p text:style-name="Standard"><text:s text:c="4"/>color: var(--ef-light-l);</text:p>
      <text:p text:style-name="Standard">}</text:p>
      <text:p text:style-name="Standard"/>
      <text:p text:style-name="Standard"><text:soft-page-break/>.user-css .typeahead.dropdown-menu .text-muted {</text:p>
      <text:p text:style-name="Standard"><text:s text:c="4"/>color: var(--ef-secondary-l);</text:p>
      <text:p text:style-name="Standard">}</text:p>
      <text:p text:style-name="Standard"/>
      <text:p text:style-name="Standard"/>
      <text:p text:style-name="Standard"/>
      <text:p text:style-name="Standard">/* ==========================================================================</text:p>
      <text:p text:style-name="Standard"><text:s text:c="3"/>#MAP</text:p>
      <text:p text:style-name="Standard"><text:s text:c="3"/>============================================================[EFTJ04.20] */</text:p>
      <text:p text:style-name="Standard"/>
      <text:p text:style-name="Standard">.user-css-presentation .leaflet-grab{</text:p>
      <text:p text:style-name="Standard"><text:s text:c="4"/>background: #1c1c1c;</text:p>
      <text:p text:style-name="Standard"><text:s text:c="4"/>box-shadow: inset 0 0 50px #000;</text:p>
      <text:p text:style-name="Standard"><text:s text:c="4"/>-moz-box-shadow: inset 0 0 50px #000;</text:p>
      <text:p text:style-name="Standard"><text:s text:c="4"/>-webkit-box-shadow: inset 0 0 50px #000;</text:p>
      <text:p text:style-name="Standard">}</text:p>
      <text:p text:style-name="Standard"/>
      <text:p text:style-name="Standard">.map-context-user-css {</text:p>
      <text:p text:style-name="Standard"><text:s text:c="4"/>background-color: #1c1c1c;</text:p>
      <text:p text:style-name="Standard"><text:s/>}</text:p>
      <text:p text:style-name="Standard"/>
      <text:p text:style-name="Standard">.map-context-user-css.map-wrapper .nav-strip {</text:p>
      <text:p text:style-name="Standard"><text:s text:c="4"/>position: absolute;</text:p>
      <text:p text:style-name="Standard"><text:s text:c="4"/>top: 10px;</text:p>
      <text:p text:style-name="Standard"><text:s text:c="4"/>right: 62px;</text:p>
      <text:p text:style-name="Standard"><text:s text:c="4"/>padding: 8px 11px;</text:p>
      <text:p text:style-name="Standard"><text:s text:c="4"/>z-index: 10000;</text:p>
      <text:p text:style-name="Standard"><text:s text:c="4"/>background-color: black;</text:p>
      <text:p text:style-name="Standard"><text:s text:c="4"/>font-style: normal!important;</text:p>
      <text:p text:style-name="Standard"><text:s text:c="4"/>font-size: 14px;</text:p>
      <text:p text:style-name="Standard"><text:s text:c="4"/>box-shadow: none; </text:p>
      <text:p text:style-name="Standard"><text:s text:c="4"/>background: #a64242!important;</text:p>
      <text:p text:style-name="Standard">}</text:p>
      <text:p text:style-name="Standard"/>
      <text:p text:style-name="Standard">.map-context-user-css.map-wrapper .nav-strip a {</text:p>
      <text:p text:style-name="Standard"><text:s text:c="4"/>color: white!important; </text:p>
      <text:p text:style-name="Standard">}</text:p>
      <text:p text:style-name="Standard"/>
      <text:p text:style-name="Standard">.map-context-user-css.map-wrapper .menu-control {</text:p>
      <text:p text:style-name="Standard"/>
      <text:p text:style-name="Standard">}</text:p>
      <text:p text:style-name="Standard"/>
      <text:p text:style-name="Standard">.user-css-map-sidebar {</text:p>
      <text:p text:style-name="Standard"><text:s text:c="4"/>background: var(--ef-dark);</text:p>
      <text:p text:style-name="Standard"><text:s text:c="4"/>box-shadow: 0px 0px 100px -10px var(--ef-dark-d) inset;</text:p>
      <text:p text:style-name="Standard"><text:s text:c="4"/>font-family: var(--f5);</text:p>
      <text:p text:style-name="Standard"><text:s text:c="4"/>font-size: 14px;</text:p>
      <text:p text:style-name="Standard"><text:soft-page-break/><text:s text:c="4"/>line-height: 1.6;</text:p>
      <text:p text:style-name="Standard"><text:s text:c="4"/>color: #fff;</text:p>
      <text:p text:style-name="Standard">}</text:p>
      <text:p text:style-name="Standard"/>
      <text:p text:style-name="Standard">.map-context-user-css .legend {</text:p>
      <text:p text:style-name="Standard"><text:s text:c="4"/>z-index: 1000;</text:p>
      <text:p text:style-name="Standard"><text:s text:c="4"/>width: 20%;</text:p>
      <text:p text:style-name="Standard"><text:s text:c="4"/>min-width: 300px;</text:p>
      <text:p text:style-name="Standard"><text:s text:c="4"/>position: absolute;</text:p>
      <text:p text:style-name="Standard"><text:s text:c="4"/>bottom: 20px;</text:p>
      <text:p text:style-name="Standard"><text:s text:c="4"/>left: 20px;</text:p>
      <text:p text:style-name="Standard"><text:s text:c="4"/>background: black;</text:p>
      <text:p text:style-name="Standard"><text:s text:c="4"/>padding: 10px;</text:p>
      <text:p text:style-name="Standard"><text:s text:c="4"/>border: 1px transparent solid;</text:p>
      <text:p text:style-name="Standard"><text:s text:c="4"/>color: white!important;</text:p>
      <text:p text:style-name="Standard"><text:s text:c="4"/>box-shadow: none;</text:p>
      <text:p text:style-name="Standard">}</text:p>
      <text:p text:style-name="Standard"/>
      <text:p text:style-name="Standard">.map-context-user-css .legend h2 {</text:p>
      <text:p text:style-name="Standard"><text:s text:c="4"/>color: white;</text:p>
      <text:p text:style-name="Standard">}</text:p>
      <text:p text:style-name="Standard"/>
      <text:p text:style-name="Standard">.user-css-map-sidebar .content-wrapper.p-3 {</text:p>
      <text:p text:style-name="Standard"><text:s text:c="4"/>padding: 40px!important;</text:p>
      <text:p text:style-name="Standard">}</text:p>
      <text:p text:style-name="Standard"/>
      <text:p text:style-name="Standard">.user-css-map-sidebar h1 {</text:p>
      <text:p text:style-name="Standard"><text:s text:c="4"/>padding-bottom: 20px;</text:p>
      <text:p text:style-name="Standard">}</text:p>
      <text:p text:style-name="Standard"/>
      <text:p text:style-name="Standard">#sidebarCollapse {</text:p>
      <text:p text:style-name="Standard"><text:s text:c="4"/>position: absolute;</text:p>
      <text:p text:style-name="Standard"><text:s text:c="4"/>left: 0;</text:p>
      <text:p text:style-name="Standard"><text:s text:c="4"/>top: 150px;</text:p>
      <text:p text:style-name="Standard"><text:s text:c="4"/>z-index: 1500;</text:p>
      <text:p text:style-name="Standard"><text:s text:c="4"/>padding: 7px;</text:p>
      <text:p text:style-name="Standard"><text:s text:c="4"/>background-color: #3d404d;</text:p>
      <text:p text:style-name="Standard"><text:s text:c="4"/>color: #dddddd;</text:p>
      <text:p text:style-name="Standard"><text:s text:c="4"/>display: block;</text:p>
      <text:p text:style-name="Standard">}</text:p>
      <text:p text:style-name="Standard"/>
      <text:p text:style-name="Standard">.user-css-map-sidebar .btn-secondary {</text:p>
      <text:p text:style-name="Standard"><text:s text:c="4"/>background: #a64242;</text:p>
      <text:p text:style-name="Standard"><text:s text:c="4"/>border: 1px solid #a64242;</text:p>
      <text:p text:style-name="Standard"><text:s text:c="4"/>color: #edfcff;</text:p>
      <text:p text:style-name="Standard"><text:s text:c="8"/>border-radius: 10px;</text:p>
      <text:p text:style-name="Standard"><text:s text:c="4"/>font-family: Nunito;</text:p>
      <text:p text:style-name="Standard">}</text:p>
      <text:p text:style-name="Standard"/>
      <text:p text:style-name="Standard"><text:soft-page-break/>.user-css-map-sidebar .btn-secondary:hover {</text:p>
      <text:p text:style-name="Standard"><text:s text:c="4"/>background: #d9584c;</text:p>
      <text:p text:style-name="Standard"><text:s text:c="4"/>border: 1px solid #d9584c;</text:p>
      <text:p text:style-name="Standard"><text:s text:c="4"/>color: #edfcff;</text:p>
      <text:p text:style-name="Standard"><text:s text:c="8"/>border-radius: 10px;</text:p>
      <text:p text:style-name="Standard"><text:s text:c="4"/>font-family: Nunito;</text:p>
      <text:p text:style-name="Standard">}</text:p>
      <text:p text:style-name="Standard"/>
      <text:p text:style-name="Standard">.user-css-map-sidebar .btn-info {</text:p>
      <text:p text:style-name="Standard"><text:s text:c="4"/>background: #0c9a77;</text:p>
      <text:p text:style-name="Standard"><text:s text:c="4"/>border: 1px solid #0c9a77;</text:p>
      <text:p text:style-name="Standard"><text:s text:c="4"/>color: #edfcff;</text:p>
      <text:p text:style-name="Standard"><text:s text:c="4"/>font-family: Nunito;</text:p>
      <text:p text:style-name="Standard"><text:s text:c="8"/>border-radius: 10px;</text:p>
      <text:p text:style-name="Standard">}</text:p>
      <text:p text:style-name="Standard"/>
      <text:p text:style-name="Standard">.user-css-map-sidebar .btn-info:hover {</text:p>
      <text:p text:style-name="Standard"><text:s text:c="4"/>background: #0a665e;</text:p>
      <text:p text:style-name="Standard"><text:s text:c="4"/>border: 1px solid #0a665e;</text:p>
      <text:p text:style-name="Standard"><text:s text:c="4"/>color: #edfcff;</text:p>
      <text:p text:style-name="Standard"><text:s text:c="4"/>border-radius: 10px;</text:p>
      <text:p text:style-name="Standard"><text:s text:c="4"/>font-family: Nunito;</text:p>
      <text:p text:style-name="Standard">}</text:p>
      <text:p text:style-name="Standard"/>
      <text:p text:style-name="Standard">.user-css-map-sidebar .btn-primary {</text:p>
      <text:p text:style-name="Standard"><text:s text:c="4"/>background: #3665a2;</text:p>
      <text:p text:style-name="Standard"><text:s text:c="4"/>border: 1px solid #3665a2;</text:p>
      <text:p text:style-name="Standard"><text:s text:c="4"/>color: #edfcff;</text:p>
      <text:p text:style-name="Standard"><text:s text:c="4"/>font-family: Nunito;</text:p>
      <text:p text:style-name="Standard"><text:s text:c="8"/>border-radius: 10px;</text:p>
      <text:p text:style-name="Standard">}</text:p>
      <text:p text:style-name="Standard"/>
      <text:p text:style-name="Standard">.user-css-map-sidebar .btn-info:hover {</text:p>
      <text:p text:style-name="Standard"><text:s text:c="4"/>background: #1e73a0;</text:p>
      <text:p text:style-name="Standard"><text:s text:c="4"/>border: 1px solid #1e73a0;</text:p>
      <text:p text:style-name="Standard"><text:s text:c="4"/>color: #edfcff;</text:p>
      <text:p text:style-name="Standard"><text:s text:c="4"/>border-radius: 10px;</text:p>
      <text:p text:style-name="Standard"><text:s text:c="4"/>font-family: Nunito;</text:p>
      <text:p text:style-name="Standard">}</text:p>
      <text:p text:style-name="Standard"/>
      <text:p text:style-name="Standard">.user-css-map-sidebar .alert-primary {</text:p>
      <text:p text:style-name="Standard"/>
      <text:p text:style-name="Standard">}</text:p>
      <text:p text:style-name="Standard"/>
      <text:p text:style-name="Standard">.leaflet-popup,</text:p>
      <text:p text:style-name="Standard">.leaflet-popup h5 {</text:p>
      <text:p text:style-name="Standard"><text:s text:c="4"/>font-family: Nunito!important;</text:p>
      <text:p text:style-name="Standard">}</text:p>
      <text:p text:style-name="Standard"/>
      <text:p text:style-name="Standard"><text:soft-page-break/>.leaflet-popup-tip,</text:p>
      <text:p text:style-name="Standard">.leaflet-popup-content-wrapper {</text:p>
      <text:p text:style-name="Standard"><text:s text:c="4"/>background: #3d404d!important;</text:p>
      <text:p text:style-name="Standard"><text:s text:c="4"/>color: white;</text:p>
      <text:p text:style-name="Standard">}</text:p>
      <text:p text:style-name="Standard"/>
      <text:p text:style-name="Standard">.leaflet-popup-tip h5,</text:p>
      <text:p text:style-name="Standard">.leaflet-popup-content-wrapper h5 {</text:p>
      <text:p text:style-name="Standard"><text:s text:c="4"/>color: white;</text:p>
      <text:p text:style-name="Standard">}</text:p>
      <text:p text:style-name="Standard"/>
      <text:p text:style-name="Standard"/>
      <text:p text:style-name="Standard">.leaflet-control-zoom-in,</text:p>
      <text:p text:style-name="Standard">.leaflet-control-zoom-out,</text:p>
      <text:p text:style-name="Standard">.leaflet-control-layers,</text:p>
      <text:p text:style-name="Standard">.leaflet-control-layers-base span{</text:p>
      <text:p text:style-name="Standard"><text:s text:c="4"/>background: #4d4545!important;</text:p>
      <text:p text:style-name="Standard"><text:s text:c="4"/>color: #fff!important;</text:p>
      <text:p text:style-name="Standard"><text:s text:c="4"/>border-color: #4d4545!important;</text:p>
      <text:p text:style-name="Standard">}</text:p>
      <text:p text:style-name="Standard"/>
      <text:p text:style-name="Standard"/>
      <text:p text:style-name="Standard">/* ==========================================================================</text:p>
      <text:p text:style-name="Standard"><text:s text:c="3"/>#METADATA</text:p>
      <text:p text:style-name="Standard"><text:s text:c="3"/>============================================================[EFTJ04.20] */</text:p>
      <text:p text:style-name="Standard">.user-css-extended {</text:p>
      <text:p text:style-name="Standard"><text:s text:c="4"/>color: var(--ef-secondary-l);</text:p>
      <text:p text:style-name="Standard">}</text:p>
      <text:p text:style-name="Standard"/>
      <text:p text:style-name="Standard">.user-css-extended dt {</text:p>
      <text:p text:style-name="Standard"><text:s text:c="4"/>color: var(--ef-secondary-d);</text:p>
      <text:p text:style-name="Standard">}</text:p>
      <text:p text:style-name="Standard"/>
      <text:p text:style-name="Standard">/* Comments */</text:p>
      <text:p text:style-name="Standard">.user-css-extended .col-sm-10 .form-control,</text:p>
      <text:p text:style-name="Standard">.user-css-extended .comment-form textarea {</text:p>
      <text:p text:style-name="Standard"><text:s text:c="4"/>background: var(--ef-secondary-d);</text:p>
      <text:p text:style-name="Standard"><text:s text:c="4"/>border-radius: 15px;</text:p>
      <text:p text:style-name="Standard"><text:s text:c="4"/>padding: 10px;</text:p>
      <text:p text:style-name="Standard"><text:s text:c="4"/>color: var(--ef-white);</text:p>
      <text:p text:style-name="Standard">}</text:p>
      <text:p text:style-name="Standard"/>
      <text:p text:style-name="Standard">.user-css-extended .form-control::placeholder {</text:p>
      <text:p text:style-name="Standard"><text:s text:c="4"/>color: var(--ef-white-d);</text:p>
      <text:p text:style-name="Standard">}</text:p>
      <text:p text:style-name="Standard"/>
      <text:p text:style-name="Standard">.user-css-extended .comment-box {</text:p>
      <text:p text:style-name="Standard"><text:soft-page-break/><text:s text:c="4"/>background: none;</text:p>
      <text:p text:style-name="Standard"><text:s text:c="4"/>color: var(--ef-light-d);</text:p>
      <text:p text:style-name="Standard">}</text:p>
      <text:p text:style-name="Standard"/>
      <text:p text:style-name="Standard">.user-css-extended .comment-box .comment-box-reply {</text:p>
      <text:p text:style-name="Standard"><text:s text:c="4"/>border-top: 2px dotted var(--ef-secondary-l);</text:p>
      <text:p text:style-name="Standard">}</text:p>
      <text:p text:style-name="Standard"/>
      <text:p text:style-name="Standard">.user-css-extended .comment-box-author a {</text:p>
      <text:p text:style-name="Standard"><text:s text:c="4"/>font-family: var(--f1);</text:p>
      <text:p text:style-name="Standard"><text:s text:c="4"/>font-size: 22px;</text:p>
      <text:p text:style-name="Standard"><text:s text:c="4"/>color: var(--ef-success-d)!important;</text:p>
      <text:p text:style-name="Standard">}</text:p>
      <text:p text:style-name="Standard"/>
      <text:p text:style-name="Standard">.user-css-extended .comment-box p {</text:p>
      <text:p text:style-name="Standard"><text:s text:c="4"/>font-size: 14px;</text:p>
      <text:p text:style-name="Standard"><text:s text:c="4"/>font-family: var(--f3);</text:p>
      <text:p text:style-name="Standard"><text:s text:c="4"/>color: var(--ef-dark);</text:p>
      <text:p text:style-name="Standard">}</text:p>
      <text:p text:style-name="Standard"/>
      <text:p text:style-name="Standard"/>
      <text:p text:style-name="Standard">.user-css-extended .comment-box-date {</text:p>
      <text:p text:style-name="Standard"><text:s text:c="4"/>font-size: 12px;</text:p>
      <text:p text:style-name="Standard"><text:s text:c="4"/>color: var(--ef-secondary-l);</text:p>
      <text:p text:style-name="Standard">}</text:p>
      <text:p text:style-name="Standard"/>
      <text:p text:style-name="Standard">.user-css-presentation .alert {</text:p>
      <text:p text:style-name="Standard"><text:s text:c="4"/>padding: 10px;</text:p>
      <text:p text:style-name="Standard"><text:s text:c="4"/>border-radius: 0px;</text:p>
      <text:p text:style-name="Standard"><text:s text:c="4"/>border: 0px solid;</text:p>
      <text:p text:style-name="Standard">}</text:p>
      <text:p text:style-name="Standard"/>
      <text:p text:style-name="Standard">.user-css-presentation .alert-success {</text:p>
      <text:p text:style-name="Standard"><text:s text:c="4"/>color: var(--ef-light);</text:p>
      <text:p text:style-name="Standard"><text:s text:c="4"/>font-family: var(--f2);</text:p>
      <text:p text:style-name="Standard"><text:s text:c="4"/>font-style: normal;</text:p>
      <text:p text:style-name="Standard"><text:s text:c="4"/>font-size: 22px;</text:p>
      <text:p text:style-name="Standard"><text:s text:c="4"/>text-align: center;</text:p>
      <text:p text:style-name="Standard"><text:s text:c="4"/>background-color: var(--ef-success);</text:p>
      <text:p text:style-name="Standard"><text:s text:c="4"/>border: 0px solid;</text:p>
      <text:p text:style-name="Standard">}</text:p>
      <text:p text:style-name="Standard"/>
      <text:p text:style-name="Standard">.user-css-extended .comment-box div a {</text:p>
      <text:p text:style-name="Standard"><text:s text:c="4"/>color: var(--ef-success);</text:p>
      <text:p text:style-name="Standard">}</text:p>
      <text:p text:style-name="Standard"/>
      <text:p text:style-name="Standard">.user-css-extended .comment-box div .text-danger {</text:p>
      <text:p text:style-name="Standard"><text:s text:c="4"/>color: var(--ef-danger);</text:p>
      <text:p text:style-name="Standard"><text:s text:c="4"/>padding-left: 10px;</text:p>
      <text:p text:style-name="Standard"><text:soft-page-break/>}</text:p>
      <text:p text:style-name="Standard"/>
      <text:p text:style-name="Standard"/>
      <text:p text:style-name="Standard">/* Avatars */</text:p>
      <text:p text:style-name="Standard">.user-css-extended .comment-box-avatar .img-avatar {</text:p>
      <text:p text:style-name="Standard"><text:s text:c="4"/>border-radius: 0px!important;</text:p>
      <text:p text:style-name="Standard">}</text:p>
      <text:p text:style-name="Standard"/>
      <text:p text:style-name="Standard"/>
      <text:p text:style-name="Standard">/* ==========================================================================</text:p>
      <text:p text:style-name="Standard"><text:s text:c="3"/>#TIMELINES</text:p>
      <text:p text:style-name="Standard"><text:s text:c="3"/>============================================================[EFTJ04.20] */</text:p>
      <text:p text:style-name="Standard"/>
      <text:p text:style-name="Standard">/* Timeline Page*/</text:p>
      <text:p text:style-name="Standard">.user-css.page-timeline .col-md-8 {</text:p>
      <text:p text:style-name="Standard"><text:s text:c="4"/>width: 100%;</text:p>
      <text:p text:style-name="Standard"><text:s text:c="4"/>margin-left: 0;</text:p>
      <text:p text:style-name="Standard">}</text:p>
      <text:p text:style-name="Standard"/>
      <text:p text:style-name="Standard">.user-css-extended .tab-content div#timeline.tab-pane {</text:p>
      <text:p text:style-name="Standard"><text:s text:c="4"/>margin: 0px 60px;</text:p>
      <text:p text:style-name="Standard">}</text:p>
      <text:p text:style-name="Standard"/>
      <text:p text:style-name="Standard">.user-css .timeline .label-default,</text:p>
      <text:p text:style-name="Standard">.user-css-extended .timeline .label-default {</text:p>
      <text:p text:style-name="Standard"><text:s text:c="4"/>background: var(--ef-secondary);</text:p>
      <text:p text:style-name="Standard"><text:s text:c="4"/>color: var(--ef-light-l)!important;</text:p>
      <text:p text:style-name="Standard">}</text:p>
      <text:p text:style-name="Standard"/>
      <text:p text:style-name="Standard">/* Timeline Text */</text:p>
      <text:p text:style-name="Standard">.user-css .timeline-entry .tl-heading,</text:p>
      <text:p text:style-name="Standard">.user-css-extended .timeline-entry .tl-heading {</text:p>
      <text:p text:style-name="Standard"><text:s text:c="3"/>text-align: center;</text:p>
      <text:p text:style-name="Standard">}</text:p>
      <text:p text:style-name="Standard"/>
      <text:p text:style-name="Standard">.user-css .timeline-entry .tl-heading small,</text:p>
      <text:p text:style-name="Standard">.user-css-extended .timeline-entry .tl-heading small {</text:p>
      <text:p text:style-name="Standard"><text:s text:c="3"/>color: var(--ef-light-d);</text:p>
      <text:p text:style-name="Standard">}</text:p>
      <text:p text:style-name="Standard"/>
      <text:p text:style-name="Standard">.user-css .timeline-entry,</text:p>
      <text:p text:style-name="Standard">.user-css-extended .timeline-entry,</text:p>
      <text:p text:style-name="Standard">.user-css .timeline-entry .history-content p,</text:p>
      <text:p text:style-name="Standard">.user-css-extended .timeline-entry .history-content p{</text:p>
      <text:p text:style-name="Standard"><text:s text:c="3"/>color: var(--ef-dark);</text:p>
      <text:p text:style-name="Standard"><text:s text:c="4"/>font-family: var(--f5);</text:p>
      <text:p text:style-name="Standard"><text:s text:c="4"/>line-height: 1.5!important;</text:p>
      <text:p text:style-name="Standard"><text:soft-page-break/><text:s text:c="4"/>font-size: 14px;</text:p>
      <text:p text:style-name="Standard"><text:s text:c="2"/>padding: 5px;</text:p>
      <text:p text:style-name="Standard">}</text:p>
      <text:p text:style-name="Standard"/>
      <text:p text:style-name="Standard">.user-css.page-timeline h2 {</text:p>
      <text:p text:style-name="Standard"><text:s text:c="4"/>border-bottom: none;</text:p>
      <text:p text:style-name="Standard"><text:s text:c="4"/>color: var(--ef-success-d)</text:p>
      <text:p text:style-name="Standard">}</text:p>
      <text:p text:style-name="Standard"/>
      <text:p text:style-name="Standard">.user-css-extended .era-header h2 {</text:p>
      <text:p text:style-name="Standard"><text:s text:c="2"/>color: var(--ef-success-d)!important;</text:p>
      <text:p text:style-name="Standard"><text:s text:c="2"/>border-bottom: none;</text:p>
      <text:p text:style-name="Standard">}</text:p>
      <text:p text:style-name="Standard"/>
      <text:p text:style-name="Standard">.user-css.page-timeline .era-header .text-muted,</text:p>
      <text:p text:style-name="Standard">.user-css-extended .era-header .text-muted {</text:p>
      <text:p text:style-name="Standard"><text:s text:c="4"/>color: var(--ef-secondary-l)!important;</text:p>
      <text:p text:style-name="Standard"><text:s text:c="4"/>font-family: var(--f3);</text:p>
      <text:p text:style-name="Standard"><text:s text:c="4"/>font-weight: bold!important;</text:p>
      <text:p text:style-name="Standard"><text:s text:c="4"/>font-size: 20px;</text:p>
      <text:p text:style-name="Standard">}</text:p>
      <text:p text:style-name="Standard"/>
      <text:p text:style-name="Standard"/>
      <text:p text:style-name="Standard">.user-css .timeline-entry .tl-heading .tl-heading-date,</text:p>
      <text:p text:style-name="Standard">.user-css-extended .timeline-entry .tl-heading .tl-heading-date {</text:p>
      <text:p text:style-name="Standard"><text:s text:c="3"/>color: var(--ef-secondary-l);</text:p>
      <text:p text:style-name="Standard">}</text:p>
      <text:p text:style-name="Standard"/>
      <text:p text:style-name="Standard">.user-css .timeline-entry .tl-heading h4 ,</text:p>
      <text:p text:style-name="Standard">.user-css-extended .timeline-entry .tl-heading h4 {</text:p>
      <text:p text:style-name="Standard"><text:s text:c="3"/>font-variant: none;</text:p>
      <text:p text:style-name="Standard"><text:s text:c="3"/>text-transform: uppercase;</text:p>
      <text:p text:style-name="Standard"><text:s text:c="3"/>font-weight: var(--bold);</text:p>
      <text:p text:style-name="Standard"><text:s text:c="3"/>font-size: 20px;</text:p>
      <text:p text:style-name="Standard"><text:s text:c="4"/>color: var(--ef-success-d)!important;</text:p>
      <text:p text:style-name="Standard"><text:s text:c="3"/>transform: none;</text:p>
      <text:p text:style-name="Standard">}</text:p>
      <text:p text:style-name="Standard"/>
      <text:p text:style-name="Standard"/>
      <text:p text:style-name="Standard"/>
      <text:p text:style-name="Standard">/* Centered Icons */</text:p>
      <text:p text:style-name="Standard">.user-css-extended .timeline .header-icon,</text:p>
      <text:p text:style-name="Standard">.user-css .timeline .header-icon {</text:p>
      <text:p text:style-name="Standard"><text:s text:c="4"/>text-align: center;</text:p>
      <text:p text:style-name="Standard"><text:s text:c="4"/>padding: 12px;</text:p>
      <text:p text:style-name="Standard">}</text:p>
      <text:p text:style-name="Standard"/>
      <text:p text:style-name="Standard">/* Middle Line */</text:p>
      <text:p text:style-name="Standard">.user-css .timeline:before,</text:p>
      <text:p text:style-name="Standard"><text:soft-page-break/>.user-css-extended .timeline:before {</text:p>
      <text:p text:style-name="Standard"><text:s text:c="4"/>background-color: var(--ef-secondary-l);</text:p>
      <text:p text:style-name="Standard"><text:s text:c="4"/>width: 3px;</text:p>
      <text:p text:style-name="Standard">}</text:p>
      <text:p text:style-name="Standard"/>
      <text:p text:style-name="Standard">.user-css .timeline li .tl-circ,</text:p>
      <text:p text:style-name="Standard">.user-css-extended .timeline li .tl-circ {</text:p>
      <text:p text:style-name="Standard"><text:s text:c="4"/>border: 3.5px solid var(--ef-secondary-l);</text:p>
      <text:p text:style-name="Standard"><text:s text:c="4"/>background: var(--ef-light);</text:p>
      <text:p text:style-name="Standard"><text:s text:c="2"/>padding: 10px;</text:p>
      <text:p text:style-name="Standard"><text:s text:c="2"/>margin-left: -13px;</text:p>
      <text:p text:style-name="Standard">} </text:p>
      <text:p text:style-name="Standard"/>
      <text:p text:style-name="Standard">/* Timeline Entry Styling */</text:p>
      <text:p text:style-name="Standard">.user-css .timeline-entry-milestone,</text:p>
      <text:p text:style-name="Standard">.user-css-extended .timeline-entry-milestone{</text:p>
      <text:p text:style-name="Standard"><text:s text:c="6"/>background: var(--ef-white);</text:p>
      <text:p text:style-name="Standard"><text:s text:c="3"/>box-shadow: none;</text:p>
      <text:p text:style-name="Standard"><text:s text:c="4"/>border-radius: 0px; </text:p>
      <text:p text:style-name="Standard">}</text:p>
      <text:p text:style-name="Standard"/>
      <text:p text:style-name="Standard">.user-css .timeline li .timeline-panel,</text:p>
      <text:p text:style-name="Standard">.user-css-extended .timeline li .timeline-panel {</text:p>
      <text:p text:style-name="Standard"><text:s text:c="3"/>background: var(--ef-white);</text:p>
      <text:p text:style-name="Standard"><text:s text:c="3"/>box-shadow: none;</text:p>
      <text:p text:style-name="Standard"><text:s text:c="4"/>border-radius: 0px;</text:p>
      <text:p text:style-name="Standard"/>
      <text:p text:style-name="Standard">}</text:p>
      <text:p text:style-name="Standard"/>
      <text:p text:style-name="Standard">.user-css .timeline-entry-milestone hr,</text:p>
      <text:p text:style-name="Standard">.user-css .timeline li .timeline-panel hr,</text:p>
      <text:p text:style-name="Standard">.user-css-extended .timeline-entry-milestone hr,</text:p>
      <text:p text:style-name="Standard">.user-css-extended .timeline li .timeline-panel hr {</text:p>
      <text:p text:style-name="Standard"><text:s text:c="3"/>border-top: 1px solid var(--ef-secondary-d)!important;</text:p>
      <text:p text:style-name="Standard">}</text:p>
      <text:p text:style-name="Standard"/>
      <text:p text:style-name="Standard">.user-css .timeline-entry-inverted .timeline-panel:before {</text:p>
      <text:p text:style-name="Standard"><text:s text:c="2"/>border: 0px solid transparent!important;</text:p>
      <text:p text:style-name="Standard">}</text:p>
      <text:p text:style-name="Standard"/>
      <text:p text:style-name="Standard">/* Currently breaks if you add .user-css */</text:p>
      <text:p text:style-name="Standard">.timeline-entry .timeline-panel:nth-of-type(2):after {</text:p>
      <text:p text:style-name="Standard"><text:s text:c="4"/>position: absolute;</text:p>
      <text:p text:style-name="Standard"><text:s text:c="4"/>top: 30px;</text:p>
      <text:p text:style-name="Standard"><text:s text:c="4"/>right: -15px;</text:p>
      <text:p text:style-name="Standard"><text:s text:c="4"/>display: inline-block;</text:p>
      <text:p text:style-name="Standard"><text:s text:c="4"/>border-top: 16px solid transparent;</text:p>
      <text:p text:style-name="Standard"><text:s text:c="4"/>border-left: 16px solid var(--ef-white);</text:p>
      <text:p text:style-name="Standard"><text:s text:c="4"/>border-right: 0px solid var(--ef-white);</text:p>
      <text:p text:style-name="Standard"><text:soft-page-break/><text:s text:c="4"/>border-bottom: 16px solid transparent;</text:p>
      <text:p text:style-name="Standard">}</text:p>
      <text:p text:style-name="Standard"/>
      <text:p text:style-name="Standard">.user-css .timeline li .timeline-panel::before {</text:p>
      <text:p text:style-name="Standard"><text:s text:c="4"/>border-left: 0px solid transparent;</text:p>
      <text:p text:style-name="Standard"><text:s text:c="4"/>border-right: 0px solid transparent;</text:p>
      <text:p text:style-name="Standard">}</text:p>
      <text:p text:style-name="Standard"/>
      <text:p text:style-name="Standard">/* Milestone / Era Changing */</text:p>
      <text:p text:style-name="Standard">.user-css .timeline .timeline-entry-milestone,</text:p>
      <text:p text:style-name="Standard">.user-css-extended .timeline .timeline-entry-milestone {</text:p>
      <text:p text:style-name="Standard"><text:s text:c="4"/>border: 8px var(--ef-dark) solid;</text:p>
      <text:p text:style-name="Standard">}</text:p>
      <text:p text:style-name="Standard"/>
      <text:p text:style-name="Standard">.user-css .timeline .timeline-entry-milestone .header-icon,</text:p>
      <text:p text:style-name="Standard">.user-css-extended .timeline .timeline-entry-milestone .header-icon {</text:p>
      <text:p text:style-name="Standard"><text:s text:c="4"/>border: 8px var(--ef-dark) solid;</text:p>
      <text:p text:style-name="Standard"><text:s text:c="4"/>color: var(--ef-dark);</text:p>
      <text:p text:style-name="Standard"><text:s text:c="4"/>background-color: var(--ef-light-l);</text:p>
      <text:p text:style-name="Standard">}</text:p>
      <text:p text:style-name="Standard"/>
      <text:p text:style-name="Standard">/* Major / Global */</text:p>
      <text:p text:style-name="Standard">.user-css .timeline .major .timeline-panel,</text:p>
      <text:p text:style-name="Standard">.user-css-extended .timeline .major .timeline-panel {</text:p>
      <text:p text:style-name="Standard"><text:s text:c="4"/>border-top: 8px var(--ef-warning-d) solid;</text:p>
      <text:p text:style-name="Standard">}</text:p>
      <text:p text:style-name="Standard"/>
      <text:p text:style-name="Standard">.user-css .timeline .major .header-icon,</text:p>
      <text:p text:style-name="Standard">.user-css-extended .timeline .major .header-icon {</text:p>
      <text:p text:style-name="Standard"><text:s text:c="4"/>border: 8px var(--ef-warning-d) solid;</text:p>
      <text:p text:style-name="Standard"><text:s text:c="4"/>color: var(--ef-warning-d);</text:p>
      <text:p text:style-name="Standard"><text:s text:c="4"/>background-color: var(--ef-light-l);</text:p>
      <text:p text:style-name="Standard">}</text:p>
      <text:p text:style-name="Standard"/>
      <text:p text:style-name="Standard">/* Important / National */</text:p>
      <text:p text:style-name="Standard">.user-css .timeline .important .timeline-panel,</text:p>
      <text:p text:style-name="Standard">.user-css-extended .timeline .important .timeline-panel {</text:p>
      <text:p text:style-name="Standard"><text:s text:c="4"/>border-top: 8px var(--ef-success) solid;</text:p>
      <text:p text:style-name="Standard">}</text:p>
      <text:p text:style-name="Standard"/>
      <text:p text:style-name="Standard">.user-css .timeline .important .header-icon,</text:p>
      <text:p text:style-name="Standard">.user-css-extended .timeline .important .header-icon {</text:p>
      <text:p text:style-name="Standard"><text:s text:c="4"/>border: 8px var(--ef-success) solid;</text:p>
      <text:p text:style-name="Standard"><text:s text:c="4"/>color: var(--ef-success);</text:p>
      <text:p text:style-name="Standard"><text:s text:c="4"/>background-color: var(--ef-light-l);</text:p>
      <text:p text:style-name="Standard">}</text:p>
      <text:p text:style-name="Standard"/>
      <text:p text:style-name="Standard">/* Minor / Regional */</text:p>
      <text:p text:style-name="Standard">.user-css .timeline .minor .timeline-panel,</text:p>
      <text:p text:style-name="Standard"><text:soft-page-break/>.user-css-extended .timeline .minor .timeline-panel {</text:p>
      <text:p text:style-name="Standard"><text:s text:c="4"/>border-top: 8px var(--ef-primary-d) solid;</text:p>
      <text:p text:style-name="Standard">}</text:p>
      <text:p text:style-name="Standard"/>
      <text:p text:style-name="Standard">.user-css .timeline .minor .header-icon,</text:p>
      <text:p text:style-name="Standard">.user-css-extended .timeline .minor .header-icon {</text:p>
      <text:p text:style-name="Standard"><text:s text:c="4"/>border: 8px var(--ef-primary-d) solid;</text:p>
      <text:p text:style-name="Standard"><text:s text:c="4"/>color: var(--ef-primary-d);</text:p>
      <text:p text:style-name="Standard"><text:s text:c="4"/>background-color: var(--ef-light-l);</text:p>
      <text:p text:style-name="Standard">}</text:p>
      <text:p text:style-name="Standard"/>
      <text:p text:style-name="Standard">/* Trivial / Personal */</text:p>
      <text:p text:style-name="Standard">.user-css .timeline .trivial .timeline-panel,</text:p>
      <text:p text:style-name="Standard">.user-css-extended .timeline .trivial .timeline-panel {</text:p>
      <text:p text:style-name="Standard"><text:s text:c="4"/>border-top: 8px var(--ef-danger-l) solid;</text:p>
      <text:p text:style-name="Standard">}</text:p>
      <text:p text:style-name="Standard"/>
      <text:p text:style-name="Standard">.user-css .timeline .trivial .header-icon,</text:p>
      <text:p text:style-name="Standard">.user-css-extended .timeline .trivial .header-icon {</text:p>
      <text:p text:style-name="Standard"><text:s text:c="4"/>border: 8px var(--ef-danger-l) solid;</text:p>
      <text:p text:style-name="Standard"><text:s text:c="4"/>color: var(--ef-danger-l);</text:p>
      <text:p text:style-name="Standard"><text:s text:c="4"/>background-color: var(--ef-light-l);</text:p>
      <text:p text:style-name="Standard">}</text:p>
      <text:p text:style-name="Standard"/>
      <text:p text:style-name="Standard">/* Miscellaneous / No Importance */</text:p>
      <text:p text:style-name="Standard">.user-css .timeline .no-importance .timeline-panel,</text:p>
      <text:p text:style-name="Standard">.user-css-extended .timeline .no-importance .timeline-panel {</text:p>
      <text:p text:style-name="Standard"><text:s text:c="4"/>border-top: 8px var(--ef-secondary-l) solid;</text:p>
      <text:p text:style-name="Standard">}</text:p>
      <text:p text:style-name="Standard"/>
      <text:p text:style-name="Standard">.user-css .timeline .no-importance .header-icon,</text:p>
      <text:p text:style-name="Standard">.user-css-extended .timeline .no-importance .header-icon {</text:p>
      <text:p text:style-name="Standard"><text:s text:c="4"/>border: 8px var(--ef-secondary-l) solid;</text:p>
      <text:p text:style-name="Standard"><text:s text:c="4"/>color: var(--ef-secondary-l);</text:p>
      <text:p text:style-name="Standard"><text:s text:c="4"/>background-color: var(--ef-light-l);</text:p>
      <text:p text:style-name="Standard">}</text:p>
      <text:p text:style-name="Standard"/>
      <text:p text:style-name="Standard">/* Orphan Histories */</text:p>
      <text:p text:style-name="Standard">.user-css .era.orphan-era .alert-warning {</text:p>
      <text:p text:style-name="Standard"><text:s text:c="4"/>color: var(--ef-light);</text:p>
      <text:p text:style-name="Standard"><text:s text:c="4"/>border-radius: 0px;</text:p>
      <text:p text:style-name="Standard"><text:s text:c="4"/>border-color: transparent;</text:p>
      <text:p text:style-name="Standard"><text:s text:c="4"/>background-color: var(--ef-dark);</text:p>
      <text:p text:style-name="Standard">}</text:p>
      <text:p text:style-name="Standard"/>
      <text:p text:style-name="Standard">.user-css .timeline-entry .history-timelines h5,</text:p>
      <text:p text:style-name="Standard">.user-css-extended .timeline-entry .history-timelines h5{</text:p>
      <text:p text:style-name="Standard"><text:s text:c="4"/>color: var(--ef-secondary);</text:p>
      <text:p text:style-name="Standard"><text:s text:c="4"/>font-size: 18px;</text:p>
      <text:p text:style-name="Standard"><text:soft-page-break/>}</text:p>
      <text:p text:style-name="Standard"/>
      <text:p text:style-name="Standard">.user-css .timeline-entry h4,</text:p>
      <text:p text:style-name="Standard">.user-css-extended .timeline-entry h4{</text:p>
      <text:p text:style-name="Standard"><text:s text:c="4"/>font-family: var(--f1);</text:p>
      <text:p text:style-name="Standard"><text:s text:c="4"/>font-size: 18px!important;</text:p>
      <text:p text:style-name="Standard">}</text:p>
      <text:p text:style-name="Standard"/>
      <text:p text:style-name="Standard">.user-css .timeline-panel .date,</text:p>
      <text:p text:style-name="Standard">.user-css-extended .timeline-panel .date{</text:p>
      <text:p text:style-name="Standard"><text:s text:c="4"/>font-family: var(--f5);</text:p>
      <text:p text:style-name="Standard">}</text:p>
      <text:p text:style-name="Standard"/>
      <text:p text:style-name="Standard">.user-css .timeline .history-content a,</text:p>
      <text:p text:style-name="Standard">.user-css .timeline .history-content strong,</text:p>
      <text:p text:style-name="Standard">.user-css-extended .timeline .history-content a,</text:p>
      <text:p text:style-name="Standard">.user-css-extended .timeline .history-content strong{</text:p>
      <text:p text:style-name="Standard"><text:s text:c="4"/>color: var(--ef-danger-d);</text:p>
      <text:p text:style-name="Standard">}</text:p>
      <text:p text:style-name="Standard"/>
      <text:p text:style-name="Standard">/* ==========================================================================</text:p>
      <text:p text:style-name="Standard"><text:s text:c="3"/>#BUTTONS AND LABELS</text:p>
      <text:p text:style-name="Standard"><text:s text:c="3"/>============================================================[EFTJ04.20] */</text:p>
      <text:p text:style-name="Standard"/>
      <text:p text:style-name="Standard">.user-css .btn,</text:p>
      <text:p text:style-name="Standard">.user-css-extended .btn {</text:p>
      <text:p text:style-name="Standard"><text:s text:c="4"/>border: 0px solid!important;</text:p>
      <text:p text:style-name="Standard"><text:s text:c="4"/>padding: 5px 12px 5px 12px;</text:p>
      <text:p text:style-name="Standard"><text:s text:c="4"/>font-family: var(--f3);</text:p>
      <text:p text:style-name="Standard"><text:s text:c="4"/>font-weight: bold;</text:p>
      <text:p text:style-name="Standard"><text:s text:c="4"/>text-transform: uppercase;</text:p>
      <text:p text:style-name="Standard"><text:s text:c="4"/>border-radius: 5px;</text:p>
      <text:p text:style-name="Standard">}</text:p>
      <text:p text:style-name="Standard"/>
      <text:p text:style-name="Standard"/>
      <text:p text:style-name="Standard"/>
      <text:p text:style-name="Standard">.user-css .btn-secondary{</text:p>
      <text:p text:style-name="Standard"><text:s text:c="4"/>background: var(--ef-secondary);</text:p>
      <text:p text:style-name="Standard"><text:s text:c="4"/>color: var(--ef-light-l);</text:p>
      <text:p text:style-name="Standard">}</text:p>
      <text:p text:style-name="Standard"/>
      <text:p text:style-name="Standard">.user-css .btn-light{</text:p>
      <text:p text:style-name="Standard"><text:s text:c="4"/>background: var(--ef-light);</text:p>
      <text:p text:style-name="Standard"><text:s text:c="4"/>color: var(--ef-dark-l);</text:p>
      <text:p text:style-name="Standard">}</text:p>
      <text:p text:style-name="Standard"/>
      <text:p text:style-name="Standard">.user-css .btn-dark{</text:p>
      <text:p text:style-name="Standard"><text:soft-page-break/><text:s text:c="4"/>background: var(--ef-dark);</text:p>
      <text:p text:style-name="Standard"><text:s text:c="4"/>color: var(--ef-light-l);</text:p>
      <text:p text:style-name="Standard">}</text:p>
      <text:p text:style-name="Standard"/>
      <text:p text:style-name="Standard">.user-css .btn-success,</text:p>
      <text:p text:style-name="Standard">.user-css-extended .btn-success {</text:p>
      <text:p text:style-name="Standard"><text:s text:c="4"/>background: var(--ef-success)!important;</text:p>
      <text:p text:style-name="Standard">}</text:p>
      <text:p text:style-name="Standard"/>
      <text:p text:style-name="Standard">.user-css .btn-success:hover,</text:p>
      <text:p text:style-name="Standard">.user-css-extended .btn-success:hover,</text:p>
      <text:p text:style-name="Standard">.user-css .btn-primary:hover,</text:p>
      <text:p text:style-name="Standard">.user-css-extended .btn-primary:hover,</text:p>
      <text:p text:style-name="Standard">.user-css .btn-danger:hover,</text:p>
      <text:p text:style-name="Standard">.user-css-extended .btn-danger:hover,</text:p>
      <text:p text:style-name="Standard">.user-css .btn-info:hover,</text:p>
      <text:p text:style-name="Standard">.user-css-extended .btn-info:hover{</text:p>
      <text:p text:style-name="Standard"><text:s text:c="4"/>background: var(--ef-dark-l)!important;</text:p>
      <text:p text:style-name="Standard">}</text:p>
      <text:p text:style-name="Standard"/>
      <text:p text:style-name="Standard">.user-css .btn-primary,</text:p>
      <text:p text:style-name="Standard">.user-css-extended .btn-primary {</text:p>
      <text:p text:style-name="Standard"><text:s text:c="4"/>background: var(--ef-success-d)!important;</text:p>
      <text:p text:style-name="Standard">}</text:p>
      <text:p text:style-name="Standard"/>
      <text:p text:style-name="Standard">.user-css .btn-danger,</text:p>
      <text:p text:style-name="Standard">.user-css-extended .btn-danger {</text:p>
      <text:p text:style-name="Standard"><text:s text:c="4"/>background: var(--ef-danger)!important;</text:p>
      <text:p text:style-name="Standard">}</text:p>
      <text:p text:style-name="Standard"/>
      <text:p text:style-name="Standard">.user-css .btn-info,</text:p>
      <text:p text:style-name="Standard">.user-css-extended .btn-info {</text:p>
      <text:p text:style-name="Standard"><text:s text:c="4"/>background: var(--ef-primary-l)!important;</text:p>
      <text:p text:style-name="Standard">}</text:p>
      <text:p text:style-name="Standard"/>
      <text:p text:style-name="Standard">.user-css .label,</text:p>
      <text:p text:style-name="Standard">.user-css-extended .label{</text:p>
      <text:p text:style-name="Standard"><text:s text:c="4"/>display: inline-block;</text:p>
      <text:p text:style-name="Standard"><text:s text:c="4"/>padding: 5px!important;</text:p>
      <text:p text:style-name="Standard"><text:s text:c="4"/>margin: 2px!important;</text:p>
      <text:p text:style-name="Standard"><text:s text:c="4"/>font-size: 12px!important;</text:p>
      <text:p text:style-name="Standard"><text:s text:c="4"/>font-weight: 400;</text:p>
      <text:p text:style-name="Standard"><text:s text:c="4"/>font-family: var(--f5)!important;</text:p>
      <text:p text:style-name="Standard"><text:s text:c="4"/>line-height: normal!important;</text:p>
      <text:p text:style-name="Standard"><text:s text:c="4"/>color: var(--ef-light-l);</text:p>
      <text:p text:style-name="Standard"><text:s text:c="4"/>text-align: center;</text:p>
      <text:p text:style-name="Standard"><text:s text:c="4"/>white-space: nowrap;</text:p>
      <text:p text:style-name="Standard"><text:s text:c="4"/>vertical-align: baseline;</text:p>
      <text:p text:style-name="Standard"><text:s text:c="4"/>border-radius: 5px;</text:p>
      <text:p text:style-name="Standard"><text:soft-page-break/></text:p>
      <text:p text:style-name="Standard">}</text:p>
      <text:p text:style-name="Standard"/>
      <text:p text:style-name="Standard">.user-css .label-primary,</text:p>
      <text:p text:style-name="Standard">.user-css-extended .label-primary {</text:p>
      <text:p text:style-name="Standard"><text:s text:c="4"/>background: var(--ef-primary);</text:p>
      <text:p text:style-name="Standard"><text:s text:c="4"/>color: var(--ef-white);</text:p>
      <text:p text:style-name="Standard">}</text:p>
      <text:p text:style-name="Standard"/>
      <text:p text:style-name="Standard">.user-css .label-default,</text:p>
      <text:p text:style-name="Standard">.user-css-extended .label-default {</text:p>
      <text:p text:style-name="Standard"><text:s text:c="4"/>background: var(--ef-secondary);</text:p>
      <text:p text:style-name="Standard">}</text:p>
      <text:p text:style-name="Standard"/>
      <text:p text:style-name="Standard"/>
      <text:p text:style-name="Standard"/>
      <text:p text:style-name="Standard">/* ==========================================================================</text:p>
      <text:p text:style-name="Standard"><text:s text:c="3"/>#WHITE LABEL</text:p>
      <text:p text:style-name="Standard"><text:s text:c="3"/>============================================================[EFTJ04.20] */</text:p>
      <text:p text:style-name="Standard"/>
      <text:p text:style-name="Standard">.user-css-presentation .widget-white-label-mark {</text:p>
      <text:p text:style-name="Standard"><text:s text:c="4"/>position: fixed;</text:p>
      <text:p text:style-name="Standard"><text:s text:c="4"/>bottom: 100px;</text:p>
      <text:p text:style-name="Standard"><text:s text:c="4"/>left: 0;</text:p>
      <text:p text:style-name="Standard"><text:s text:c="4"/>background: var(--ef-dark-d);</text:p>
      <text:p text:style-name="Standard"><text:s text:c="4"/>padding: 2px 16px;</text:p>
      <text:p text:style-name="Standard"><text:s text:c="4"/>color: var(--ef-secondary-d)!important;</text:p>
      <text:p text:style-name="Standard"><text:s text:c="4"/>opacity: 1;</text:p>
      <text:p text:style-name="Standard">}</text:p>
      <text:p text:style-name="Standard"/>
      <text:p text:style-name="Standard">.user-css-presentation .widget-white-label-mark a {</text:p>
      <text:p text:style-name="Standard"><text:s text:c="4"/>color: var(--ef-dark-l);</text:p>
      <text:p text:style-name="Standard">}</text:p>
      <text:p text:style-name="Standard"/>
      <text:p text:style-name="Standard">.user-css-presentation .widget-white-label-mark a:hover {</text:p>
      <text:p text:style-name="Standard"><text:s text:c="4"/>color: var(--ef-success);</text:p>
      <text:p text:style-name="Standard">}</text:p>
      <text:p text:style-name="Standard"/>
      <text:p text:style-name="Standard">/*calendars*/</text:p>
      <text:p text:style-name="Standard">.user-css .calendar-presentation {</text:p>
      <text:p text:style-name="Standard"><text:s text:c="4"/>background: none;</text:p>
      <text:p text:style-name="Standard">}</text:p>
      <text:p text:style-name="Standard"/>
      <text:p text:style-name="Standard">.user-css .calendar-presentation .panel h2,</text:p>
      <text:p text:style-name="Standard">.user-css .calendar-presentation .panel h3{</text:p>
      <text:p text:style-name="Standard"><text:s text:c="4"/>text-shadow: none;</text:p>
      <text:p text:style-name="Standard"><text:s text:c="4"/>color: var(--ef-secondary);</text:p>
      <text:p text:style-name="Standard"><text:soft-page-break/>}</text:p>
      <text:p text:style-name="Standard"/>
      <text:p text:style-name="Standard">.user-css .calendar-presentation .panel {</text:p>
      <text:p text:style-name="Standard"><text:s text:c="4"/>box-shadow: none!important;</text:p>
      <text:p text:style-name="Standard"><text:s text:c="4"/>background: none;</text:p>
      <text:p text:style-name="Standard"><text:s text:c="4"/>border: none;</text:p>
      <text:p text:style-name="Standard"><text:s text:c="4"/>padding: 0px;</text:p>
      <text:p text:style-name="Standard">}</text:p>
      <text:p text:style-name="Standard"/>
      <text:p text:style-name="Standard">.user-css .calendar-presentation .nav-item a {</text:p>
      <text:p text:style-name="Standard"><text:s text:c="4"/>background: var(--ef-success-d);</text:p>
      <text:p text:style-name="Standard"><text:s text:c="4"/>color: var(--ef-white);</text:p>
      <text:p text:style-name="Standard"><text:s text:c="4"/>font-family: var(--f3);</text:p>
      <text:p text:style-name="Standard"><text:s text:c="4"/>font-size: 14px;</text:p>
      <text:p text:style-name="Standard"><text:s text:c="4"/>border-radius: 0px;</text:p>
      <text:p text:style-name="Standard"><text:s text:c="4"/>text-align: center;</text:p>
      <text:p text:style-name="Standard">}</text:p>
      <text:p text:style-name="Standard"/>
      <text:p text:style-name="Standard">.user-css .calendar-presentation .nav-item a:hover {</text:p>
      <text:p text:style-name="Standard"><text:s text:c="4"/>background: var(--ef-success);</text:p>
      <text:p text:style-name="Standard">}</text:p>
      <text:p text:style-name="Standard"/>
      <text:p text:style-name="Standard">.user-css .calendar-presentation li.nav-item.active a {</text:p>
      <text:p text:style-name="Standard"><text:s text:c="4"/>background: var(--ef-success);</text:p>
      <text:p text:style-name="Standard">}</text:p>
      <text:p text:style-name="Standard"/>
      <text:p text:style-name="Standard">.user-css th.calendar-weekday <text:s/>{</text:p>
      <text:p text:style-name="Standard"><text:s text:c="4"/>font-size: 12px;</text:p>
      <text:p text:style-name="Standard"><text:s text:c="4"/>text-align: center;</text:p>
      <text:p text:style-name="Standard"><text:s text:c="4"/>font-family: var(--f3);</text:p>
      <text:p text:style-name="Standard"><text:s text:c="4"/>outline: 1px solid var(--ef-secondary-d);</text:p>
      <text:p text:style-name="Standard"><text:s text:c="4"/>background: var(--ef-success-d);</text:p>
      <text:p text:style-name="Standard">}</text:p>
      <text:p text:style-name="Standard"/>
      <text:p text:style-name="Standard">.user-css .calendar-presentation .tab-content .calendar-day{</text:p>
      <text:p text:style-name="Standard"><text:s text:c="4"/>background: var(--ef-light-l);</text:p>
      <text:p text:style-name="Standard"><text:s text:c="4"/>outline: 2px solid var(--ef-light-d);</text:p>
      <text:p text:style-name="Standard"><text:s text:c="4"/>padding: 10px!important;</text:p>
      <text:p text:style-name="Standard"><text:s text:c="4"/>text-align: left;</text:p>
      <text:p text:style-name="Standard"><text:s text:c="4"/>vertical-align: top;</text:p>
      <text:p text:style-name="Standard"><text:s text:c="4"/>hyphens: none;</text:p>
      <text:p text:style-name="Standard"><text:s text:c="4"/>color: var(--ef-light);</text:p>
      <text:p text:style-name="Standard"><text:s text:c="4"/>font-size: 13px;</text:p>
      <text:p text:style-name="Standard"><text:s text:c="4"/></text:p>
      <text:p text:style-name="Standard">}</text:p>
      <text:p text:style-name="Standard"/>
      <text:p text:style-name="Standard"/>
      <text:p text:style-name="Standard">.user-css .calendar-presentation .tab-content .calendar-day:hover{</text:p>
      <text:p text:style-name="Standard"><text:s text:c="4"/>background: var(--ef-white);</text:p>
      <text:p text:style-name="Standard"><text:soft-page-break/>}</text:p>
      <text:p text:style-name="Standard"/>
      <text:p text:style-name="Standard"/>
      <text:p text:style-name="Standard">.user-css .calendar-presentation table {</text:p>
      <text:p text:style-name="Standard"><text:s text:c="4"/>display: table;</text:p>
      <text:p text:style-name="Standard"><text:s text:c="4"/>table-layout: fixed;</text:p>
      <text:p text:style-name="Standard">}</text:p>
      <text:p text:style-name="Standard"/>
      <text:p text:style-name="Standard">.user-css .calendar-presentation .btn-secondary {</text:p>
      <text:p text:style-name="Standard"><text:s text:c="4"/>background: var(--ef-warning-d);</text:p>
      <text:p text:style-name="Standard"><text:s text:c="4"/>color: var(--ef-dark-d);</text:p>
      <text:p text:style-name="Standard"><text:s text:c="4"/>padding: 4px 7px;</text:p>
      <text:p text:style-name="Standard">}</text:p>
      <text:p text:style-name="Standard"/>
      <text:p text:style-name="Standard">.user-css .calendar-presentation .btn-secondary:hover {</text:p>
      <text:p text:style-name="Standard"><text:s text:c="4"/>background: var(--ef-danger);</text:p>
      <text:p text:style-name="Standard"><text:s text:c="4"/>color: var(--ef-dark-d);</text:p>
      <text:p text:style-name="Standard"><text:s text:c="4"/>padding: 4px 7px;</text:p>
      <text:p text:style-name="Standard">}</text:p>
      <text:p text:style-name="Standard"/>
      <text:p text:style-name="Standard">.user-css .calendar-presentation .calendar-day h3 {</text:p>
      <text:p text:style-name="Standard"><text:s text:c="4"/>font-size: 18px;</text:p>
      <text:p text:style-name="Standard"><text:s text:c="4"/>border-bottom: none;</text:p>
      <text:p text:style-name="Standard"><text:s text:c="4"/>margin-top: -5px;</text:p>
      <text:p text:style-name="Standard">}</text:p>
      <text:p text:style-name="Standard"/>
      <text:p text:style-name="Standard">.user-css .calendar-presentation .nav-pills{</text:p>
      <text:p text:style-name="Standard"><text:s text:c="4"/>margin-left: 10px;</text:p>
      <text:p text:style-name="Standard">}</text:p>
      <text:p text:style-name="Standard"/>
      <text:p text:style-name="Standard">.user-css .calendar-presentation .nav-pills .nav-item{</text:p>
      <text:p text:style-name="Standard"><text:s text:c="4"/>display: inline-table;</text:p>
      <text:p text:style-name="Standard"><text:s text:c="4"/>width: 19%; </text:p>
      <text:p text:style-name="Standard"><text:s text:c="4"/>margin: auto 1px;</text:p>
      <text:p text:style-name="Standard">}</text:p>
      <text:p text:style-name="Standard"/>
      <text:p text:style-name="Standard">.user-css .modal-content .article-panel {</text:p>
      <text:p text:style-name="Standard"><text:s text:c="4"/>background: var(--ef-secondary-d);</text:p>
      <text:p text:style-name="Standard">}</text:p>
      <text:p text:style-name="Standard"/>
      <text:p text:style-name="Standard">.user-css .modal-content .article-panel h5,</text:p>
      <text:p text:style-name="Standard">.user-css .modal-content .article-panel p{</text:p>
      <text:p text:style-name="Standard"><text:s text:c="8"/>color: var(--ef-light-l);</text:p>
      <text:p text:style-name="Standard">}</text:p>
      <text:p text:style-name="Standard"/>
      <text:p text:style-name="Standard">.user-css .calendar-presentation .btn.celestial-object {</text:p>
      <text:p text:style-name="Standard"><text:s text:c="4"/>background: transparent;</text:p>
      <text:p text:style-name="Standard">}</text:p>
      <text:p text:style-name="Standard"/>
      <text:p text:style-name="Standard"><text:soft-page-break/>.user-css .calendar-presentation .moon,</text:p>
      <text:p text:style-name="Standard">.user-css .calendar-presentation .moon-flip{</text:p>
      <text:p text:style-name="Standard"><text:s text:c="4"/>left: 4px;</text:p>
      <text:p text:style-name="Standard"><text:s text:c="4"/>width: 70%;</text:p>
      <text:p text:style-name="Standard"><text:s text:c="4"/>height: 70%;</text:p>
      <text:p text:style-name="Standard"><text:s text:c="4"/>bottom: 5px;</text:p>
      <text:p text:style-name="Standard">}</text:p>
      <text:p text:style-name="Standard"/>
      <text:p text:style-name="Standard">.user-css .calendar-presentation .celestial-icon {</text:p>
      <text:p text:style-name="Standard"><text:s text:c="4"/>left: 22%;</text:p>
      <text:p text:style-name="Standard"><text:s text:c="4"/>bottom: 27%;</text:p>
      <text:p text:style-name="Standard"><text:s text:c="3"/></text:p>
      <text:p text:style-name="Standard">}</text:p>
      <text:p text:style-name="Standard"/>
      <text:p text:style-name="Standard"/>
      <text:p text:style-name="Standard"/>
      <text:p text:style-name="Standard">.user-css .panel-greatgm,</text:p>
      <text:p text:style-name="Standard">.user-css .panel-generic-ggm{</text:p>
      <text:p text:style-name="Standard"><text:tab/>background-color: var(--ef-secondary);</text:p>
      <text:p text:style-name="Standard"><text:s text:c="4"/>border: 3px solid var(--ef-secondary-l);</text:p>
      <text:p text:style-name="Standard"><text:s text:c="4"/>border-radius: 15px;</text:p>
      <text:p text:style-name="Standard"><text:s text:c="4"/>box-shadow: inset 0px 0px 20px rgba(0, 0, 0, 0.75);</text:p>
      <text:p text:style-name="Standard"><text:s text:c="4"/>font-family: var(--f5);</text:p>
      <text:p text:style-name="Standard"><text:s text:c="4"/>font-style: normal!important;</text:p>
      <text:p text:style-name="Standard"><text:s text:c="4"/>font-size: 16px;</text:p>
      <text:p text:style-name="Standard"><text:s text:c="4"/>color: var(--ef-white);</text:p>
      <text:p text:style-name="Standard"><text:s text:c="4"/>margin: 20px 5px;</text:p>
      <text:p text:style-name="Standard">}</text:p>
      <text:p text:style-name="Standard"/>
      <text:p text:style-name="Standard">.user-css .panel-greatgm h2,</text:p>
      <text:p text:style-name="Standard">.user-css .panel-greatgm h3,</text:p>
      <text:p text:style-name="Standard">.user-css .panel-greatgm h4,</text:p>
      <text:p text:style-name="Standard">.user-css .panel-greatgm h5,</text:p>
      <text:p text:style-name="Standard">.user-css .panel-generic-ggm h2,</text:p>
      <text:p text:style-name="Standard">.user-css .panel-generic-ggm h3,</text:p>
      <text:p text:style-name="Standard">.user-css .panel-generic-ggm h4,</text:p>
      <text:p text:style-name="Standard">.user-css .panel-generic-ggm h5{</text:p>
      <text:p text:style-name="Standard"><text:s text:c="4"/>color: var(--ef-warning-l);</text:p>
      <text:p text:style-name="Standard">}</text:p>
      <text:p text:style-name="Standard"/>
      <text:p text:style-name="Standard">.user-css .copyright-attribution {</text:p>
      <text:p text:style-name="Standard"><text:s text:c="4"/>color: var(--ef-secondary-l);</text:p>
      <text:p text:style-name="Standard">} <text:s text:c="8"/></text:p>
      <text:p text:style-name="Standard"/>
      <text:p text:style-name="Standard"/>
      <text:p text:style-name="Standard">.user-css .bookcover .booktitle {</text:p>
      <text:p text:style-name="Standard"><text:s text:c="4"/>background-color: var(--ef-dark-d);</text:p>
      <text:p text:style-name="Standard"><text:s text:c="4"/>color: var(--ef-light-l);</text:p>
      <text:p text:style-name="Standard">}</text:p>
      <text:p text:style-name="Standard"><text:soft-page-break/></text:p>
      <text:p text:style-name="Standard">.user-css .bookcover a:hover .booktitle {</text:p>
      <text:p text:style-name="Standard"><text:s text:c="4"/>background-color: var(--ef-dark);</text:p>
      <text:p text:style-name="Standard"><text:s text:c="4"/>color: var(--ef-light);</text:p>
      <text:p text:style-name="Standard">}</text:p>
      <text:p text:style-name="Standard"/>
      <text:p text:style-name="Standard"/>
      <text:p text:style-name="Standard">/* excerpt */</text:p>
      <text:p text:style-name="Standard">.user-css .bookcover a:hover .excerpt {</text:p>
      <text:p text:style-name="Standard"><text:s text:c="4"/>display: block;</text:p>
      <text:p text:style-name="Standard"><text:s text:c="4"/>position: absolute;</text:p>
      <text:p text:style-name="Standard"><text:s text:c="4"/>top: 10%;</text:p>
      <text:p text:style-name="Standard"><text:s text:c="4"/>width: 200px;</text:p>
      <text:p text:style-name="Standard"><text:s text:c="4"/>padding: 5px 20px;</text:p>
      <text:p text:style-name="Standard"><text:s text:c="4"/>left: 0px;</text:p>
      <text:p text:style-name="Standard"><text:s text:c="4"/>color: #fff;</text:p>
      <text:p text:style-name="Standard"><text:s text:c="4"/>text-align: left;</text:p>
      <text:p text:style-name="Standard"><text:s text:c="4"/>font-size: 14px;</text:p>
      <text:p text:style-name="Standard">}</text:p>
      <text:p text:style-name="Standard"/>
      <text:p text:style-name="Standard">/* main bookcover shape*/</text:p>
      <text:p text:style-name="Standard">.user-css .bookcover,</text:p>
      <text:p text:style-name="Standard">.user-css .bookcover:hover{</text:p>
      <text:p text:style-name="Standard"><text:s text:c="4"/>margin: 10px;</text:p>
      <text:p text:style-name="Standard"><text:s text:c="4"/>display: inline-block;</text:p>
      <text:p text:style-name="Standard"><text:s text:c="4"/>width: 200px;</text:p>
      <text:p text:style-name="Standard"><text:s text:c="4"/>text-align: center;</text:p>
      <text:p text:style-name="Standard"><text:s text:c="4"/>position: relative;</text:p>
      <text:p text:style-name="Standard"><text:s text:c="4"/>height: auto;</text:p>
      <text:p text:style-name="Standard"><text:s text:c="4"/>background: #000;</text:p>
      <text:p text:style-name="Standard">}</text:p>
      <text:p text:style-name="Standard"/>
      <text:p text:style-name="Standard">.user-css .bookcase {</text:p>
      <text:p text:style-name="Standard"><text:s text:c="4"/>filter: drop-shadow(3px 5px 5px rgba(0, 0, 0, 0.7));</text:p>
      <text:p text:style-name="Standard"><text:s text:c="4"/>margin-bottom: 25px;</text:p>
      <text:p text:style-name="Standard">}</text:p>
      <text:p text:style-name="Standard"/>
      <text:p text:style-name="Standard">.user-css .bookcover a:hover img {</text:p>
      <text:p text:style-name="Standard"><text:s text:c="2"/>opacity: 0; </text:p>
      <text:p text:style-name="Standard"><text:s text:c="4"/>transition: opacity 1s;</text:p>
      <text:p text:style-name="Standard">}</text:p>
      <text:p text:style-name="Standard"/>
      <text:p text:style-name="Standard"/>
      <text:p text:style-name="Standard"/>
      <text:p text:style-name="Standard">.user-css-whitelabel {</text:p>
      <text:p text:style-name="Standard"><text:s text:c="4"/>-webkit-box-shadow: 10px 20px 25px 0px rgba(0,0,0,0.5);</text:p>
      <text:p text:style-name="Standard"><text:s text:c="4"/>-moz-box-shadow: 10px 20px 25px 0px rgba(0,0,0,0.5);</text:p>
      <text:p text:style-name="Standard"><text:s text:c="4"/>box-shadow: 10px 20px 25px 0px rgba(0,0,0,0.5); <text:s text:c="2"/></text:p>
      <text:p text:style-name="Standard">}</text:p>
      <text:p text:style-name="Standard"><text:soft-page-break/></text:p>
      <text:p text:style-name="Standard">.user-css-whitelabel a {</text:p>
      <text:p text:style-name="Standard"><text:s text:c="4"/>color: var(--ef-primary)!important;</text:p>
      <text:p text:style-name="Standard">}</text:p>
      <text:p text:style-name="Standard"/>
      <text:p text:style-name="Standard">.user-css-presentation .carousel-caption h3 {</text:p>
      <text:p text:style-name="Standard"><text:s text:c="4"/>color: var(--ef-white);</text:p>
      <text:p text:style-name="Standard"><text:s text:c="4"/>font-family: var(--f3);</text:p>
      <text:p text:style-name="Standard">}</text:p>
      <text:p text:style-name="Standard"/>
      <text:p text:style-name="Standard">.user-css-presentation .carousel-caption p {</text:p>
      <text:p text:style-name="Standard"><text:s text:c="4"/>color: var(--ef-white);</text:p>
      <text:p text:style-name="Standard"><text:s text:c="4"/>font-family: var(--f5);</text:p>
      <text:p text:style-name="Standard"><text:s text:c="4"/>background: none;</text:p>
      <text:p text:style-name="Standard">}</text:p>
      <text:p text:style-name="Standard"/>
      <text:p text:style-name="Standard">.user-css-presentation .dictionary-word-search {</text:p>
      <text:p text:style-name="Standard"><text:s text:c="4"/>background: transparent;</text:p>
      <text:p text:style-name="Standard"><text:s text:c="4"/>color: var(--ef-dark-d)</text:p>
      <text:p text:style-name="Standard">}</text:p>
      <text:p text:style-name="Standard"/>
      <text:p text:style-name="Standard">.user-css .article-content .user-css-secret p {</text:p>
      <text:p text:style-name="Standard"><text:s text:c="4"/>color: var(--ef-white);</text:p>
      <text:p text:style-name="Standard">}</text:p>
      <text:p text:style-name="Standard"/>
      <text:p text:style-name="Standard">.user-css-secret a {</text:p>
      <text:p text:style-name="Standard"><text:s text:c="4"/>color: var(--ef-warning-l);</text:p>
      <text:p text:style-name="Standard">}</text:p>
      <text:p text:style-name="Standard"/>
      <text:p text:style-name="Standard">.user-css .table{</text:p>
      <text:p text:style-name="Standard"><text:s text:c="4"/>table-layout: fixed;</text:p>
      <text:p text:style-name="Standard"><text:s text:c="4"/>width: 100%;</text:p>
      <text:p text:style-name="Standard">}</text:p>
      <text:p text:style-name="Standard"/>
      <text:p text:style-name="Standard">.user-css th,</text:p>
      <text:p text:style-name="Standard">.user-css td {</text:p>
      <text:p text:style-name="Standard"><text:s text:c="4"/>word-wrap: break-word;</text:p>
      <text:p text:style-name="Standard">}</text:p>
      <text:p text:style-name="Standard"/>
      <text:p text:style-name="Standard">.user-css-extended .comment-box {</text:p>
      <text:p text:style-name="Standard"><text:s text:c="4"/>color: var(--ef-dark);</text:p>
      <text:p text:style-name="Standard">}<text:span text:style-name="T1">*/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lgun Gothic" svg:font-family="'Malgun Gothic'" style:font-family-generic="system" style:font-pitch="variable"/>
    <style:font-face style:name="Mangal" svg:font-family="Mangal"/>
    <style:font-face style:name="Mangal1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Malgun Gothic" style:font-size-asian="10.5pt" style:language-asian="ko" style:country-asian="KR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Malgun Gothic" style:font-size-asian="10.5pt" style:language-asian="ko" style:country-asian="KR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algun Gothic" style:font-family-asian="'Malgun Gothic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11T20:26:06.422000000</meta:creation-date>
    <dc:date>2023-02-11T20:51:14.704000000</dc:date>
    <meta:editing-duration>PT25M18S</meta:editing-duration>
    <meta:editing-cycles>2</meta:editing-cycles>
    <meta:generator>LibreOffice/7.5.0.3$Windows_X86_64 LibreOffice_project/c21113d003cd3efa8c53188764377a8272d9d6de</meta:generator>
    <meta:document-statistic meta:table-count="0" meta:image-count="0" meta:object-count="0" meta:page-count="53" meta:paragraph-count="2102" meta:word-count="5460" meta:character-count="56241" meta:non-whitespace-character-count="48799"/>
  </office:meta>
</office:document-meta>
</file>